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8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1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12" style:family="paragraph" style:parent-style-name="Standard">
      <style:paragraph-properties fo:text-align="center" style:justify-single-word="false" fo:orphans="2" fo:widows="2"/>
      <style:text-properties fo:color="#ffffff" style:font-name="Mono" fo:font-size="12pt" officeooo:paragraph-rsid="00149ac7" fo:background-color="#111111" style:font-size-asian="12pt" style:font-size-complex="12pt"/>
    </style:style>
    <style:style style:name="P1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14" style:family="paragraph" style:parent-style-name="Standard">
      <style:paragraph-properties fo:orphans="2" fo:widows="2"/>
      <style:text-properties fo:color="#000000" style:font-name="Liberation Serif" fo:font-size="22pt" fo:language="pt" fo:country="BR" officeooo:rsid="000e263a" officeooo:paragraph-rsid="000e263a" style:font-size-asian="22pt" style:font-size-complex="22pt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22pt" officeooo:rsid="0054699d" officeooo:paragraph-rsid="0054699d" style:font-size-asian="22pt" style:font-size-complex="22pt"/>
    </style:style>
    <style:style style:name="P116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2c0c0" officeooo:paragraph-rsid="0012c0c0" style:font-size-asian="14pt" style:font-size-complex="14pt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paragraph-rsid="00ec8c5c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rsid="00c0bc84" officeooo:paragraph-rsid="00ec8c5c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officeooo:rsid="00667fab" officeooo:paragraph-rsid="00667fab"/>
    </style:style>
    <style:style style:name="P120" style:family="paragraph" style:parent-style-name="Standard">
      <style:paragraph-properties fo:orphans="2" fo:widows="2"/>
      <style:text-properties style:font-name="Liberation Serif" officeooo:paragraph-rsid="0146e991"/>
    </style:style>
    <style:style style:name="P121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127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129" style:family="paragraph" style:parent-style-name="Standard">
      <style:paragraph-properties style:line-height-at-least="0.582cm"/>
      <style:text-properties fo:color="#d4d4d4" style:font-name="Liberation Serif" fo:background-color="#1e1e1e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Liberation Serif" fo:font-size="12pt" fo:font-weight="normal" officeooo:paragraph-rsid="00e9fe2b" fo:background-color="#1e1e1e"/>
    </style:style>
    <style:style style:name="P131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132" style:family="paragraph" style:parent-style-name="Standard">
      <style:paragraph-properties fo:line-height="100%"/>
      <style:text-properties fo:color="#d4d4d4" style:font-name="Mono" fo:background-color="#1e1e1e"/>
    </style:style>
    <style:style style:name="P133" style:family="paragraph" style:parent-style-name="Standard">
      <loext:graphic-properties draw:fill="none"/>
      <style:paragraph-properties fo:background-color="transparent"/>
    </style:style>
    <style:style style:name="P134" style:family="paragraph" style:parent-style-name="Standard">
      <style:paragraph-properties fo:orphans="2" fo:widows="2"/>
      <style:text-properties officeooo:paragraph-rsid="00887e07"/>
    </style:style>
    <style:style style:name="P13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3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3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3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7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4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14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5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5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Mono" fo:font-size="11pt" fo:font-weight="normal" officeooo:paragraph-rsid="00652469" fo:background-color="#1e1e1e" style:font-size-asian="11pt" style:font-size-complex="11pt"/>
    </style:style>
    <style:style style:name="P15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15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5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6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4pt" fo:language="pt" fo:country="BR" officeooo:rsid="0015187d" officeooo:paragraph-rsid="0015187d" style:font-size-asian="14pt" style:font-size-complex="14pt"/>
    </style:style>
    <style:style style:name="P16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0261f5" officeooo:paragraph-rsid="0146e991" style:font-size-asian="14pt" style:font-size-complex="14pt"/>
    </style:style>
    <style:style style:name="P16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146e991" officeooo:paragraph-rsid="0146e991" style:font-size-asian="14pt" style:font-size-complex="14pt"/>
    </style:style>
    <style:style style:name="P16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146e991" style:font-size-asian="14pt" style:font-size-complex="14pt"/>
    </style:style>
    <style:style style:name="P16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40f40" style:font-size-asian="14pt" style:font-size-complex="14pt"/>
    </style:style>
    <style:style style:name="P16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93693" style:font-size-asian="14pt" style:font-size-complex="14pt"/>
    </style:style>
    <style:style style:name="P1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6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7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17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17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7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90" style:family="paragraph" style:parent-style-name="Preformatted_20_Text">
      <style:text-properties officeooo:paragraph-rsid="00ec8c5c"/>
    </style:style>
    <style:style style:name="P191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92" style:family="paragraph" style:parent-style-name="Text_20_body">
      <style:text-properties fo:font-variant="normal" fo:text-transform="none" fo:color="#ce181e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93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94" style:family="paragraph" style:parent-style-name="Text_20_body">
      <style:text-properties officeooo:paragraph-rsid="00ec8c5c"/>
    </style:style>
    <style:style style:name="P19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6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9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5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1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17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8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20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1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22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2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24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25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style:font-name="Liberation Serif"/>
    </style:style>
    <style:style style:name="P226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27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28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29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30" style:family="paragraph" style:parent-style-name="Heading_20_2">
      <style:paragraph-properties fo:margin-top="0cm" fo:margin-bottom="0cm" loext:contextual-spacing="false" fo:text-align="start" style:justify-single-word="false" fo:orphans="2" fo:widows="2" fo:break-before="page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31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32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5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3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3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3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40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4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24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2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5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5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57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5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style:font-name="Liberation Serif" officeooo:rsid="0049ad48" officeooo:paragraph-rsid="006fc144"/>
    </style:style>
    <style:style style:name="P26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64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66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loext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6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26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27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271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style:font-name="Liberation Serif" fo:font-size="14pt" fo:font-weight="normal" officeooo:paragraph-rsid="00ec8c5c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76" style:family="paragraph" style:parent-style-name="Preformatted_20_Text" style:master-page-name="">
      <loext:graphic-properties draw:fill="none"/>
      <style:paragraph-properties fo:margin-left="0cm" fo:margin-right="-0.7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78" style:family="paragraph" style:parent-style-name="Standard" style:list-style-name="L2">
      <style:paragraph-properties fo:orphans="2" fo:widows="2"/>
      <style:text-properties style:font-name="Liberation Serif" officeooo:paragraph-rsid="000e263a"/>
    </style:style>
    <style:style style:name="P279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80" style:family="paragraph" style:parent-style-name="Standard" style:list-style-name="L4">
      <style:paragraph-properties fo:text-align="start" style:justify-single-word="false" fo:orphans="2" fo:widows="2"/>
      <style:text-properties style:font-name="Liberation Serif" officeooo:paragraph-rsid="008b27da"/>
    </style:style>
    <style:style style:name="P281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d9ffd9"/>
    </style:style>
    <style:style style:name="P282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3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8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5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6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7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88" style:family="paragraph" style:parent-style-name="Standard" style:list-style-name="L1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89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90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9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05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0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0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8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1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14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0e263a" style:font-size-asian="14pt" style:font-size-complex="14pt"/>
    </style:style>
    <style:style style:name="P316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149ac7" style:font-size-asian="14pt" style:font-size-complex="14pt"/>
    </style:style>
    <style:style style:name="P317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31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1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20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21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22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2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4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25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26" style:family="paragraph" style:parent-style-name="Standard" style:list-style-name="L7"/>
    <style:style style:name="P32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2b4e02" officeooo:paragraph-rsid="002b4e02"/>
    </style:style>
    <style:style style:name="P328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16d8f" officeooo:paragraph-rsid="008f4276"/>
    </style:style>
    <style:style style:name="P329" style:family="paragraph" style:parent-style-name="Standard" style:list-style-name="L30">
      <style:paragraph-properties fo:orphans="2" fo:widows="2"/>
      <style:text-properties officeooo:paragraph-rsid="01793526"/>
    </style:style>
    <style:style style:name="P330" style:family="paragraph" style:parent-style-name="Standard" style:list-style-name="L30">
      <style:paragraph-properties fo:orphans="2" fo:widows="2"/>
      <style:text-properties officeooo:rsid="01793526" officeooo:paragraph-rsid="01793526"/>
    </style:style>
    <style:style style:name="P331" style:family="paragraph" style:parent-style-name="Standard" style:list-style-name="L7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 style:list-style-name="L7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3" style:family="paragraph" style:parent-style-name="Standard" style:list-style-name="L10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4" style:family="paragraph" style:parent-style-name="Standard" style:list-style-name="L26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0ec8c5c"/>
    </style:style>
    <style:style style:name="P335" style:family="paragraph" style:parent-style-name="Standard" style:list-style-name="L14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style:font-name="Liberation Serif" officeooo:rsid="0032ca44" officeooo:paragraph-rsid="0032ca44"/>
    </style:style>
    <style:style style:name="P336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Liberation Serif" officeooo:rsid="00357545" officeooo:paragraph-rsid="00357545"/>
    </style:style>
    <style:style style:name="P337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38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339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340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341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342" style:family="paragraph" style:parent-style-name="Standard" style:list-style-name="L28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3" style:family="paragraph" style:parent-style-name="Text_20_body" style:list-style-name="L20">
      <style:text-properties style:font-name="Liberation Seri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093693" style:font-size-asian="14pt" style:font-size-complex="14pt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ize-complex="14pt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3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4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14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14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5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4" style:family="text">
      <style:text-properties fo:font-variant="normal" fo:text-transform="none" fo:color="#000000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T17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8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8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9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36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7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38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39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40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41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42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2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000000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70" style:family="text">
      <style:text-properties fo:font-variant="normal" fo:text-transform="none" fo:color="#000000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bf004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72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bf0041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bf0041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bf0041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0" style:family="text">
      <style:text-properties fo:font-variant="normal" fo:text-transform="none" fo:color="#bf004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81" style:family="text">
      <style:text-properties fo:font-variant="normal" fo:text-transform="none" fo:color="#bf0041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82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bf0041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86" style:family="text">
      <style:text-properties fo:font-variant="normal" fo:text-transform="none" fo:color="#bf0041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87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8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0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2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5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6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97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98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9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0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1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2" style:family="text">
      <style:text-properties fo:font-variant="normal" fo:text-transform="none" fo:color="#bf0041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05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6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9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4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color="#ce181e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color="#ce181e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8" style:family="text">
      <style:text-properties fo:font-variant="normal" fo:text-transform="none" fo:color="#ce181e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ce181e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ce181e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1" style:family="text">
      <style:text-properties fo:font-variant="normal" fo:text-transform="none" fo:color="#ce181e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ce181e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23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6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7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0" style:family="text">
      <style:text-properties fo:font-variant="normal" fo:text-transform="none" fo:color="#ce181e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1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32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33" style:family="text">
      <style:text-properties fo:font-variant="normal" fo:text-transform="none" fo:color="#d1949e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34" style:family="text">
      <style:text-properties fo:font-variant="normal" fo:text-transform="none" fo:color="#ffffff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35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7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8" style:family="text">
      <style:text-properties fo:font-variant="normal" fo:text-transform="none" fo:color="#ffffff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39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ffffff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2" style:family="text">
      <style:text-properties fo:font-variant="normal" fo:text-transform="none" fo:color="#ffffff" style:font-name="Liberation Serif" fo:font-size="13.5pt" fo:letter-spacing="normal" fo:font-style="normal" fo:font-weight="normal" loext:padding="0cm" loext:border="none"/>
    </style:style>
    <style:style style:name="T443" style:family="text">
      <style:text-properties fo:font-variant="normal" fo:text-transform="none" fo:color="#ffffff" style:font-name="Liberation Serif" fo:letter-spacing="normal" loext:padding="0cm" loext:border="none"/>
    </style:style>
    <style:style style:name="T444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6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7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48" style:family="text">
      <style:text-properties fo:font-variant="normal" fo:text-transform="none" fo:color="#ffffff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49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0" style:family="text">
      <style:text-properties fo:font-variant="normal" fo:text-transform="none" fo:color="#ffffff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51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52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ffffff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55" style:family="text">
      <style:text-properties fo:font-variant="normal" fo:text-transform="none" fo:color="#ffffff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56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3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4" style:family="text">
      <style:text-properties fo:font-variant="normal" fo:text-transform="none" fo:color="#569cd6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6" style:family="text">
      <style:text-properties fo:font-variant="normal" fo:text-transform="none" fo:color="#9cdcf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9cdcf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9" style:family="text">
      <style:text-properties fo:font-variant="normal" fo:text-transform="none" fo:color="#ce9178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71" style:family="text">
      <style:text-properties fo:font-variant="normal" fo:text-transform="none" fo:color="#ffff00" fo:letter-spacing="normal" fo:language="pt" fo:country="BR" fo:font-style="normal" fo:font-weight="bold" officeooo:rsid="000e263a" style:font-weight-asian="bold" style:font-weight-complex="bold"/>
    </style:style>
    <style:style style:name="T472" style:family="text">
      <style:text-properties fo:font-variant="normal" fo:text-transform="none" fo:color="#ffff00" fo:letter-spacing="normal" fo:language="pt" fo:country="BR" fo:font-style="normal" fo:font-weight="normal" officeooo:rsid="000e263a" style:font-weight-asian="normal" style:font-weight-complex="normal"/>
    </style:style>
    <style:style style:name="T473" style:family="text">
      <style:text-properties fo:font-variant="normal" fo:text-transform="none" fo:color="#ffff00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5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6" style:family="text">
      <style:text-properties fo:font-variant="normal" fo:text-transform="none" fo:color="#ffff00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77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8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9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0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81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2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3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4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5" style:family="text">
      <style:text-properties fo:font-variant="normal" fo:text-transform="none" fo:color="#ffff00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ffff00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7" style:family="text">
      <style:text-properties fo:font-variant="normal" fo:text-transform="none" fo:color="#34ff37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8" style:family="text">
      <style:text-properties fo:font-variant="normal" fo:text-transform="none" fo:color="#34ff37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04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34ff37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6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07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08" style:family="text">
      <style:text-properties fo:font-variant="normal" fo:text-transform="none" fo:color="#34ff37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09" style:family="text">
      <style:text-properties fo:font-variant="normal" fo:text-transform="none" fo:color="#34ff37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10" style:family="text">
      <style:text-properties fo:font-variant="normal" fo:text-transform="none" fo:color="#34ff37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11" style:family="text">
      <style:text-properties fo:font-variant="normal" fo:text-transform="none" fo:color="#34ff37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12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fo:color="#2a6099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5" style:family="text">
      <style:text-properties fo:font-variant="normal" fo:text-transform="none" fo:color="#2a6099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16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7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18" style:family="text">
      <style:text-properties fo:font-variant="normal" fo:text-transform="none" fo:color="#2a6099" style:font-name="Mono" fo:letter-spacing="normal" fo:font-style="normal" fo:font-weight="bold" style:font-weight-asian="bold" style:font-weight-complex="bold"/>
    </style:style>
    <style:style style:name="T519" style:family="text">
      <style:text-properties fo:font-variant="normal" fo:text-transform="none" fo:color="#2a6099" style:font-name="Mono" fo:letter-spacing="normal" fo:font-style="normal" fo:font-weight="bold" officeooo:rsid="0020a7a9" style:font-weight-asian="bold" style:font-weight-complex="bold"/>
    </style:style>
    <style:style style:name="T520" style:family="text">
      <style:text-properties fo:font-variant="normal" fo:text-transform="none" fo:color="#2a6099" style:font-name="Mono" fo:letter-spacing="normal" fo:font-style="normal" fo:font-weight="bold" officeooo:rsid="00149ac7" style:font-weight-asian="bold" style:font-weight-complex="bold"/>
    </style:style>
    <style:style style:name="T521" style:family="text">
      <style:text-properties fo:font-variant="normal" fo:text-transform="none" fo:color="#2a6099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2" style:family="text">
      <style:text-properties fo:font-variant="normal" fo:text-transform="none" fo:color="#2a6099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23" style:family="text">
      <style:text-properties fo:font-variant="normal" fo:text-transform="none" fo:color="#2a6099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25" style:family="text">
      <style:text-properties fo:font-variant="normal" fo:text-transform="none" fo:color="#2a6099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2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3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3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3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35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7" style:family="text">
      <style:text-properties fo:font-variant="normal" fo:text-transform="none" fo:color="#2a6099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38" style:family="text">
      <style:text-properties fo:font-variant="normal" fo:text-transform="none" fo:color="#2a6099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9" style:family="text">
      <style:text-properties fo:font-variant="normal" fo:text-transform="none" fo:color="#2a6099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40" style:family="text">
      <style:text-properties fo:font-variant="normal" fo:text-transform="none" fo:color="#6255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1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2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3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4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5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6" style:family="text">
      <style:text-properties fo:font-variant="normal" fo:text-transform="none" fo:color="#e16173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47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color="#0008ff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49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50" style:family="text">
      <style:text-properties fo:font-variant="normal" fo:text-transform="none" fo:color="#81d41a" style:font-name="Liberation Serif" fo:font-size="13.5pt" fo:letter-spacing="normal" fo:font-style="normal" fo:font-weight="normal" loext:padding="0cm" loext:border="none"/>
    </style:style>
    <style:style style:name="T551" style:family="text">
      <style:text-properties fo:font-variant="normal" fo:text-transform="none" fo:color="#80008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3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4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56" style:family="text">
      <style:text-properties fo:font-variant="normal" fo:text-transform="none" fo:color="#ff0000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7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59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60" style:family="text">
      <style:text-properties fo:font-style="italic" officeooo:rsid="0016779b" style:font-style-asian="italic" style:font-style-complex="italic"/>
    </style:style>
    <style:style style:name="T561" style:family="text">
      <style:text-properties fo:font-weight="bold"/>
    </style:style>
    <style:style style:name="T562" style:family="text">
      <style:text-properties fo:font-weight="bold" style:font-style-asian="italic" style:font-weight-asian="bold" style:font-style-complex="italic" style:font-weight-complex="bold"/>
    </style:style>
    <style:style style:name="T5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officeooo:rsid="00b9d2dc" style:font-weight-asian="bold" style:font-weight-complex="bold"/>
    </style:style>
    <style:style style:name="T566" style:family="text">
      <style:text-properties fo:font-weight="bold" officeooo:rsid="0095269c" style:font-weight-asian="bold" style:font-weight-complex="bold"/>
    </style:style>
    <style:style style:name="T567" style:family="text">
      <style:text-properties fo:font-weight="bold" officeooo:rsid="00652469" style:font-weight-asian="bold" style:font-weight-complex="bold"/>
    </style:style>
    <style:style style:name="T568" style:family="text">
      <style:text-properties fo:font-weight="bold" officeooo:rsid="010d63a9" style:font-weight-asian="bold" style:font-weight-complex="bold"/>
    </style:style>
    <style:style style:name="T569" style:family="text">
      <style:text-properties fo:font-weight="bold" style:font-size-asian="12.25pt" style:font-weight-asian="bold" style:font-weight-complex="bold"/>
    </style:style>
    <style:style style:name="T570" style:family="text">
      <style:text-properties fo:font-weight="bold" officeooo:rsid="0054699d" style:font-size-asian="12.25pt" style:font-weight-asian="bold" style:font-weight-complex="bold"/>
    </style:style>
    <style:style style:name="T571" style:family="text">
      <style:text-properties fo:font-weight="bold" style:font-style-asian="normal" style:font-weight-asian="bold" style:font-style-complex="normal" style:font-weight-complex="bold"/>
    </style:style>
    <style:style style:name="T572" style:family="text">
      <style:text-properties fo:color="#bf0041"/>
    </style:style>
    <style:style style:name="T573" style:family="text">
      <style:text-properties fo:color="#bf0041" fo:font-weight="bold" style:font-weight-asian="bold" style:font-weight-complex="bold"/>
    </style:style>
    <style:style style:name="T574" style:family="text">
      <style:text-properties fo:color="#bf0041" officeooo:rsid="00e6c8b9"/>
    </style:style>
    <style:style style:name="T575" style:family="text">
      <style:text-properties fo:color="#bf0041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76" style:family="text">
      <style:text-properties fo:color="#bf0041" style:font-name="Liberation Serif" fo:font-weight="bold" fo:background-color="transparent" loext:char-shading-value="0" style:font-weight-asian="bold" style:font-weight-complex="bold" loext:padding="0cm" loext:border="none"/>
    </style:style>
    <style:style style:name="T577" style:family="text">
      <style:text-properties fo:color="#bf0041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78" style:family="text">
      <style:text-properties fo:color="#bf0041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79" style:family="text">
      <style:text-properties fo:color="#bf0041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80" style:family="text">
      <style:text-properties fo:color="#bf0041" style:font-name="Liberation Serif" fo:font-weight="bold" officeooo:rsid="00af9afb" style:font-weight-asian="bold" style:font-weight-complex="bold" loext:padding="0cm" loext:border="none"/>
    </style:style>
    <style:style style:name="T581" style:family="text">
      <style:text-properties fo:color="#bf0041" style:font-name="Liberation Serif" fo:font-weight="bold" officeooo:rsid="00b9d2dc" style:font-weight-asian="bold" style:font-weight-complex="bold" loext:padding="0cm" loext:border="none"/>
    </style:style>
    <style:style style:name="T582" style:family="text">
      <style:text-properties fo:color="#bf0041" style:font-name="Mono" fo:font-weight="bold" style:font-weight-asian="bold" style:font-weight-complex="bold"/>
    </style:style>
    <style:style style:name="T583" style:family="text">
      <style:text-properties style:font-style-asian="italic" style:font-style-complex="italic"/>
    </style:style>
    <style:style style:name="T584" style:family="text">
      <style:text-properties officeooo:rsid="001807cc" style:font-style-asian="italic" style:font-style-complex="italic"/>
    </style:style>
    <style:style style:name="T585" style:family="text">
      <style:text-properties officeooo:rsid="0016779b" style:font-style-asian="italic" style:font-style-complex="italic"/>
    </style:style>
    <style:style style:name="T586" style:family="text">
      <style:text-properties officeooo:rsid="00d9ffd9" style:font-style-asian="italic" style:font-style-complex="italic"/>
    </style:style>
    <style:style style:name="T587" style:family="text">
      <style:text-properties officeooo:rsid="01305f4a" style:font-style-asian="italic" style:font-style-complex="italic"/>
    </style:style>
    <style:style style:name="T588" style:family="text">
      <style:text-properties fo:color="#000000" officeooo:rsid="001f73f1"/>
    </style:style>
    <style:style style:name="T589" style:family="text">
      <style:text-properties fo:color="#000000" fo:font-weight="normal" officeooo:rsid="0128bbd9" style:font-weight-asian="normal" style:font-weight-complex="normal"/>
    </style:style>
    <style:style style:name="T590" style:family="text">
      <style:text-properties fo:color="#000000" fo:font-weight="normal" officeooo:rsid="001907f2" style:font-weight-asian="normal" style:font-weight-complex="normal"/>
    </style:style>
    <style:style style:name="T591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592" style:family="text">
      <style:text-properties fo:color="#000000" fo:font-style="normal" fo:font-weight="normal" officeooo:rsid="001b1420" style:font-style-asian="normal" style:font-weight-asian="normal" style:font-style-complex="normal" style:font-weight-complex="normal"/>
    </style:style>
    <style:style style:name="T593" style:family="text">
      <style:text-properties fo:color="#000000" fo:font-style="normal" fo:font-weight="normal" officeooo:rsid="014c46d8" style:font-style-asian="normal" style:font-weight-asian="normal" style:font-style-complex="normal" style:font-weight-complex="normal"/>
    </style:style>
    <style:style style:name="T594" style:family="text">
      <style:text-properties fo:color="#000000" fo:font-style="normal" fo:font-weight="normal" officeooo:rsid="014d3b49" style:font-style-asian="normal" style:font-weight-asian="normal" style:font-style-complex="normal" style:font-weight-complex="normal"/>
    </style:style>
    <style:style style:name="T595" style:family="text">
      <style:text-properties fo:color="#000000" fo:font-style="normal" officeooo:rsid="001b1420" style:font-style-asian="normal" style:font-style-complex="normal"/>
    </style:style>
    <style:style style:name="T596" style:family="text">
      <style:text-properties fo:color="#000000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97" style:family="text">
      <style:text-properties fo:color="#000000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98" style:family="text">
      <style:text-properties fo:color="#000000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99" style:family="text">
      <style:text-properties fo:color="#000000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00" style:family="text">
      <style:text-properties fo:color="#000000" style:text-underline-style="none" officeooo:rsid="0128bbd9"/>
    </style:style>
    <style:style style:name="T601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02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603" style:family="text">
      <style:text-properties fo:color="#000000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04" style:family="text">
      <style:text-properties fo:color="#000000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05" style:family="text">
      <style:text-properties fo:color="#000000" style:font-name="Liberation Serif" fo:font-weight="normal" officeooo:rsid="00eb718c" style:font-weight-asian="normal" style:font-weight-complex="normal"/>
    </style:style>
    <style:style style:name="T606" style:family="text">
      <style:text-properties fo:color="#000000" style:font-name="Liberation Serif" fo:font-weight="normal" officeooo:rsid="001907f2" style:font-style-asian="italic" style:font-weight-asian="normal" style:font-style-complex="italic" style:font-weight-complex="normal"/>
    </style:style>
    <style:style style:name="T607" style:family="text">
      <style:text-properties fo:color="#000000" style:font-name="Liberation Serif" fo:font-weight="normal" officeooo:rsid="014c46d8" style:font-style-asian="italic" style:font-weight-asian="normal" style:font-style-complex="italic" style:font-weight-complex="normal"/>
    </style:style>
    <style:style style:name="T608" style:family="text">
      <style:text-properties fo:color="#000000" style:font-name="Liberation Serif" style:text-underline-style="none" fo:font-weight="normal" officeooo:rsid="00eec086" style:font-weight-asian="normal" style:font-weight-complex="normal"/>
    </style:style>
    <style:style style:name="T609" style:family="text">
      <style:text-properties fo:color="#000000" style:font-name="Liberation Serif" style:text-underline-style="none" fo:font-weight="normal" officeooo:rsid="00eb718c" style:font-weight-asian="normal" style:font-weight-complex="normal"/>
    </style:style>
    <style:style style:name="T610" style:family="text">
      <style:text-properties fo:color="#000000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11" style:family="text">
      <style:text-properties fo:color="#000000" style:font-name="Liberation Serif" fo:font-style="normal" officeooo:rsid="00eb718c" style:font-style-asian="normal" style:font-style-complex="normal" loext:padding="0cm" loext:border="none"/>
    </style:style>
    <style:style style:name="T612" style:family="text">
      <style:text-properties fo:color="#000000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13" style:family="text">
      <style:text-properties fo:color="#000000" style:font-name="Liberation Serif" fo:font-size="14pt" fo:language="pt" fo:country="BR" officeooo:rsid="000261f5" style:font-size-asian="14pt" style:font-size-complex="14pt"/>
    </style:style>
    <style:style style:name="T614" style:family="text">
      <style:text-properties fo:color="#000000" style:font-name="Liberation Serif" fo:font-size="14pt" fo:language="pt" fo:country="BR" officeooo:rsid="00040f40" style:font-size-asian="14pt" style:font-size-complex="14pt"/>
    </style:style>
    <style:style style:name="T615" style:family="text">
      <style:text-properties fo:color="#000000" style:font-name="Liberation Serif" fo:font-size="14pt" fo:language="pt" fo:country="BR" officeooo:rsid="0169c4a8" style:font-size-asian="14pt" style:font-size-complex="14pt"/>
    </style:style>
    <style:style style:name="T616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617" style:family="text">
      <style:text-properties fo:color="#000000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18" style:family="text">
      <style:text-properties fo:color="#000000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19" style:family="text">
      <style:text-properties fo:color="#000000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20" style:family="text">
      <style:text-properties fo:color="#000000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21" style:family="text">
      <style:text-properties fo:color="#000000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22" style:family="text">
      <style:text-properties fo:color="#000000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23" style:family="text">
      <style:text-properties style:text-underline-style="solid" style:text-underline-width="auto" style:text-underline-color="font-color"/>
    </style:style>
    <style:style style:name="T624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27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28" style:family="text">
      <style:text-properties style:text-underline-style="solid" style:text-underline-width="auto" style:text-underline-color="font-color" officeooo:rsid="002586db"/>
    </style:style>
    <style:style style:name="T629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32" style:family="text">
      <style:text-properties style:text-underline-style="solid" style:text-underline-width="auto" style:text-underline-color="font-color" officeooo:rsid="0096a931"/>
    </style:style>
    <style:style style:name="T633" style:family="text">
      <style:text-properties style:text-underline-style="solid" style:text-underline-width="auto" style:text-underline-color="font-color" officeooo:rsid="00dca79c"/>
    </style:style>
    <style:style style:name="T634" style:family="text">
      <style:text-properties fo:color="#00a933"/>
    </style:style>
    <style:style style:name="T635" style:family="text">
      <style:text-properties fo:color="#00a933" fo:font-weight="bold"/>
    </style:style>
    <style:style style:name="T636" style:family="text">
      <style:text-properties fo:color="#00a933" fo:font-weight="bold" officeooo:rsid="00e82f1e"/>
    </style:style>
    <style:style style:name="T637" style:family="text">
      <style:text-properties fo:color="#00a933" style:font-name="Mono"/>
    </style:style>
    <style:style style:name="T638" style:family="text">
      <style:text-properties fo:color="#00a933" style:font-name="Mono" fo:font-weight="bold"/>
    </style:style>
    <style:style style:name="T639" style:family="text">
      <style:text-properties fo:color="#ff4000" style:font-name="Mono"/>
    </style:style>
    <style:style style:name="T640" style:family="text">
      <style:text-properties fo:color="#ff4000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41" style:family="text">
      <style:text-properties style:text-underline-style="none"/>
    </style:style>
    <style:style style:name="T642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43" style:family="text">
      <style:text-properties style:text-underline-style="none" officeooo:rsid="0010c265" style:font-style-asian="italic" style:font-style-complex="italic"/>
    </style:style>
    <style:style style:name="T644" style:family="text">
      <style:text-properties style:text-underline-style="none" officeooo:rsid="01305f4a" style:font-style-asian="italic" style:font-style-complex="italic"/>
    </style:style>
    <style:style style:name="T645" style:family="text">
      <style:text-properties style:text-underline-style="none" officeooo:rsid="0136c2f1"/>
    </style:style>
    <style:style style:name="T646" style:family="text">
      <style:text-properties fo:color="#ce181e" fo:font-weight="bold" style:font-weight-asian="bold" style:font-weight-complex="bold"/>
    </style:style>
    <style:style style:name="T647" style:family="text">
      <style:text-properties fo:color="#ce181e" fo:font-weight="bold" officeooo:rsid="0133fe1c" style:font-weight-asian="bold" style:font-weight-complex="bold"/>
    </style:style>
    <style:style style:name="T648" style:family="text">
      <style:text-properties fo:color="#ce181e" style:font-name="Liberation Serif" fo:font-weight="bold" fo:background-color="#eeeeee" loext:char-shading-value="0" style:font-weight-asian="bold" style:font-weight-complex="bold"/>
    </style:style>
    <style:style style:name="T649" style:family="text">
      <style:text-properties fo:color="#ce181e" style:font-name="Liberation Serif" fo:font-weight="bold" officeooo:rsid="00af9afb" style:font-weight-asian="bold" style:font-weight-complex="bold" loext:padding="0cm" loext:border="none"/>
    </style:style>
    <style:style style:name="T650" style:family="text">
      <style:text-properties fo:color="#d1949e" style:font-name="Mono" fo:font-size="11pt" fo:background-color="#333333" loext:char-shading-value="0" style:font-size-asian="11pt" style:font-size-complex="11pt"/>
    </style:style>
    <style:style style:name="T651" style:family="text">
      <style:text-properties fo:color="#bde052" style:font-name="Mono" fo:font-size="11pt" fo:background-color="#333333" loext:char-shading-value="0" style:font-size-asian="11pt" style:font-size-complex="11pt"/>
    </style:style>
    <style:style style:name="T652" style:family="text">
      <style:text-properties officeooo:rsid="00614fcb"/>
    </style:style>
    <style:style style:name="T653" style:family="text">
      <style:text-properties fo:color="#808080"/>
    </style:style>
    <style:style style:name="T654" style:family="text">
      <style:text-properties fo:color="#808080" fo:font-size="12pt" fo:font-weight="normal"/>
    </style:style>
    <style:style style:name="T655" style:family="text">
      <style:text-properties fo:color="#569cd6"/>
    </style:style>
    <style:style style:name="T656" style:family="text">
      <style:text-properties fo:color="#569cd6" officeooo:rsid="00eb718c" style:font-weight-asian="normal" style:font-weight-complex="normal"/>
    </style:style>
    <style:style style:name="T657" style:family="text">
      <style:text-properties fo:color="#569cd6" fo:font-size="12pt"/>
    </style:style>
    <style:style style:name="T658" style:family="text">
      <style:text-properties fo:color="#569cd6" fo:font-size="12pt" fo:font-weight="normal"/>
    </style:style>
    <style:style style:name="T659" style:family="text">
      <style:text-properties fo:color="#569cd6" style:font-name="Mono" fo:font-size="12pt" fo:background-color="#1e1e1e" loext:char-shading-value="0"/>
    </style:style>
    <style:style style:name="T660" style:family="text">
      <style:text-properties fo:color="#9cdcfe"/>
    </style:style>
    <style:style style:name="T661" style:family="text">
      <style:text-properties fo:color="#9cdcfe" officeooo:rsid="00eb718c" style:font-weight-asian="normal" style:font-weight-complex="normal"/>
    </style:style>
    <style:style style:name="T662" style:family="text">
      <style:text-properties fo:color="#9cdcfe" fo:font-size="12pt"/>
    </style:style>
    <style:style style:name="T663" style:family="text">
      <style:text-properties fo:color="#9cdcfe" fo:font-size="12pt" fo:font-weight="normal"/>
    </style:style>
    <style:style style:name="T664" style:family="text">
      <style:text-properties fo:color="#9cdcfe" style:font-name="Mono"/>
    </style:style>
    <style:style style:name="T665" style:family="text">
      <style:text-properties fo:color="#9cdcfe" style:font-name="Mono" fo:font-size="12pt" fo:background-color="#1e1e1e" loext:char-shading-value="0"/>
    </style:style>
    <style:style style:name="T666" style:family="text">
      <style:text-properties fo:color="#ce9178"/>
    </style:style>
    <style:style style:name="T667" style:family="text">
      <style:text-properties fo:color="#ce9178" officeooo:rsid="00eb718c" style:font-weight-asian="normal" style:font-weight-complex="normal"/>
    </style:style>
    <style:style style:name="T668" style:family="text">
      <style:text-properties fo:color="#ce9178" style:font-name="Mono" fo:font-size="12pt" fo:background-color="#1e1e1e" loext:char-shading-value="0"/>
    </style:style>
    <style:style style:name="T669" style:family="text">
      <style:text-properties fo:color="#dcdcaa"/>
    </style:style>
    <style:style style:name="T670" style:family="text">
      <style:text-properties fo:color="#dcdcaa" fo:font-size="12pt" fo:font-weight="normal"/>
    </style:style>
    <style:style style:name="T671" style:family="text">
      <style:text-properties officeooo:rsid="00652469"/>
    </style:style>
    <style:style style:name="T672" style:family="text">
      <style:text-properties officeooo:rsid="006839e8"/>
    </style:style>
    <style:style style:name="T673" style:family="text">
      <style:text-properties officeooo:rsid="00eb718c" style:font-weight-asian="normal" style:font-weight-complex="normal"/>
    </style:style>
    <style:style style:name="T674" style:family="text">
      <style:text-properties officeooo:rsid="0071b407"/>
    </style:style>
    <style:style style:name="T675" style:family="text">
      <style:text-properties style:font-size-asian="12.25pt"/>
    </style:style>
    <style:style style:name="T676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77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78" style:family="text">
      <style:text-properties fo:color="#d4d4d4" fo:font-size="12pt" fo:font-weight="normal" fo:background-color="#1e1e1e" loext:char-shading-value="0"/>
    </style:style>
    <style:style style:name="T679" style:family="text">
      <style:text-properties fo:color="#d4d4d4" style:font-name="Mono" fo:font-size="12pt" fo:background-color="#1e1e1e" loext:char-shading-value="0"/>
    </style:style>
    <style:style style:name="T680" style:family="text">
      <style:text-properties officeooo:rsid="00860914"/>
    </style:style>
    <style:style style:name="T681" style:family="text">
      <style:text-properties fo:color="#ffffff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82" style:family="text">
      <style:text-properties fo:color="#ffffff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83" style:family="text">
      <style:text-properties fo:color="#ffffff" style:font-name="Liberation Serif" fo:background-color="#1c1c1c" loext:char-shading-value="0" loext:padding="0cm" loext:border="none"/>
    </style:style>
    <style:style style:name="T684" style:family="text">
      <style:text-properties fo:color="#ffffff" style:font-name="Liberation Serif" officeooo:rsid="009b9c88" fo:background-color="#111111" loext:char-shading-value="0" loext:padding="0cm" loext:border="none"/>
    </style:style>
    <style:style style:name="T685" style:family="text">
      <style:text-properties fo:color="#ffffff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86" style:family="text">
      <style:text-properties fo:color="#ffffff" style:font-name="Mono" fo:font-size="12pt" fo:background-color="#111111" loext:char-shading-value="0" style:font-size-asian="12pt" style:font-size-complex="12pt"/>
    </style:style>
    <style:style style:name="T687" style:family="text">
      <style:text-properties fo:color="#ffffff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88" style:family="text">
      <style:text-properties fo:color="#ffff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89" style:family="text">
      <style:text-properties fo:color="#ffffff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90" style:family="text">
      <style:text-properties fo:color="#ffffff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91" style:family="text">
      <style:text-properties fo:color="#ffffff" style:font-name="Mono" fo:font-size="12pt" style:font-size-asian="12pt" style:font-size-complex="12pt" loext:padding="0cm" loext:border="none"/>
    </style:style>
    <style:style style:name="T692" style:family="text">
      <style:text-properties fo:color="#ffffff" style:font-name="Mono" fo:font-size="12pt" officeooo:rsid="01422c29" style:font-size-asian="12pt" style:font-size-complex="12pt" loext:padding="0cm" loext:border="none"/>
    </style:style>
    <style:style style:name="T693" style:family="text">
      <style:text-properties fo:color="#ffffff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94" style:family="text">
      <style:text-properties fo:color="#ffffff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95" style:family="text">
      <style:text-properties fo:color="#ffff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96" style:family="text">
      <style:text-properties fo:color="#ffffff" style:font-name="Mono" fo:font-size="13pt" fo:background-color="#111111" loext:char-shading-value="0" style:font-size-asian="13pt" style:font-size-complex="13pt" loext:padding="0cm" loext:border="none"/>
    </style:style>
    <style:style style:name="T697" style:family="text">
      <style:text-properties fo:color="#ffff00"/>
    </style:style>
    <style:style style:name="T698" style:family="text">
      <style:text-properties fo:color="#ffff00" style:font-weight-asian="bold" style:font-weight-complex="bold"/>
    </style:style>
    <style:style style:name="T699" style:family="text">
      <style:text-properties fo:color="#ffff00" officeooo:rsid="016f0e26" style:font-weight-asian="bold" style:font-weight-complex="bold"/>
    </style:style>
    <style:style style:name="T700" style:family="text">
      <style:text-properties fo:color="#ffff00" fo:font-size="12pt" fo:font-weight="normal"/>
    </style:style>
    <style:style style:name="T701" style:family="text">
      <style:text-properties fo:color="#ffff00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02" style:family="text">
      <style:text-properties fo:color="#ffff00" style:font-name="Liberation Serif" fo:background-color="#1c1c1c" loext:char-shading-value="0" loext:padding="0cm" loext:border="none"/>
    </style:style>
    <style:style style:name="T703" style:family="text">
      <style:text-properties fo:color="#ffff00" style:font-name="Liberation Serif" officeooo:rsid="00e6c8b9" fo:background-color="#1c1c1c" loext:char-shading-value="0" loext:padding="0cm" loext:border="none"/>
    </style:style>
    <style:style style:name="T704" style:family="text">
      <style:text-properties fo:color="#ffff00" style:font-name="Liberation Serif" officeooo:rsid="009b9c88" fo:background-color="#111111" loext:char-shading-value="0" loext:padding="0cm" loext:border="none"/>
    </style:style>
    <style:style style:name="T705" style:family="text">
      <style:text-properties fo:color="#ffff00" style:font-name="Mono"/>
    </style:style>
    <style:style style:name="T706" style:family="text">
      <style:text-properties fo:color="#ffff00" style:font-name="Mono" fo:font-size="12pt" fo:background-color="#111111" loext:char-shading-value="0" style:font-size-asian="12pt" style:font-size-complex="12pt"/>
    </style:style>
    <style:style style:name="T707" style:family="text">
      <style:text-properties fo:color="#ffff00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08" style:family="text">
      <style:text-properties fo:color="#ffff00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09" style:family="text">
      <style:text-properties fo:color="#ffff00" style:font-name="Mono" fo:font-size="12pt" fo:font-weight="normal" style:font-size-asian="12pt" style:font-size-complex="12pt" loext:padding="0cm" loext:border="none"/>
    </style:style>
    <style:style style:name="T710" style:family="text">
      <style:text-properties fo:color="#ffff00" style:font-name="Mono" fo:font-size="12pt" fo:background-color="#1e1e1e" loext:char-shading-value="0"/>
    </style:style>
    <style:style style:name="T711" style:family="text">
      <style:text-properties fo:color="#ffff00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12" style:family="text">
      <style:text-properties fo:color="#ffff00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13" style:family="text">
      <style:text-properties fo:color="#ffff00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14" style:family="text">
      <style:text-properties fo:color="#ffff00" style:font-name="Mono" fo:font-weight="normal" loext:padding="0cm" loext:border="none"/>
    </style:style>
    <style:style style:name="T715" style:family="text">
      <style:text-properties officeooo:rsid="0096a931"/>
    </style:style>
    <style:style style:name="T716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17" style:family="text">
      <style:text-properties fo:color="#34ff37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18" style:family="text">
      <style:text-properties fo:color="#34ff37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19" style:family="text">
      <style:text-properties fo:color="#34ff37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20" style:family="text">
      <style:text-properties fo:color="#34ff37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21" style:family="text">
      <style:text-properties fo:color="#34ff37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2" style:family="text">
      <style:text-properties fo:color="#34ff37" style:font-name="Mono" fo:font-size="13pt" fo:background-color="#111111" loext:char-shading-value="0" style:font-size-asian="13pt" style:font-size-complex="13pt" loext:padding="0cm" loext:border="none"/>
    </style:style>
    <style:style style:name="T723" style:family="text">
      <style:text-properties fo:color="#34ff37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24" style:family="text">
      <style:text-properties fo:color="#34ff37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25" style:family="text">
      <style:text-properties fo:color="#34ff37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26" style:family="text">
      <style:text-properties fo:color="#34ff37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27" style:family="text">
      <style:text-properties fo:color="#34ff37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28" style:family="text">
      <style:text-properties fo:color="#34ff37" style:font-name="Mono" fo:font-size="12pt" style:font-size-asian="12pt" style:font-size-complex="12pt" loext:padding="0cm" loext:border="none"/>
    </style:style>
    <style:style style:name="T729" style:family="text">
      <style:text-properties fo:color="#34ff37" style:font-name="Mono" fo:font-size="12pt" officeooo:rsid="00b350c7" style:font-size-asian="12pt" style:font-size-complex="12pt" loext:padding="0cm" loext:border="none"/>
    </style:style>
    <style:style style:name="T730" style:family="text">
      <style:text-properties fo:color="#34ff37" style:font-name="Mono" fo:font-size="12pt" officeooo:rsid="01422c29" style:font-size-asian="12pt" style:font-size-complex="12pt" loext:padding="0cm" loext:border="none"/>
    </style:style>
    <style:style style:name="T731" style:family="text">
      <style:text-properties fo:color="#34ff37" style:font-name="Mono" fo:font-size="12pt" officeooo:rsid="00b53bcb" style:font-size-asian="12pt" style:font-size-complex="12pt" loext:padding="0cm" loext:border="none"/>
    </style:style>
    <style:style style:name="T732" style:family="text">
      <style:text-properties fo:color="#34ff37" style:font-name="Mono" fo:font-size="12pt" officeooo:rsid="00c19fbf" style:font-size-asian="12pt" style:font-size-complex="12pt" loext:padding="0cm" loext:border="none"/>
    </style:style>
    <style:style style:name="T733" style:family="text">
      <style:text-properties fo:color="#34ff37" style:font-name="Mono" fo:font-size="12pt" officeooo:rsid="0163620d" style:font-size-asian="12pt" style:font-size-complex="12pt" loext:padding="0cm" loext:border="none"/>
    </style:style>
    <style:style style:name="T734" style:family="text">
      <style:text-properties fo:color="#34ff37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35" style:family="text">
      <style:text-properties fo:color="#34ff37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36" style:family="text">
      <style:text-properties fo:color="#34ff37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37" style:family="text">
      <style:text-properties fo:color="#34ff37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38" style:family="text">
      <style:text-properties fo:color="#34ff37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39" style:family="text">
      <style:text-properties fo:color="#2a6099" style:font-name="Mono"/>
    </style:style>
    <style:style style:name="T740" style:family="text">
      <style:text-properties fo:color="#2a6099" style:font-name="Mono" fo:font-weight="bold" style:font-weight-asian="bold" style:font-weight-complex="bold"/>
    </style:style>
    <style:style style:name="T741" style:family="text">
      <style:text-properties fo:color="#2a6099" style:font-name="Mono" fo:font-weight="bold" officeooo:rsid="0024527c" style:font-weight-asian="bold" style:font-weight-complex="bold"/>
    </style:style>
    <style:style style:name="T742" style:family="text">
      <style:text-properties fo:color="#2a6099" style:font-name="Mono" fo:font-weight="bold" officeooo:rsid="002586db" style:font-weight-asian="bold" style:font-weight-complex="bold"/>
    </style:style>
    <style:style style:name="T743" style:family="text">
      <style:text-properties fo:color="#2a6099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44" style:family="text">
      <style:text-properties fo:color="#2a6099" style:font-name="Mono" style:text-underline-style="none" fo:font-weight="normal" officeooo:rsid="00eec086" style:font-weight-asian="normal" style:font-weight-complex="normal"/>
    </style:style>
    <style:style style:name="T745" style:family="text">
      <style:text-properties fo:color="#2a6099" style:font-name="Mono" style:text-underline-style="none" fo:font-weight="normal" officeooo:rsid="00eec086" style:font-weight-asian="normal" style:font-weight-complex="normal" loext:padding="0cm" loext:border="none"/>
    </style:style>
    <style:style style:name="T746" style:family="text">
      <style:text-properties fo:color="#2a6099" style:font-name="Mono" fo:language="pt" fo:country="BR" fo:font-weight="bold" style:font-weight-asian="bold" style:font-weight-complex="bold"/>
    </style:style>
    <style:style style:name="T747" style:family="text">
      <style:text-properties fo:color="#2a6099" style:font-name="Mono" fo:font-size="18pt" fo:font-weight="bold" officeooo:rsid="014a92d8" style:font-size-asian="18pt" style:font-weight-asian="bold" style:font-size-complex="18pt" style:font-weight-complex="bold"/>
    </style:style>
    <style:style style:name="T748" style:family="text">
      <style:text-properties fo:color="#6255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9" style:family="text">
      <style:text-properties fo:color="#ff595e" style:font-name="Mono" fo:font-size="13pt" fo:background-color="#111111" loext:char-shading-value="0" style:font-size-asian="13pt" style:font-size-complex="13pt" loext:padding="0cm" loext:border="none"/>
    </style:style>
    <style:style style:name="T750" style:family="text">
      <style:text-properties fo:color="#ff595e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51" style:family="text">
      <style:text-properties fo:color="#ff595e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52" style:family="text">
      <style:text-properties fo:color="#ff595e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53" style:family="text">
      <style:text-properties fo:color="#ff595e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54" style:family="text">
      <style:text-properties fo:color="#ff595e" style:font-name="Mono" fo:font-size="12pt" officeooo:rsid="00af9afb" style:font-size-asian="12pt" style:font-size-complex="12pt" loext:padding="0cm" loext:border="none"/>
    </style:style>
    <style:style style:name="T755" style:family="text">
      <style:text-properties officeooo:rsid="00aa5c7a"/>
    </style:style>
    <style:style style:name="T756" style:family="text">
      <style:text-properties officeooo:rsid="002586db"/>
    </style:style>
    <style:style style:name="T757" style:family="text">
      <style:text-properties officeooo:rsid="00d9ffd9"/>
    </style:style>
    <style:style style:name="T758" style:family="text">
      <style:text-properties officeooo:rsid="00dca79c"/>
    </style:style>
    <style:style style:name="T759" style:family="text">
      <style:text-properties officeooo:rsid="00e82f1e"/>
    </style:style>
    <style:style style:name="T760" style:family="text">
      <style:text-properties officeooo:rsid="000a6eab" style:font-style-asian="normal" style:font-weight-asian="normal" style:font-style-complex="normal" style:font-weight-complex="normal"/>
    </style:style>
    <style:style style:name="T761" style:family="text">
      <style:text-properties officeooo:rsid="001807cc" style:font-style-asian="normal" style:font-style-complex="normal"/>
    </style:style>
    <style:style style:name="T762" style:family="text">
      <style:text-properties fo:color="#c586c0"/>
    </style:style>
    <style:style style:name="T763" style:family="text">
      <style:text-properties fo:color="#c586c0" style:font-name="Mono"/>
    </style:style>
    <style:style style:name="T764" style:family="text">
      <style:text-properties fo:color="#55308d" style:font-name="Mono" fo:font-weight="bold" style:font-weight-asian="bold" style:font-weight-complex="bold"/>
    </style:style>
    <style:style style:name="T765" style:family="text">
      <style:text-properties officeooo:rsid="00eec086"/>
    </style:style>
    <style:style style:name="T766" style:family="text">
      <style:text-properties fo:color="#34ff49"/>
    </style:style>
    <style:style style:name="T767" style:family="text">
      <style:text-properties fo:color="#34ff49" fo:font-size="12pt" fo:font-weight="normal"/>
    </style:style>
    <style:style style:name="T768" style:family="text">
      <style:text-properties fo:color="#34ff49" fo:font-size="12pt" fo:font-weight="normal" fo:background-color="#1e1e1e" loext:char-shading-value="0"/>
    </style:style>
    <style:style style:name="T769" style:family="text">
      <style:text-properties fo:color="#eeeeee" fo:font-size="12pt" fo:font-weight="normal"/>
    </style:style>
    <style:style style:name="T770" style:family="text">
      <style:text-properties officeooo:rsid="00fe6dd0"/>
    </style:style>
    <style:style style:name="T771" style:family="text">
      <style:text-properties officeooo:rsid="010b8816"/>
    </style:style>
    <style:style style:name="T772" style:family="text">
      <style:text-properties officeooo:rsid="010d63a9"/>
    </style:style>
    <style:style style:name="T773" style:family="text">
      <style:text-properties officeooo:rsid="011e8145"/>
    </style:style>
    <style:style style:name="T774" style:family="text">
      <style:text-properties officeooo:rsid="0122e836"/>
    </style:style>
    <style:style style:name="T775" style:family="text">
      <style:text-properties fo:color="#81d41a"/>
    </style:style>
    <style:style style:name="T776" style:family="text">
      <style:text-properties fo:color="#81d41a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77" style:family="text">
      <style:text-properties fo:color="#81d41a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78" style:family="text">
      <style:text-properties officeooo:rsid="0124b5ec"/>
    </style:style>
    <style:style style:name="T779" style:family="text">
      <style:text-properties officeooo:rsid="013133ab"/>
    </style:style>
    <style:style style:name="T780" style:family="text">
      <style:text-properties officeooo:rsid="0133fe1c"/>
    </style:style>
    <style:style style:name="T781" style:family="text">
      <style:text-properties officeooo:rsid="0139e4a8"/>
    </style:style>
    <style:style style:name="T782" style:family="text">
      <style:text-properties officeooo:rsid="0140ca4b"/>
    </style:style>
    <style:style style:name="T783" style:family="text">
      <style:text-properties officeooo:rsid="014a92d8"/>
    </style:style>
    <style:style style:name="T784" style:family="text">
      <style:text-properties fo:font-size="12pt"/>
    </style:style>
    <style:style style:name="T785" style:family="text">
      <style:text-properties fo:font-size="12pt" fo:font-weight="normal"/>
    </style:style>
    <style:style style:name="T786" style:family="text">
      <style:text-properties style:font-name="Liberation Serif"/>
    </style:style>
    <style:style style:name="T787" style:family="text">
      <style:text-properties style:font-name="Liberation Serif" fo:font-style="normal" style:font-style-asian="normal" style:font-style-complex="normal"/>
    </style:style>
    <style:style style:name="T788" style:family="text">
      <style:text-properties style:font-name="Liberation Serif" fo:font-style="normal" style:font-style-asian="normal" style:font-style-complex="normal" loext:padding="0cm" loext:border="none"/>
    </style:style>
    <style:style style:name="T789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90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91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92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9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94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795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796" style:family="text">
      <style:text-properties style:font-name="Liberation Serif" officeooo:rsid="00930a33"/>
    </style:style>
    <style:style style:name="T797" style:family="text">
      <style:text-properties style:font-name="Liberation Serif" fo:font-style="italic" style:font-style-asian="italic" style:font-style-complex="italic"/>
    </style:style>
    <style:style style:name="T798" style:family="text">
      <style:text-properties style:font-name="Liberation Serif" fo:background-color="#eeeeee" loext:char-shading-value="0"/>
    </style:style>
    <style:style style:name="T799" style:family="text">
      <style:text-properties style:font-name="Liberation Serif" officeooo:rsid="0060647b"/>
    </style:style>
    <style:style style:name="T800" style:family="text">
      <style:text-properties style:font-name="Liberation Serif" fo:font-weight="bold" style:font-weight-asian="bold" style:font-weight-complex="bold"/>
    </style:style>
    <style:style style:name="T801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02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03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04" style:family="text">
      <style:text-properties style:font-name="Liberation Serif" style:text-underline-style="none"/>
    </style:style>
    <style:style style:name="T805" style:family="text">
      <style:text-properties style:font-name="Liberation Serif" style:text-underline-style="none" officeooo:rsid="00e82f1e"/>
    </style:style>
    <style:style style:name="T806" style:family="text">
      <style:text-properties style:font-name="Liberation Serif" style:text-underline-style="none" loext:padding="0cm" loext:border="none"/>
    </style:style>
    <style:style style:name="T807" style:family="text">
      <style:text-properties style:font-name="Liberation Serif" officeooo:rsid="0124d726" loext:padding="0cm" loext:border="none"/>
    </style:style>
    <style:style style:name="T808" style:family="text">
      <style:text-properties style:font-name="Liberation Serif" loext:padding="0cm" loext:border="none"/>
    </style:style>
    <style:style style:name="T809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10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11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12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13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14" style:family="text">
      <style:text-properties style:font-name="Liberation Serif" officeooo:rsid="009b9c88" loext:padding="0cm" loext:border="none"/>
    </style:style>
    <style:style style:name="T815" style:family="text">
      <style:text-properties style:font-name="Liberation Serif" fo:background-color="transparent" loext:char-shading-value="0" loext:padding="0cm" loext:border="none"/>
    </style:style>
    <style:style style:name="T816" style:family="text">
      <style:text-properties style:font-name="Liberation Serif" officeooo:rsid="00a0c5f6" fo:background-color="transparent" loext:char-shading-value="0" loext:padding="0cm" loext:border="none"/>
    </style:style>
    <style:style style:name="T817" style:family="text">
      <style:text-properties style:font-name="Liberation Serif" officeooo:rsid="00a1c424" fo:background-color="transparent" loext:char-shading-value="0" loext:padding="0cm" loext:border="none"/>
    </style:style>
    <style:style style:name="T818" style:family="text">
      <style:text-properties style:font-name="Liberation Serif" officeooo:rsid="00a48c78" fo:background-color="transparent" loext:char-shading-value="0" loext:padding="0cm" loext:border="none"/>
    </style:style>
    <style:style style:name="T819" style:family="text">
      <style:text-properties style:font-name="Liberation Serif" officeooo:rsid="01471794" fo:background-color="transparent" loext:char-shading-value="0" loext:padding="0cm" loext:border="none"/>
    </style:style>
    <style:style style:name="T820" style:family="text">
      <style:text-properties style:font-name="Liberation Serif" officeooo:rsid="00a9d706" fo:background-color="transparent" loext:char-shading-value="0" loext:padding="0cm" loext:border="none"/>
    </style:style>
    <style:style style:name="T821" style:family="text">
      <style:text-properties style:font-name="Liberation Serif" officeooo:rsid="00bc3474" fo:background-color="transparent" loext:char-shading-value="0" loext:padding="0cm" loext:border="none"/>
    </style:style>
    <style:style style:name="T822" style:family="text">
      <style:text-properties style:font-name="Liberation Serif" officeooo:rsid="01429269" fo:background-color="transparent" loext:char-shading-value="0" loext:padding="0cm" loext:border="none"/>
    </style:style>
    <style:style style:name="T823" style:family="text">
      <style:text-properties style:font-name="Liberation Serif" officeooo:rsid="00c284d2" fo:background-color="transparent" loext:char-shading-value="0" loext:padding="0cm" loext:border="none"/>
    </style:style>
    <style:style style:name="T824" style:family="text">
      <style:text-properties style:font-name="Liberation Serif" officeooo:rsid="00c2ac06" fo:background-color="transparent" loext:char-shading-value="0" loext:padding="0cm" loext:border="none"/>
    </style:style>
    <style:style style:name="T825" style:family="text">
      <style:text-properties style:font-name="Liberation Serif" officeooo:rsid="00c38887" fo:background-color="transparent" loext:char-shading-value="0" loext:padding="0cm" loext:border="none"/>
    </style:style>
    <style:style style:name="T826" style:family="text">
      <style:text-properties style:font-name="Liberation Serif" officeooo:rsid="00fa9cce" fo:background-color="transparent" loext:char-shading-value="0" loext:padding="0cm" loext:border="none"/>
    </style:style>
    <style:style style:name="T827" style:family="text">
      <style:text-properties style:font-name="Liberation Serif" officeooo:rsid="00b6e02d" loext:padding="0cm" loext:border="none"/>
    </style:style>
    <style:style style:name="T828" style:family="text">
      <style:text-properties style:font-name="Liberation Serif" officeooo:rsid="00af9afb" loext:padding="0cm" loext:border="none"/>
    </style:style>
    <style:style style:name="T829" style:family="text">
      <style:text-properties style:font-name="Liberation Serif" officeooo:rsid="01275282" loext:padding="0cm" loext:border="none"/>
    </style:style>
    <style:style style:name="T830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31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32" style:family="text">
      <style:text-properties style:font-name="Liberation Serif" officeooo:rsid="0151bf8a"/>
    </style:style>
    <style:style style:name="T833" style:family="text">
      <style:text-properties style:font-name="Mono"/>
    </style:style>
    <style:style style:name="T834" style:family="text">
      <style:text-properties style:font-name="Mono" fo:font-weight="bold" style:font-weight-asian="bold" style:font-weight-complex="bold"/>
    </style:style>
    <style:style style:name="T835" style:family="text">
      <style:text-properties style:font-name="Mono" fo:font-weight="bold" officeooo:rsid="00eec086" style:font-weight-asian="bold" style:font-weight-complex="bold"/>
    </style:style>
    <style:style style:name="T836" style:family="text">
      <style:text-properties style:font-name="Mono" style:text-underline-style="solid" style:text-underline-width="auto" style:text-underline-color="font-color"/>
    </style:style>
    <style:style style:name="T837" style:family="text">
      <style:text-properties style:font-name="Mono" style:text-underline-style="none"/>
    </style:style>
    <style:style style:name="T838" style:family="text">
      <style:text-properties style:font-name="Mono" fo:font-style="normal" style:font-style-asian="normal" style:font-style-complex="normal" loext:padding="0cm" loext:border="none"/>
    </style:style>
    <style:style style:name="T839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40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41" style:family="text">
      <style:text-properties style:font-name="Mono" officeooo:rsid="0060647b"/>
    </style:style>
    <style:style style:name="T842" style:family="text">
      <style:text-properties style:font-name="Mono" officeooo:rsid="00eec086"/>
    </style:style>
    <style:style style:name="T843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44" style:family="text">
      <style:text-properties style:font-name="Mono" fo:font-size="13pt" fo:background-color="#111111" loext:char-shading-value="0" style:font-size-asian="13pt" style:font-size-complex="13pt"/>
    </style:style>
    <style:style style:name="T845" style:family="text">
      <style:text-properties style:font-name="Mono" fo:font-size="12pt" fo:font-weight="normal" style:font-size-asian="12pt" style:font-size-complex="12pt" loext:padding="0cm" loext:border="none"/>
    </style:style>
    <style:style style:name="T846" style:family="text">
      <style:text-properties style:font-name="Mono" fo:font-size="12pt" style:font-size-asian="12pt" style:font-size-complex="12pt" loext:padding="0cm" loext:border="none"/>
    </style:style>
    <style:style style:name="T847" style:family="text">
      <style:text-properties style:font-name="Mono" fo:language="pt" fo:country="BR" officeooo:rsid="0163620d"/>
    </style:style>
    <style:style style:name="T848" style:family="text">
      <style:text-properties fo:color="#ff0000" style:font-name="Mono" fo:font-weight="bold" style:font-weight-asian="bold" style:font-weight-complex="bold"/>
    </style:style>
    <style:style style:name="T849" style:family="text">
      <style:text-properties officeooo:rsid="014c46d8"/>
    </style:style>
    <style:style style:name="T850" style:family="text">
      <style:text-properties officeooo:rsid="0152f43e"/>
    </style:style>
    <style:style style:name="T851" style:family="text">
      <style:text-properties fo:color="#6662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52" style:family="text">
      <style:text-properties fo:language="pt" fo:country="BR"/>
    </style:style>
    <style:style style:name="T853" style:family="text">
      <style:text-properties fo:language="pt" fo:country="BR" officeooo:rsid="0163620d"/>
    </style:style>
    <style:style style:name="T854" style:family="text">
      <style:text-properties fo:language="pt" fo:country="BR" officeooo:rsid="01651022"/>
    </style:style>
    <style:style style:name="T855" style:family="text">
      <style:text-properties officeooo:rsid="015ee76a"/>
    </style:style>
    <style:style style:name="T856" style:family="text">
      <style:text-properties officeooo:rsid="01616a45"/>
    </style:style>
    <style:style style:name="T857" style:family="text">
      <style:text-properties officeooo:rsid="01645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Módulo A</text:p>
      <text:p text:style-name="P160"/>
      <text:p text:style-name="P161"><text:tab/></text:p>
      <text:p text:style-name="P162">O Javascript é uma linguagem de scripts, por isso ele <text:span text:style-name="T623">roda diretamente no Client-Side</text:span>, executando seu código <text:span text:style-name="T623">diretamente no navegador</text:span>, <text:span text:style-name="T623">sem que precise ser compilado</text:span>. Assim, permit<text:span text:style-name="T783">e</text:span> que os computadores executem páginas web de forma mais interativa e dinâmica</text:p>
      <text:p text:style-name="P163"/>
      <text:p text:style-name="P176"><text:span text:style-name="T613">O nome </text:span><text:span text:style-name="T616">Javascript</text:span><text:span text:style-name="T613"> foi uma decisão de marketing, </text:span><text:span text:style-name="T615">fruto de uma</text:span><text:span text:style-name="T613"> parceria </text:span><text:span text:style-name="T615">entre a</text:span><text:span text:style-name="T613"> </text:span><text:span text:style-name="T616">Netscape</text:span><text:span text:style-name="T619">(proprietária da linguagem Livescript) </text:span><text:span text:style-name="T620">e a</text:span><text:span text:style-name="T617"> Sun Microsystem</text:span><text:span text:style-name="T618">s </text:span><text:span text:style-name="T617">(proprietária da linguagem</text:span><text:span text:style-name="T613"> </text:span><text:span text:style-name="T616">Java</text:span><text:span text:style-name="T613">, muito popular na época). </text:span><text:span text:style-name="T615">Após o fim dessa união, </text:span><text:span text:style-name="T181">esse nome</text:span><text:span text:style-name="T178"> </text:span><text:span text:style-name="T187">foi</text:span><text:span text:style-name="T178"> patenteado </text:span><text:span text:style-name="T187">pel</text:span><text:span text:style-name="T181">a empresa </text:span><text:span text:style-name="T337">Sun</text:span><text:span text:style-name="T178"> (atual </text:span><text:span text:style-name="T337">Oracle</text:span><text:span text:style-name="T178">). </text:span><text:span text:style-name="T187">Sendo assim, para conseguir um maior reconhecimento no mercado </text:span><text:span text:style-name="T188">(e </text:span><text:span text:style-name="T181">devido </text:span><text:span text:style-name="T188">também</text:span><text:span text:style-name="T181"> à sacanagem da </text:span><text:span text:style-name="T339">Microsoft</text:span><text:span text:style-name="T181"> de copiar descaradamente a linguagem, </text:span><text:span text:style-name="T188">ao lançar</text:span><text:span text:style-name="T181"> a linguagem Jscript</text:span><text:span text:style-name="T188">)</text:span><text:span text:style-name="T187">, </text:span><text:span text:style-name="T188">a Netscape entrou em contato com a ECMA – uma associação europeia dedicada à padronização dos sistemas de informação - e decidiu </text:span><text:span text:style-name="T178">definir um novo nome à linguagem utilizando a junção das palavras </text:span><text:span text:style-name="T337">ECMA</text:span><text:span text:style-name="T178"> e Javascript, surgindo então </text:span><text:span text:style-name="T182">a </text:span><text:span text:style-name="T188">versão padronizada do Javascript - o</text:span><text:span text:style-name="T178"> </text:span><text:span text:style-name="T337">ECMAScript</text:span><text:span text:style-name="T614">. </text:span><text:span text:style-name="T178">Portanto é </text:span><text:span text:style-name="T183">correto</text:span><text:span text:style-name="T178"> afirmar que o nome oficial d</text:span><text:span text:style-name="T188">o</text:span><text:span text:style-name="T178"> JavaScript é ECMAScript. </text:span><text:span text:style-name="T189">Após anos de </text:span><text:span text:style-name="T188">concorrência </text:span><text:span text:style-name="T189">desonesta</text:span><text:span text:style-name="T188"> da Microsoft, a </text:span><text:span text:style-name="T184"><text:s/>Netscape faliu mas um grupo de ex-funcionários </text:span><text:span text:style-name="T185">iniciou</text:span><text:span text:style-name="T184"> a </text:span><text:span text:style-name="T186">fundação</text:span><text:span text:style-name="T184"> </text:span><text:span text:style-name="T338">Mozilla</text:span><text:span text:style-name="T326">, </text:span><text:span text:style-name="T327">uma comunidade de software livre.</text:span></text:p>
      <text:p text:style-name="P164"/>
      <text:p text:style-name="P165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66"/>
      <text:p text:style-name="P167"><text:span text:style-name="T759">Principais t</text:span>ecnologias que usam Javascript:</text:p>
      <text:list xml:id="list1820142304" text:style-name="L1">
        <text:list-item>
          <text:p text:style-name="P277"><text:span text:style-name="T44">S</text:span><text:span text:style-name="T45">ervidores</text:span><text:span text:style-name="T52">: </text:span><text:span text:style-name="T143">Node.JS</text:span><text:span text:style-name="T52"> (é o </text:span><text:span text:style-name="T138">runtime-environment</text:span><text:span text:style-name="T52"> mais famoso, construído em JavaScript, baseado no motor/interpretador v8 do Google)</text:span></text:p>
        </text:list-item>
        <text:list-item>
          <text:p text:style-name="P288">Apps <text:span text:style-name="T564">Windows</text:span>: <text:span text:style-name="T629">Electron</text:span></text:p>
        </text:list-item>
        <text:list-item>
          <text:p text:style-name="P288">Apps <text:span text:style-name="T564">Smartphones</text:span>: PhoneGap, Xamarin, Ionic, <text:span text:style-name="T629">React</text:span></text:p>
        </text:list-item>
      </text:list>
      <text:p text:style-name="P15"/>
      <text:p text:style-name="P16">O propósito de criação do Javascript foi de fazer <text:span text:style-name="T558">interações na Web</text:span>, através do navegador. <text:span text:style-name="T674">Ele</text:span><text:span text:style-name="T677"> trabalha com o conceito de orientação a objetos, </text:span><text:span text:style-name="T676">manipulando-os </text:span><text:span text:style-name="T677">dentro do navegador, </text:span><text:span text:style-name="T630">n</text:span><text:span text:style-name="T631">ão acessando hardware ou OS</text:span><text:span text:style-name="T760">.</text:span></text:p>
      <text:p text:style-name="P21"/>
      <text:p text:style-name="P17">Quando não solicitamos um arquivo específico ao servidor, ele vai entregar o arquivo de índice do site, que se chama<text:span text:style-name="T573"> index.html. </text:span></text:p>
      <text:p text:style-name="P17"/>
      <text:p text:style-name="P193"><text:span text:style-name="Strong_20_Emphasis"><text:span text:style-name="T386">Linguagem estática:</text:span></text:span><text:span text:style-name="T554"> obriga a variável a ser de um tipo exclusivo de informação, exigindo </text:span><text:span text:style-name="T555">declarar o tipo ao criar a variável</text:span><text:span text:style-name="T554"> para reservar memória, mesmo que a variável ainda não tenha valor. É o caso do Java.</text:span></text:p>
      <text:p text:style-name="P146"><text:soft-page-break/><text:span text:style-name="Strong_20_Emphasis"><text:span text:style-name="T387">Linguagem dinâmica:</text:span></text:span><text:span text:style-name="T179"> não exige declarar o tipo da variável ao criá-la pois o tipo é inferido implicitamente e pode ser mudado ao longo do código, assim a memória só é alocada se a variável tiver um valor. É o caso do Javascript </text:span><text:span text:style-name="T180">ou PHP</text:span><text:span text:style-name="T179">.</text:span></text:p>
      <text:p text:style-name="P240"><text:span text:style-name="T54">Assim como o Java, o Javascript</text:span><text:span text:style-name="T53"> é uma linguagem </text:span><text:span text:style-name="T371">Case Sensitive</text:span><text:span text:style-name="T105">, </text:span><text:span text:style-name="T106">ou seja, </text:span><text:span text:style-name="T142">diferencia </text:span><text:span text:style-name="T139">letras maiúsculas </text:span><text:span text:style-name="T140">de</text:span><text:span text:style-name="T139"> minúsculas</text:span><text:span text:style-name="T53">. </text:span><text:span text:style-name="T54">É</text:span><text:span text:style-name="T53"> uma linguagem de </text:span><text:span text:style-name="T46">tipagem dinâmica e fraca</text:span><text:span text:style-name="T53">, o que permite grande flexibilidade e simplicidade ao custo de comprometer um pouco a clareza e manutenibilidade do código. </text:span></text:p>
      <text:p text:style-name="P191"><text:span text:style-name="Source_20_Text"><text:span text:style-name="T681">('</text:span></text:span><text:span text:style-name="Source_20_Text"><text:span text:style-name="T701">M</text:span></text:span><text:span text:style-name="Source_20_Text"><text:span text:style-name="T681">aria' == '</text:span></text:span><text:span text:style-name="Source_20_Text"><text:span text:style-name="T701">m</text:span></text:span><text:span text:style-name="Source_20_Text"><text:span text:style-name="T681">aria') </text:span></text:span><text:span text:style-name="Source_20_Text"><text:span text:style-name="T776">//</text:span></text:span><text:span text:style-name="Source_20_Text"><text:span text:style-name="T777">retorna</text:span></text:span><text:span text:style-name="Source_20_Text"><text:span text:style-name="T682"> </text:span></text:span><text:span text:style-name="Source_20_Text"><text:span text:style-name="T777">false</text:span></text:span></text:p>
      <text:p text:style-name="P134"><text:span text:style-name="T278">DevTools</text:span><text:span text:style-name="T179"> </text:span><text:span text:style-name="T190">(ferramentas do desenvolvedor)</text:span><text:span text:style-name="T179"> muito útil para quem desenvolve sites, </text:span><text:span text:style-name="T190">mas ela não mostra falhas no seu código HTML, apenas no código JavaScript. </text:span><text:span text:style-name="T179">No Google </text:span><text:span text:style-name="T190">C</text:span><text:span text:style-name="T179">hrome, vá em →</text:span><text:span text:style-name="T190"> </text:span><text:span text:style-name="T179">configurações → </text:span><text:span text:style-name="T190">m</text:span><text:span text:style-name="T179">ais ferramentas → ferramentas do desenvolvedor. </text:span><text:span text:style-name="T190">Ou utilize o </text:span><text:span text:style-name="T342">atalho</text:span><text:span text:style-name="T279"> </text:span><text:span text:style-name="T314">Control+Shift+I</text:span><text:span text:style-name="T328"> </text:span><text:span text:style-name="T329">ou tecle </text:span><text:span text:style-name="T315">F12</text:span><text:span text:style-name="T328">.</text:span></text:p>
      <text:p text:style-name="P136"><text:span text:style-name="T563">A</text:span><text:span text:style-name="T562">talho</text:span><text:span text:style-name="T583">: Control + L limpa a tela do terminal Node</text:span></text:p>
      <text:p text:style-name="P139"><text:span text:style-name="T642">Atalho</text:span><text:span text:style-name="T643">: Shift + Alt + F </text:span><text:span text:style-name="T644">faz</text:span><text:span text:style-name="T643"> Identação automática</text:span></text:p>
      <text:p text:style-name="P71"/>
      <text:p text:style-name="P114"><text:span text:style-name="T11">Comandos</text:span><text:span text:style-name="T1">:</text:span></text:p>
      <text:p text:style-name="P18"/>
      <text:p text:style-name="P279"><text:span text:style-name="T50">Os </text:span><text:span text:style-name="T127">scripts</text:span><text:span text:style-name="T50"> JS devem ser incluídos n</text:span><text:span text:style-name="T146">o</text:span><text:span text:style-name="T150"> </text:span><text:span text:style-name="T158">final</text:span><text:span text:style-name="T150"> do corpo</text:span><text:span text:style-name="T146"> </text:span><text:span text:style-name="T159">do documento</text:span><text:span text:style-name="T146"> HTML, posicionando a tag </text:span><text:span text:style-name="T385">&lt;script&gt;</text:span><text:span text:style-name="T146"> logo acima do fechamento da tag &lt;/body&gt; </text:span><text:span text:style-name="T149">por 2 motivos:</text:span></text:p>
      <text:list xml:id="list1265205483" text:style-name="L30">
        <text:list-item>
          <text:p text:style-name="P329"><text:span text:style-name="T331">não comprometer o carregamento inicial da página, </text:span><text:span text:style-name="T334">pois i</text:span><text:span text:style-name="T332">sso permite que o conteúdo já apareça para o usuário sem ter de esperar sua execução, passando a </text:span><text:span text:style-name="T333">percepção</text:span><text:span text:style-name="T332"> de um site mais rápido</text:span></text:p>
        </text:list-item>
        <text:list-item>
          <text:p text:style-name="P330"><text:span text:style-name="T331">p</text:span><text:span text:style-name="T330">ara que todos os elementos sejam carregados (inclusive aqueles que possam ser referenciados no script)</text:span></text:p>
        </text:list-item>
      </text:list>
      <text:p text:style-name="P19"/>
      <text:p text:style-name="P120"><text:span text:style-name="T51">D</text:span><text:span text:style-name="T109">entro de um HTML, </text:span><text:span text:style-name="T110">é </text:span><text:span text:style-name="T109">possível ter várias áreas </text:span><text:span text:style-name="T344">&lt;script&gt;</text:span><text:span text:style-name="T110">, </text:span><text:span text:style-name="T109">inclusive no </text:span><text:span text:style-name="T344">&lt;head&gt;</text:span></text:p>
      <text:p text:style-name="P241"/>
      <text:p text:style-name="P112"><text:span text:style-name="T32">window</text:span><text:span text:style-name="T471">.</text:span><text:span text:style-name="T472">alert</text:span><text:span text:style-name="T32">('Olá, Mundo!')</text:span></text:p>
      <text:p text:style-name="P85">window<text:span text:style-name="T698">.confirm</text:span>('Está gostando do site?')</text:p>
      <text:p text:style-name="P85">window<text:span text:style-name="T698">.</text:span><text:span text:style-name="T699">prom</text:span><text:span text:style-name="T698">pt</text:span>('Qual é o seu nome?')</text:p>
      <text:p text:style-name="P121"/>
      <text:list xml:id="list2321960789" text:style-name="L2">
        <text:list-item>
          <text:p text:style-name="P315"><text:span text:style-name="T518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78"><text:span text:style-name="T524">alert()</text:span><text:span text:style-name="T50"> é um método que </text:span><text:span text:style-name="T141">exibe uma mensagem</text:span><text:span text:style-name="T50"> no navegador por meio de uma janela popup. Além do texto, também é exibido um botão de confirmação para indicar que a pessoa realmente leu a mensagem.</text:span></text:p>
        </text:list-item>
        <text:list-item>
          <text:p text:style-name="P316"><text:span text:style-name="T520">confirm</text:span><text:span text:style-name="T518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16"><text:span text:style-name="T519">prompt</text:span><text:span text:style-name="T520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18"><text:soft-page-break/></text:p>
      <text:p text:style-name="P116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20"/>
      <text:p text:style-name="P107"><text:span text:style-name="T199">Para abrir o</text:span><text:span text:style-name="T277"> terminal do Node</text:span><text:span text:style-name="T199"> dentro do VSC</text:span><text:span text:style-name="T198">ode</text:span><text:span text:style-name="T199">, escolha a opção </text:span><text:span text:style-name="T336">novo terminal</text:span><text:span text:style-name="T341"> </text:span><text:span text:style-name="T199">na guia </text:span><text:span text:style-name="T336">Terminal</text:span><text:span text:style-name="T341"> </text:span><text:span text:style-name="T199">e depois digite </text:span><text:span text:style-name="T360">node</text:span><text:span text:style-name="T336">.</text:span></text:p>
      <text:p text:style-name="P23">No terminal, <text:span text:style-name="T715">use </text:span>o <text:span text:style-name="T715">operador</text:span> <text:span text:style-name="T740">typeof</text:span> <text:span text:style-name="T715">para </text:span><text:span text:style-name="T632">descobrir</text:span><text:span text:style-name="T623"> o tipo d</text:span><text:span text:style-name="T632">a</text:span><text:span text:style-name="T623"> variável</text:span>.</text:p>
      <text:p text:style-name="P178">Módulo B</text:p>
      <text:p text:style-name="P172"/>
      <text:p text:style-name="P168">No Javascript, <text:span text:style-name="T635">comentários</text:span> podem utilizar 2 tipos de simbologia e só funcionam dentro da tag <text:span text:style-name="T833">&lt;/script&gt;</text:span>: </text:p>
      <text:list xml:id="list1457022052" text:style-name="L3">
        <text:list-item>
          <text:p text:style-name="P306"><text:span text:style-name="T638">//</text:span><text:span text:style-name="T561"> </text:span><text:span text:style-name="T635">este é um comentário </text:span><text:span text:style-name="T636">em </text:span><text:span text:style-name="T635">uma única linha</text:span><text:tab/><text:span text:style-name="T588">ou...</text:span></text:p>
        </text:list-item>
        <text:list-item>
          <text:p text:style-name="P307"><text:span text:style-name="T637">/*</text:span> <text:span text:style-name="T634">este é um comentário</text:span></text:p>
          <text:p text:style-name="P308">de mais de uma linha<text:span text:style-name="T833">*</text:span>/</text:p>
        </text:list-item>
      </text:list>
      <text:p text:style-name="P44">No HTML, <text:span text:style-name="T638">&lt;!-- </text:span><text:span text:style-name="T635">comentário </text:span><text:span text:style-name="T638">--&gt;</text:span></text:p>
      <text:p text:style-name="P44">No CSS, <text:span text:style-name="T638">/* </text:span><text:span text:style-name="T635">comentário </text:span><text:span text:style-name="T638">*/</text:span></text:p>
      <text:p text:style-name="P86"/>
      <text:p text:style-name="P45">O símbolo de <text:span text:style-name="T564">atribuição</text:span> “recebe” é <text:span text:style-name="T757">um</text:span> sinal de igual <text:span text:style-name="T747">=</text:span></text:p>
      <text:p text:style-name="P45"/>
      <text:p text:style-name="P46">Existem 3 palavras reservadas para a declaração de variáveis:</text:p>
      <text:list xml:id="list246527976" text:style-name="L4">
        <text:list-item>
          <text:p text:style-name="P317"><text:span text:style-name="T526">var</text:span><text:span text:style-name="T192">: tem escopo </text:span><text:span text:style-name="T275">global </text:span><text:span text:style-name="T422">(opcional </text:span><text:span text:style-name="T193">pois a declaração sem </text:span><text:span text:style-name="T195">a palavra reservada </text:span><text:span text:style-name="Source_20_Text"><text:span text:style-name="T359">var</text:span></text:span><text:span text:style-name="Source_20_Text"><text:span text:style-name="T194"> </text:span></text:span><text:span text:style-name="T193">torna a variável global de forma </text:span><text:span text:style-name="T290">implícita</text:span><text:span text:style-name="T291">)</text:span></text:p>
        </text:list-item>
        <text:list-item>
          <text:p text:style-name="P280"><text:span text:style-name="T526">let</text:span><text:span text:style-name="T64">: tem escopo </text:span><text:span text:style-name="T36">local</text:span></text:p>
        </text:list-item>
        <text:list-item>
          <text:p text:style-name="P280"><text:span text:style-name="T527">const</text:span><text:span text:style-name="T64">: determina constantes, impede que o valor seja alterado após ser iniciado</text:span></text:p>
        </text:list-item>
      </text:list>
      <text:p text:style-name="P82"/>
      <text:p text:style-name="P47"><text:span text:style-name="T583">Existem 3 formas de </text:span><text:span text:style-name="T562">delimitar uma </text:span><text:span text:style-name="T571">string</text:span><text:span text:style-name="T583">:</text:span></text:p>
      <text:list xml:id="list1507679218" text:style-name="L5">
        <text:list-item>
          <text:p text:style-name="P289"><text:span text:style-name="T848">‘</text:span>aspas simples<text:span text:style-name="T848">’</text:span>,</text:p>
        </text:list-item>
        <text:list-item>
          <text:p text:style-name="P289"><text:span text:style-name="T848">“</text:span>aspas duplas<text:span text:style-name="T848">”</text:span></text:p>
        </text:list-item>
        <text:list-item>
          <text:p text:style-name="P281"><text:span text:style-name="T556">`</text:span><text:span text:style-name="T107">crases</text:span><text:span text:style-name="T556">`</text:span><text:span text:style-name="T107">: </text:span><text:span text:style-name="T108">necessárias quando declarar com </text:span><text:span text:style-name="T515">placeholder </text:span><text:span text:style-name="T534">${}</text:span></text:p>
        </text:list-item>
      </text:list>
      <text:p text:style-name="P48">No JavaScript não há diferença entre uma string criad<text:span text:style-name="T771">a</text:span> com aspas simples ou duplas pois não existe o tipo ‘char’.</text:p>
      <text:p text:style-name="P143"/>
      <text:p text:style-name="P243">N<text:span text:style-name="T849">a</text:span> <text:span text:style-name="T779">linguagem dinâmica </text:span>JS, <text:span text:style-name="T623">não é necessário declarar o tipo primitivo</text:span> da variável ao criá-la.</text:p>
      <text:p text:style-name="P243"/>
      <text:p text:style-name="P49">As variáveis são chamadas de identificadores:</text:p>
      <text:list xml:id="list2901843890" text:style-name="L6">
        <text:list-item>
          <text:p text:style-name="P291"><text:span text:style-name="T626">Podem</text:span><text:span text:style-name="T583"> começar com </text:span><text:span text:style-name="T562">letra, $ ou _</text:span></text:p>
        </text:list-item>
        <text:list-item>
          <text:p text:style-name="P292"><text:span text:style-name="T624">Não</text:span><text:span text:style-name="T585"> podem começar com </text:span><text:span text:style-name="T560">números</text:span><text:span text:style-name="T585">, conter </text:span><text:span text:style-name="T560">espaços</text:span><text:span text:style-name="T585"> </text:span><text:span text:style-name="T761">ou</text:span><text:span text:style-name="T584"> </text:span><text:span text:style-name="T559">palavras</text:span><text:span text:style-name="T627"> </text:span><text:span text:style-name="T559">reservadas</text:span></text:p>
        </text:list-item>
        <text:list-item>
          <text:p text:style-name="P291"><text:span text:style-name="T586">É</text:span><text:span text:style-name="T583"> possível usar acentos </text:span><text:span text:style-name="T584">e</text:span><text:span text:style-name="T583"> símbolos. Exemplo: </text:span><text:span text:style-name="T587">á</text:span><text:span text:style-name="T583">, π, Σ…</text:span></text:p>
        </text:list-item>
        <text:list-item>
          <text:p text:style-name="P290"><text:span text:style-name="T757">São</text:span> <text:span text:style-name="T836">Case Sensitive</text:span>, <text:span text:style-name="T773">então </text:span>maiúsculas e minúsculas fazem diferença!</text:p>
        </text:list-item>
      </text:list>
      <text:p text:style-name="P242"/>
      <text:p text:style-name="P144"><text:span text:style-name="T594">No</text:span><text:span text:style-name="T592"> processo conhecido como </text:span><text:span text:style-name="T595">Hoisting</text:span><text:span text:style-name="T592">,</text:span><text:span text:style-name="T593"> </text:span><text:span text:style-name="T592">o motor J</text:span><text:span text:style-name="T594">S</text:span><text:span text:style-name="T592"> </text:span><text:span text:style-name="T596">move para o topo as variáveis</text:span><text:span text:style-name="T597"> </text:span><text:span text:style-name="T598">(</text:span><text:span text:style-name="T599">sejam elas </text:span><text:span text:style-name="T622">function</text:span><text:span text:style-name="T599">, </text:span><text:span text:style-name="T622">let</text:span><text:span text:style-name="T599">, </text:span><text:span text:style-name="T622">var</text:span><text:span text:style-name="T599">, </text:span><text:span text:style-name="T622">const</text:span><text:span text:style-name="T599"> ou </text:span><text:span text:style-name="T622">class</text:span><text:span text:style-name="T598">) </text:span><text:span text:style-name="T592">declaradas com a palavra-chave </text:span><text:span text:style-name="T621">let</text:span><text:span text:style-name="T592"> , mas não as inicializa como as variáveis declaradas com a palavra chave </text:span><text:span text:style-name="T621">var</text:span><text:span text:style-name="T592"> . </text:span></text:p>
      <text:p text:style-name="P145">Tipos de variáveis:</text:p>
      <text:p text:style-name="P243"/>
      <text:list xml:id="list2093920414" text:style-name="L7">
        <text:list-item>
          <text:p text:style-name="P331"><text:span text:style-name="T739">number</text:span><text:span text:style-name="T591">: o JS não diferencia tipo </text:span><text:span text:style-name="T601">inteiro</text:span><text:span text:style-name="T591"> do tipo </text:span><text:span text:style-name="T601">float</text:span><text:span text:style-name="T591">, considera ambas como </text:span><text:span text:style-name="T601">number</text:span><text:span text:style-name="T603">, </text:span><text:span text:style-name="T604">então </text:span><text:span text:style-name="T600">não existe</text:span><text:span text:style-name="T589"> o data type </text:span><text:span text:style-name="T600">float</text:span><text:span text:style-name="T589">!</text:span><text:span text:style-name="T590"> </text:span><text:span text:style-name="T589">O data type </text:span><text:span text:style-name="T602">number</text:span><text:span text:style-name="T589"> se divide em:</text:span></text:p>
        </text:list-item>
      </text:list>
      <text:p text:style-name="P97">Infinity<text:span text:style-name="T606"> </text:span><text:span text:style-name="T607">ou</text:span> NaN<text:span text:style-name="T606"> – Not a Number</text:span></text:p>
      <text:list xml:id="list210746113538521" text:continue-numbering="true" text:style-name="L7">
        <text:list-item>
          <text:p text:style-name="P326"><text:span text:style-name="T528">string:</text:span><text:span text:style-name="T201"> não existe o tipo char</text:span></text:p>
        </text:list-item>
        <text:list-item>
          <text:p text:style-name="P309">boolean</text:p>
        </text:list-item>
        <text:list-item>
          <text:p text:style-name="P310">null</text:p>
        </text:list-item>
        <text:list-item>
          <text:p text:style-name="P318"><text:span text:style-name="T528">undefined</text:span><text:span text:style-name="T201">: variável ainda se</text:span><text:span text:style-name="T202">m</text:span><text:span text:style-name="T196"> valor atribuído</text:span></text:p>
        </text:list-item>
        <text:list-item>
          <text:p text:style-name="P311">function</text:p>
        </text:list-item>
        <text:list-item>
          <text:p text:style-name="P312">object</text:p>
          <text:list>
            <text:list-item>
              <text:p text:style-name="P332"><text:span text:style-name="T528">null</text:span><text:span text:style-name="T200">: </text:span><text:span text:style-name="Source_20_Text"><text:span text:style-name="T273">representa uma informação vazia. Diferente de </text:span></text:span><text:span text:style-name="Emphasis"><text:span text:style-name="T356">undefined</text:span></text:span><text:span text:style-name="Source_20_Text"><text:span text:style-name="T273">, ele mostra que a variável foi </text:span></text:span><text:span text:style-name="Source_20_Text"><text:span text:style-name="T308">declarada mas com valor vazio</text:span></text:span><text:span text:style-name="Source_20_Text"><text:span text:style-name="T273">.</text:span></text:span><text:span text:style-name="Source_20_Text"><text:span text:style-name="T437"> </text:span></text:span><text:span text:style-name="Source_20_Text"><text:span text:style-name="T444">var e = </text:span></text:span><text:span text:style-name="Source_20_Text"><text:span text:style-name="T479">null</text:span></text:span><text:span text:style-name="Source_20_Text"><text:span text:style-name="T444">;</text:span></text:span></text:p>
            </text:list-item>
            <text:list-item>
              <text:p text:style-name="P319"><text:span text:style-name="T528">Array</text:span><text:span text:style-name="T192">: vetor<text:tab/></text:span><text:span text:style-name="Source_20_Text"><text:span text:style-name="T444">d = </text:span></text:span><text:span text:style-name="Source_20_Text"><text:span text:style-name="T477">[]</text:span></text:span><text:span text:style-name="Source_20_Text"><text:span text:style-name="T444">;</text:span></text:span></text:p>
            </text:list-item>
            <text:list-item>
              <text:p text:style-name="P319"><text:span text:style-name="T517">Elementos</text:span><text:span text:style-name="T192">: co</text:span><text:span text:style-name="T196">mo tags ou objetos</text:span><text:span text:style-name="T396"> <text:tab/></text:span><text:span text:style-name="Source_20_Text"><text:span text:style-name="T444">var c = </text:span></text:span><text:span text:style-name="Source_20_Text"><text:span text:style-name="T477">{}</text:span></text:span><text:span text:style-name="Source_20_Text"><text:span text:style-name="T444">;</text:span></text:span></text:p>
            </text:list-item>
          </text:list>
        </text:list-item>
      </text:list>
      <text:p text:style-name="P106"><text:span text:style-name="Source_20_Text"><text:span text:style-name="T250"/></text:span></text:p>
      <text:p text:style-name="P22"/>
      <text:p text:style-name="P22"/>
      <text:p text:style-name="P73">Operadores:</text:p>
      <text:p text:style-name="P24"/>
      <text:list xml:id="list3615463677" text:style-name="L8">
        <text:list-item>
          <text:p text:style-name="P327"><text:span text:style-name="T407">Aritmético</text:span><text:span text:style-name="T406">: </text:span></text:p>
          <text:p text:style-name="P313"/>
        </text:list-item>
      </text:list>
      <text:p text:style-name="P244">Ordem de <text:span text:style-name="T564">precedência</text:span> dos operadores:</text:p>
      <text:p text:style-name="P245"><draw:frame draw:style-name="fr1" draw:name="Figura1" text:anchor-type="paragraph" svg:x="1.492cm" svg:y="0.042cm" svg:width="4.68cm" svg:height="4.90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7.022cm" svg:y="0.101cm" svg:width="4.471cm" svg:height="4.919cm" draw:z-index="19"><draw:image xlink:href="Pictures/100000000000018B0000024F1AC7E95AA28F440A.jpg" xlink:type="simple" xlink:show="embed" xlink:actuate="onLoad" loext:mime-type="image/jpeg"/></draw:frame></text:p>
      <text:list xml:id="list158549724" text:style-name="L9">
        <text:list-item>
          <text:p text:style-name="P293">Concatenação</text:p>
        </text:list-item>
        <text:list-item>
          <text:p text:style-name="P294">Aritméticos</text:p>
        </text:list-item>
        <text:list-item>
          <text:p text:style-name="P294">Relacionais</text:p>
        </text:list-item>
        <text:list-item>
          <text:p text:style-name="P294">Negação lógica</text:p>
        </text:list-item>
        <text:list-item>
          <text:p text:style-name="P294">Conjunção &amp;&amp;</text:p>
        </text:list-item>
        <text:list-item>
          <text:p text:style-name="P294">Disjunção ||</text:p>
        </text:list-item>
      </text:list>
      <text:p text:style-name="P246"/>
      <text:p text:style-name="P246"/>
      <text:p text:style-name="P238"><text:span text:style-name="T65">(</text:span><text:span text:style-name="T416">/</text:span><text:span text:style-name="T65">) </text:span><text:span text:style-name="T66">divisão: 9 / 2 = 4.5<text:tab/>→</text:span><text:span text:style-name="T67"> </text:span><text:span text:style-name="T66">o resultado </text:span><text:span text:style-name="T68">de uma divisão retorna</text:span><text:span text:style-name="T66"> </text:span><text:span text:style-name="T68">um</text:span><text:span text:style-name="T66"> </text:span><text:span text:style-name="T37">tipo </text:span><text:span text:style-name="T128">real</text:span><text:span text:style-name="T153">.</text:span></text:p>
      <text:p text:style-name="P239"><text:span text:style-name="T65">(</text:span><text:span text:style-name="T416">%</text:span><text:span text:style-name="T65">) </text:span><text:span text:style-name="T69">resto da divisão inteira: 5 % 2 = 1</text:span></text:p>
      <text:p text:style-name="P124"><text:span text:style-name="T65">(</text:span><text:span text:style-name="T416">**</text:span><text:span text:style-name="T65">) </text:span><text:span text:style-name="T69">potenciação: 5 ** 2 = 25</text:span></text:p>
      <text:p text:style-name="P125"><text:span text:style-name="T69">(</text:span><text:span text:style-name="T416">+</text:span><text:span text:style-name="T98">) O operador de </text:span><text:span text:style-name="T43">concatenação</text:span><text:span text:style-name="T98"> de strings </text:span><text:span text:style-name="T43">tem preferência</text:span><text:span text:style-name="T98"> sobre o operador de adição numérica. Exemplos:</text:span><text:span text:style-name="T445">[‘1’+1=11] [1+1+‘1’=‘21’] [‘1’+1+1=111]</text:span></text:p>
      <text:list xml:id="list2431363702" text:style-name="L10">
        <text:list-item>
          <text:p text:style-name="P333"><text:span text:style-name="T388">Atribuição</text:span><text:span text:style-name="T397">: </text:span></text:p>
        </text:list-item>
      </text:list>
      <text:list xml:id="list3647617895" text:style-name="L11">
        <text:list-header>
          <text:p text:style-name="P295"/>
        </text:list-header>
      </text:list>
      <text:p text:style-name="P26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64"><text:span text:style-name="T564">Incremento</text:span> / <text:span text:style-name="T564">decremento</text:span>:</text:p>
      <text:list xml:id="list4244899884" text:style-name="L12">
        <text:list-item>
          <text:p text:style-name="P282"><text:span text:style-name="T70">pré-inc</text:span><text:span text:style-name="T102">r</text:span><text:span text:style-name="T70">emento: </text:span><text:span text:style-name="T363">++</text:span><text:span text:style-name="T364">n</text:span></text:p>
        </text:list-item>
        <text:list-item>
          <text:p text:style-name="P296">pré-decremento: <text:span text:style-name="T834">--n</text:span></text:p>
        </text:list-item>
        <text:list-item>
          <text:p text:style-name="P296">pós-incremento: <text:span text:style-name="T834">n++</text:span></text:p>
        </text:list-item>
        <text:list-item>
          <text:p text:style-name="P296">pós-decremento: <text:span text:style-name="T834">n--</text:span></text:p>
        </text:list-item>
      </text:list>
      <text:p text:style-name="P27"/>
      <text:p text:style-name="P27"/>
      <text:p text:style-name="P27"/>
      <text:p text:style-name="P27"/>
      <text:p text:style-name="P27"/>
      <text:list xml:id="list210745325727007" text:continue-list="list3647617895" text:style-name="L11">
        <text:list-item>
          <text:p text:style-name="P328"><text:span text:style-name="T407">Relacional</text:span><text:span text:style-name="T406">:</text:span></text:p>
        </text:list-item>
      </text:list>
      <text:p text:style-name="P28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249"/>
      <text:p text:style-name="P247">Toda expressão que tenha operador <text:span text:style-name="T623">relacional</text:span> vai retornar um <text:span text:style-name="T623">valor booleano</text:span>.</text:p>
      <text:p text:style-name="P248"/>
      <text:p text:style-name="P248"/>
      <text:p text:style-name="P248"/>
      <text:list xml:id="list3178430904" text:style-name="L13">
        <text:list-item>
          <text:p text:style-name="P314">Lógico:</text:p>
        </text:list-item>
      </text:list>
      <text:p text:style-name="P26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9"/>
      <text:list xml:id="list3023231833" text:style-name="L14">
        <text:list-item>
          <text:p text:style-name="P335"><text:span text:style-name="T407">Identidade</text:span><text:span text:style-name="T406">:</text:span></text:p>
        </text:list-item>
      </text:list>
      <text:p text:style-name="P250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51"/>
      <text:p text:style-name="P252"><text:span text:style-name="T59">(</text:span><text:span text:style-name="T414">===</text:span><text:span text:style-name="T59">) </text:span><text:span text:style-name="T60">Também conhecido como operador de </text:span><text:span text:style-name="T151">igualdade</text:span><text:span text:style-name="T160"> restrit</text:span><text:span text:style-name="T161">o</text:span><text:span text:style-name="T60">, </text:span><text:span text:style-name="T59">ele </text:span><text:span text:style-name="T35">testa se o valor e o tipo das variáveis são iguais</text:span><text:span text:style-name="T59">, ou seja, idênticas. A</text:span><text:span text:style-name="T61">ssim como (</text:span><text:span text:style-name="T415">!==</text:span><text:span text:style-name="T61">) é o operador de </text:span><text:span text:style-name="T152">desigualdade</text:span><text:span text:style-name="T161"> restrito</text:span></text:p>
      <text:p text:style-name="P253"/>
      <text:p text:style-name="P254"/>
      <text:p text:style-name="P254"/>
      <text:list xml:id="list210745503354015" text:continue-list="list3178430904" text:style-name="L13">
        <text:list-item>
          <text:p text:style-name="P336"><text:span text:style-name="T407">Ternário</text:span><text:span text:style-name="T406">:</text:span></text:p>
        </text:list-item>
      </text:list>
      <text:p text:style-name="P87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87"/>
      <text:p text:style-name="P87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87"/>
      <text:p text:style-name="P87"/>
      <text:p text:style-name="P87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87"/>
      <text:p text:style-name="P87"/>
      <text:p text:style-name="P30"/>
      <text:p text:style-name="P237">Falsy e Truthy:</text:p>
      <text:p text:style-name="P25"/>
      <text:p text:style-name="P2"><text:span text:style-name="T786">Além do </text:span><text:span text:style-name="Emphasis"><text:span text:style-name="T838">true</text:span></text:span><text:span text:style-name="Emphasis"><text:span text:style-name="T788"> </text:span></text:span><text:span text:style-name="T786">e do </text:span><text:span text:style-name="Emphasis"><text:span text:style-name="T838">false</text:span></text:span><text:span text:style-name="T786">, o JavaScript aceita outras informações que não são booleanos e os interpreta como se fosse </text:span><text:span text:style-name="Emphasis"><text:span text:style-name="T788">true </text:span></text:span><text:span text:style-name="T786">ou </text:span><text:span text:style-name="Emphasis"><text:span text:style-name="T788">false</text:span></text:span><text:span text:style-name="T786">. Esses casos </text:span><text:span text:style-name="T796">são </text:span><text:span text:style-name="T786">chama</text:span><text:span text:style-name="T796">dos</text:span><text:span text:style-name="T786"> de </text:span><text:span text:style-name="Emphasis"><text:span text:style-name="T838">truthy</text:span></text:span><text:span text:style-name="T786"> e </text:span><text:span text:style-name="Emphasis"><text:span text:style-name="T838">falsy</text:span></text:span><text:span text:style-name="T786">.</text:span></text:p>
      <text:p text:style-name="P153"><text:span text:style-name="T197">Um valor </text:span><text:span text:style-name="Emphasis"><text:span text:style-name="T276">Falsy</text:span></text:span><text:span text:style-name="Emphasis"><text:span text:style-name="T197"> </text:span></text:span><text:span text:style-name="T197">é algo que foi avaliado como </text:span><text:span text:style-name="Emphasis"><text:span text:style-name="T340">false</text:span></text:span><text:span text:style-name="T197">, no processo de coerção (conversão de tipos).</text:span></text:p>
      <text:p text:style-name="P170"/>
      <text:p text:style-name="P170"><draw:frame draw:style-name="fr1" draw:name="Figura21" text:anchor-type="paragraph" svg:x="0.189cm" svg:y="0.157cm" svg:width="17.903cm" svg:height="6.078cm" draw:z-index="20"><draw:image xlink:href="Pictures/10000201000002BA000000ED2BB1E3B2831F700B.png" xlink:type="simple" xlink:show="embed" xlink:actuate="onLoad" loext:mime-type="image/png"/></draw:frame></text:p>
      <text:p text:style-name="P179"><text:span text:style-name="T796">U</text:span><text:span text:style-name="T786">m valor </text:span><text:span text:style-name="Emphasis"><text:span text:style-name="T793">Truthy</text:span></text:span><text:span text:style-name="Emphasis"><text:span text:style-name="T787"> </text:span></text:span><text:span text:style-name="T786">é algo que foi avaliado como </text:span><text:span text:style-name="Emphasis"><text:span text:style-name="T797">true</text:span></text:span><text:span text:style-name="T786">, no processo de coerção </text:span></text:p>
      <text:p text:style-name="P169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75"><text:span text:style-name="T370">A classe</text:span><text:span text:style-name="T176">O </text:span><text:span text:style-name="T177">objeto</text:span><text:span text:style-name="T71"> </text:span><text:span text:style-name="T431">Math</text:span><text:span text:style-name="T417">.</text:span><text:span text:style-name="T71"> possui vários métodos e atributos internos para operações Matemáticas. Veja alguns exemplos:</text:span></text:p>
      <text:p text:style-name="P171"><draw:frame draw:style-name="fr1" draw:name="Figura25" text:anchor-type="paragraph" svg:x="1.319cm" svg:y="0.182cm" svg:width="14.771cm" svg:height="9.733cm" draw:z-index="24"><draw:image xlink:href="Pictures/100000000000022D0000016F0F251ED1AD67700E.jpg" xlink:type="simple" xlink:show="embed" xlink:actuate="onLoad" loext:mime-type="image/jpeg"/></draw:frame><text:span text:style-name="T647">*</text:span><text:span text:style-name="T780">N</text:span>o arredondamento aritmético, quando estamos no <text:span text:style-name="T623">meio exato</text:span> (por exemplo: 0,5 ou 9,5), o método sempre arredondará para o númer<text:span text:style-name="T780">o</text:span> <text:span text:style-name="T564">par</text:span> mais próximo <text:span text:style-name="T780">(mesmo exemplo: 0 e 10).</text:span></text:p>
      <text:p text:style-name="P177">Módulo C</text:p>
      <text:p text:style-name="P173"/>
      <text:list xml:id="list3837950848" text:style-name="L15">
        <text:list-item>
          <text:p text:style-name="P338"><text:span text:style-name="T72">No VSCode, instale a extensão </text:span><text:span text:style-name="T38">Node.JS Exec</text:span><text:span text:style-name="T72"> </text:span><text:span text:style-name="T73">da </text:span><text:span text:style-name="T164">Mirama</text:span><text:span text:style-name="T165">c</text:span><text:span text:style-name="T73">,</text:span><text:span text:style-name="T74"> </text:span><text:span text:style-name="T75">ela serve para executar arquivos </text:span><text:span text:style-name="T39">.js</text:span><text:span text:style-name="T75"> diretamente do VSCode, apertando </text:span><text:span text:style-name="T39">F8</text:span><text:span text:style-name="T75">.</text:span></text:p>
        </text:list-item>
        <text:list-item>
          <text:p text:style-name="P339"><text:span text:style-name="T75">Instale também </text:span><text:span text:style-name="T74">a extensão </text:span><text:span text:style-name="T40">Live Server</text:span><text:span text:style-name="T74"> da </text:span><text:span text:style-name="T164">Ritwick Dey</text:span><text:span text:style-name="T73">, </text:span><text:span text:style-name="T76">bem como</text:span><text:span text:style-name="T73"> sua </text:span><text:span text:style-name="T76">respectiva </text:span><text:span text:style-name="T73">extensão para o Google Chrome, </text:span><text:span text:style-name="T75">ela serve para exibição do seu código no navegador em </text:span><text:span text:style-name="T77">tempo real</text:span><text:span text:style-name="T75">. </text:span><text:span text:style-name="T77">P</text:span><text:span text:style-name="T78">ara executar o Live Server, abra</text:span><text:span text:style-name="T76"> VSCode → paleta de comandos (Control+Shift+P) e confirme a seguinte linha: </text:span><text:span text:style-name="T353">&gt;Live Server</text:span><text:span text:style-name="T76">. </text:span><text:span text:style-name="T79">Pronto! </text:span><text:span text:style-name="T103">A extensão abrirá</text:span><text:span text:style-name="T79"> uma nova guia no seu navegador com um </text:span><text:span text:style-name="T80">micro</text:span><text:span text:style-name="T75"> </text:span><text:span text:style-name="T79">servidor </text:span><text:span text:style-name="T75">operando a visualização do seu código.</text:span></text:p>
        </text:list-item>
      </text:list>
      <text:p text:style-name="P31"/>
      <text:p text:style-name="P32"><text:span text:style-name="T646">Depuração</text:span> significa executar o código passo a passo em uma ferramenta de depuração<text:span text:style-name="T770">(debugger)</text:span>, como o Visual Studio, para localizar o ponto exato em que você cometeu um erro de programação. No VSCode, para abrir a ferramenta de depuração, primeiro selecione um ponto de interru<text:span text:style-name="T680">p</text:span>ção e depois aperte <text:span text:style-name="T834">F5</text:span>.</text:p>
      <text:p text:style-name="P32"/>
      <text:p text:style-name="P3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33"/>
      <text:p text:style-name="P33"/>
      <text:p text:style-name="P255"><text:span text:style-name="T373">D</text:span><text:span text:style-name="T372">OM</text:span><text:span text:style-name="T55"> – </text:span><text:span text:style-name="T34">Document Object Model</text:span><text:span text:style-name="T55"> é um </text:span><text:span text:style-name="T81">facilitador, um</text:span><text:span text:style-name="T55"> conjunto de objetos dentro do navegador que dá acesso aos componentes internos do web site. </text:span><text:span text:style-name="T82">E</text:span><text:span text:style-name="T55">stá presente quando roda JS dentro do navegador. </text:span><text:span text:style-name="T83">Em outras palavras, </text:span><text:span text:style-name="T134">é </text:span><text:span text:style-name="T137">como</text:span><text:span text:style-name="T134"> o JS se comunica com o HTML/CSS.</text:span></text:p>
      <text:p text:style-name="P34"/>
      <text:p text:style-name="P257"><text:span text:style-name="T372">Árvore</text:span><text:span text:style-name="T379"> </text:span><text:span text:style-name="T372">DOM</text:span><text:span text:style-name="T379"> </text:span><text:span text:style-name="T55">– começa da raiz, chamada de </text:span><text:span text:style-name="T163">window </text:span><text:span text:style-name="T55">(tudo dentro do Javascript está dentro desse objeto). Essa árvore é hierárquica, possuindo pais (</text:span><text:span text:style-name="T34">parents</text:span><text:span text:style-name="T55">) e filhos (</text:span><text:span text:style-name="T34">child</text:span><text:span text:style-name="T55">). </text:span><text:span text:style-name="T84">O</text:span><text:span text:style-name="T109"> objeto principal </text:span><text:span text:style-name="T111">é </text:span><text:span text:style-name="T47">.document </text:span></text:p>
      <text:p text:style-name="P258"/>
      <text:p text:style-name="P256"><text:span text:style-name="T372">Elemento</text:span><text:span text:style-name="T55"> é cada retângulo apresentado na figura ao lado.</text:span></text:p>
      <text:p text:style-name="P259"/>
      <text:p text:style-name="P259"/>
      <text:p text:style-name="P259"/>
      <text:p text:style-name="P261"><text:span text:style-name="T408">M</text:span><text:span text:style-name="T407">é</text:span><text:span text:style-name="T409">todos </text:span><text:span text:style-name="T411">para</text:span><text:span text:style-name="T410"> </text:span><text:span text:style-name="T383">acessar</text:span><text:span text:style-name="T409">/selecionar</text:span><text:span text:style-name="T406"> </text:span><text:span text:style-name="T407">elementos</text:span><text:span text:style-name="T406">:</text:span></text:p>
      <text:p text:style-name="P260"/>
      <text:list xml:id="list3432946068" text:style-name="L16">
        <text:list-item>
          <text:p text:style-name="P337"><text:span text:style-name="T85">por </text:span><text:span text:style-name="T41">Tag</text:span><text:span text:style-name="T85">: </text:span><text:span text:style-name="T354">getElement</text:span><text:span text:style-name="T432">s</text:span><text:span text:style-name="T366">ByTagName()</text:span></text:p>
        </text:list-item>
        <text:list-item>
          <text:p text:style-name="P283"><text:span text:style-name="T85">por </text:span><text:span text:style-name="T41">ID</text:span><text:span text:style-name="T85">: </text:span><text:span text:style-name="T354">getElement</text:span><text:span text:style-name="T366">By</text:span><text:span text:style-name="T367">Id</text:span><text:span text:style-name="T366">()</text:span></text:p>
        </text:list-item>
        <text:list-item>
          <text:p text:style-name="P283"><text:span text:style-name="T85">por </text:span><text:span text:style-name="T41">Nome</text:span><text:span text:style-name="T85">: </text:span><text:span text:style-name="T354">getElement</text:span><text:span text:style-name="T432">s</text:span><text:span text:style-name="T366">ByName()</text:span></text:p>
        </text:list-item>
        <text:list-item>
          <text:p text:style-name="P283"><text:span text:style-name="T85">por </text:span><text:span text:style-name="T41">Classe</text:span><text:span text:style-name="T85">: </text:span><text:span text:style-name="T354">getElement</text:span><text:span text:style-name="T432">s</text:span><text:span text:style-name="T366">By</text:span><text:span text:style-name="T367">ClassName</text:span><text:span text:style-name="T366">()</text:span></text:p>
        </text:list-item>
        <text:list-item>
          <text:p text:style-name="P283"><text:span text:style-name="T85">por </text:span><text:span text:style-name="T41">Seletor</text:span><text:span text:style-name="T85"> (CSS): </text:span><text:span text:style-name="T368">querySelector()</text:span><text:span text:style-name="T86"> ou sua versão no plural </text:span><text:span text:style-name="T355">querySelector</text:span><text:span text:style-name="T368">All</text:span><text:span text:style-name="T355">()</text:span></text:p>
        </text:list-item>
      </text:list>
      <text:p text:style-name="P35"/>
      <text:p text:style-name="P119"><text:span text:style-name="T407">Métodos para </text:span><text:span text:style-name="T382">pegar</text:span><text:span text:style-name="T412"> valores</text:span><text:span text:style-name="T413"> </text:span><text:span text:style-name="T407">de caixas de texto:</text:span></text:p>
      <text:p text:style-name="P72"/>
      <text:list xml:id="list984232825" text:style-name="L17">
        <text:list-item>
          <text:p text:style-name="P297"><text:span text:style-name="T740">innerText</text:span>: <text:span text:style-name="T641">Usada como </text:span><text:span text:style-name="T645">um método </text:span><text:span text:style-name="T641">getter</text:span>, retorna de maneira aproximada o texto que o usuário obteria caso tivesse selecionado o conteúdo e copiado para a área de transferência. <text:line-break/></text:p>
        </text:list-item>
        <text:list-item>
          <text:p text:style-name="P298"><text:span text:style-name="T740">InnerHTML</text:span>: <text:span text:style-name="T671">essa propriedade </text:span><text:span text:style-name="T567">retorna o texto já </text:span><text:span text:style-name="T564">formatado</text:span> <text:span text:style-name="T671">pois </text:span>acompanha as <text:span text:style-name="T623">tags</text:span> HTML.<text:span text:style-name="T671">Exemplo:</text:span></text:p>
        </text:list-item>
      </text:list>
      <text:p text:style-name="P154"><text:span text:style-name="T466">res</text:span><text:span text:style-name="T467">ultado</text:span><text:span text:style-name="T473">.innerHTML</text:span><text:span text:style-name="T33"> = </text:span><text:span text:style-name="T469">`A soma entre </text:span><text:span text:style-name="T464">${</text:span><text:span text:style-name="T466">n1</text:span><text:span text:style-name="T464">}</text:span><text:span text:style-name="T469"> e </text:span><text:span text:style-name="T464">${</text:span><text:span text:style-name="T466">n2</text:span><text:span text:style-name="T464">}</text:span><text:span text:style-name="T469"> é </text:span><text:span text:style-name="T666">&lt;strong&gt;</text:span><text:span text:style-name="T655">${</text:span><text:span text:style-name="T660">s</text:span><text:span text:style-name="T655">}</text:span><text:span text:style-name="T666">&lt;/strong&gt;</text:span><text:span text:style-name="T469">`</text:span></text:p>
      <text:p text:style-name="P174"/>
      <text:p text:style-name="P174"/>
      <text:p text:style-name="P50"><text:span text:style-name="T772">Exemplo de </text:span><text:span text:style-name="T568">como i</text:span><text:span text:style-name="T564">mporta</text:span><text:span text:style-name="T568">r</text:span><text:span text:style-name="T564"> um arquivo </text:span><text:span text:style-name="T568">JS</text:span> para dentro de um arquivo HTML:<text:line-break/><text:tab/><text:span text:style-name="T686">&lt;</text:span><text:span text:style-name="T706">script</text:span><text:span text:style-name="T686"> language="javascript" </text:span><text:span text:style-name="T706">src</text:span><text:span text:style-name="T686">="pasta/funcoes.js"</text:span><text:span text:style-name="T706">&gt;</text:span></text:p>
      <text:p text:style-name="P50"/>
      <text:p text:style-name="P50"/>
      <text:p text:style-name="P50"/>
      <text:p text:style-name="P115"><text:span text:style-name="T30">E</text:span><text:span text:style-name="T29">ventos</text:span><text:span text:style-name="T31"> </text:span><text:span text:style-name="T28">DOM</text:span><text:span text:style-name="T29">:</text:span></text:p>
      <text:p text:style-name="P36">Nota: Consulte o exercício 006.html para mais informações</text:p>
      <text:p text:style-name="P37"/>
      <text:p text:style-name="P262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63"><text:span text:style-name="T418">Evento</text:span><text:span text:style-name="T55"> é um bloco de função, que será executado quando uma determinada ação acontecer. É delimitado por chaves </text:span><text:span text:style-name="T362">{}</text:span><text:span text:style-name="T55"> </text:span><text:span text:style-name="T87">e não, necessariamente, executa automaticamente. Podem ser configurados tanto na parte HTML </text:span><text:span text:style-name="T351">&lt;body&gt;</text:span><text:span text:style-name="T87"> quanto na parte Javascript </text:span><text:span text:style-name="T351">&lt;script&gt;</text:span><text:span text:style-name="T87"> </text:span><text:span text:style-name="T88">através dos </text:span><text:span text:style-name="T162">Listeners</text:span><text:span text:style-name="T88">. </text:span><text:span text:style-name="T89">Em outras palavras, </text:span><text:span text:style-name="T87">Eventos</text:span><text:span text:style-name="T90"> são um conjunto de </text:span><text:span text:style-name="T135">ações</text:span><text:span text:style-name="T154">, </text:span><text:span text:style-name="T135">interações do usuário</text:span><text:span text:style-name="T90"> que são realizadas em um determinado </text:span><text:span text:style-name="T135">elemento</text:span><text:span text:style-name="T90"> da página web, seja ele um texto, uma imagem, ou uma </text:span><text:span text:style-name="T103">&lt;</text:span><text:span text:style-name="T90">div</text:span><text:span text:style-name="T103">&gt;</text:span><text:span text:style-name="T90">, por exemplo.</text:span></text:p>
      <text:p text:style-name="P267"><text:span text:style-name="T191">Esse </text:span><text:a xlink:type="simple" xlink:href="https://developer.mozilla.org/pt-BR/docs/Web/Events" text:style-name="Internet_20_link" text:visited-style-name="Visited_20_Internet_20_Link"><text:span text:style-name="T548">link</text:span></text:a><text:span text:style-name="T191"> leva à documentação oficial que descreve todos os </text:span><text:span text:style-name="T289">eventos</text:span><text:span text:style-name="T191"> disponíveis para Javascript. Veja alguns principais:</text:span></text:p>
      <text:p text:style-name="P37"/>
      <text:list xml:id="list1808394966" text:style-name="L18">
        <text:list-item>
          <text:p text:style-name="P299"><text:span text:style-name="T564">onClick</text:span>: apertar e soltar rapidamente</text:p>
        </text:list-item>
        <text:list-item>
          <text:p text:style-name="P300"><text:span text:style-name="T564">onMouseEnter</text:span>: clicar com o mouse</text:p>
        </text:list-item>
        <text:list-item>
          <text:p text:style-name="P300"><text:span text:style-name="T564">onMouseMove</text:span>: mover o mouse sobre o objeto</text:p>
        </text:list-item>
        <text:list-item>
          <text:p text:style-name="P300"><text:span text:style-name="T564">onMouseOver</text:span>: define ação quando o usuário passa o mouse sobre o elemento </text:p>
        </text:list-item>
        <text:list-item>
          <text:p text:style-name="P299"><text:span text:style-name="T564">onMouseOut</text:span>: define ação quando o usuário retira o mouse sobre o elemento </text:p>
        </text:list-item>
        <text:list-item>
          <text:p text:style-name="P300"><text:span text:style-name="T564">onMouseDown</text:span>: <text:span text:style-name="T652">segurar o click</text:span></text:p>
        </text:list-item>
        <text:list-item>
          <text:p text:style-name="P300"><text:span text:style-name="T564">onMouseUp</text:span>: soltar o click</text:p>
        </text:list-item>
        <text:list-item>
          <text:p text:style-name="P300"><text:span text:style-name="T564">onBlur</text:span>: remove o foco do elemento </text:p>
        </text:list-item>
        <text:list-item>
          <text:p text:style-name="P300"><text:span text:style-name="T564">onChange</text:span>: muda o valor do elemento </text:p>
        </text:list-item>
        <text:list-item>
          <text:p text:style-name="P300"><text:span text:style-name="T564">onFocus</text:span>: o elemento é focado</text:p>
        </text:list-item>
        <text:list-item>
          <text:p text:style-name="P300"><text:span text:style-name="T564">onKeyPress</text:span>: o usuário pressiona uma tecla sobre o elemento</text:p>
        </text:list-item>
        <text:list-item>
          <text:p text:style-name="P300"><text:span text:style-name="T564">onLoad</text:span>: carrega o elemento por completo </text:p>
        </text:list-item>
        <text:list-item>
          <text:p text:style-name="P300"><text:span text:style-name="T564">onSubmit</text:span>: define ação ao enviar um formulário</text:p>
        </text:list-item>
      </text:list>
      <text:p text:style-name="P37"/>
      <text:p text:style-name="P38">Existem 2 <text:span text:style-name="T564">maneiras de aplicar eventos</text:span> aos elementos HTML:</text:p>
      <text:p text:style-name="P38"/>
      <text:list xml:id="list2032086423" text:style-name="L19">
        <text:list-item>
          <text:p text:style-name="P301"><text:span text:style-name="T646">Inline</text:span>:</text:p>
        </text:list-item>
      </text:list>
      <text:p text:style-name="P186"><text:span text:style-name="Source_20_Text"><text:span text:style-name="T650">&lt;h1 </text:span></text:span><text:span text:style-name="Source_20_Text"><text:span text:style-name="T651">onclick</text:span></text:span><text:span text:style-name="Source_20_Text"><text:span text:style-name="T650">="this.innerHTML='Isso acontece quando usamos evento onClick!'"<text:tab/><text:tab/></text:span></text:span></text:p>
      <text:p text:style-name="Standard"><text:span text:style-name="Source_20_Text"><text:span text:style-name="T433">&gt;</text:span></text:span><text:span text:style-name="Source_20_Text"><text:span text:style-name="T455">Clique nesse link para testar o evento onClick!</text:span></text:span><text:span text:style-name="Source_20_Text"><text:span text:style-name="T433">&lt;/h1&gt;</text:span></text:span></text:p>
      <text:p text:style-name="P192"/>
      <text:list xml:id="list1100403503" text:style-name="L20">
        <text:list-item>
          <text:p text:style-name="P343"><text:span text:style-name="T419">Evento Externo:</text:span><text:span text:style-name="T42"> </text:span><text:span text:style-name="T91">usamos o </text:span><text:span text:style-name="T130">Listener</text:span><text:span text:style-name="T90">, </text:span><text:span text:style-name="T92">ou manipulador de eventos,</text:span><text:span text:style-name="T90"> é uma estrutura programada que “</text:span><text:span text:style-name="T166">ouve”</text:span><text:span text:style-name="T90"> eventos, os quais foram registrados para ele, </text:span><text:span text:style-name="T99">dessa forma</text:span><text:span text:style-name="T90"> uma parte do programa será acionada assim que um evento for realizado.<text:line-break/></text:span></text:p>
        </text:list-item>
      </text:list>
      <text:p text:style-name="P1"><text:span text:style-name="Source_20_Text"><text:span text:style-name="T648">addEventListener</text:span></text:span><text:span text:style-name="Source_20_Text"><text:span text:style-name="T798"> </text:span></text:span><text:span text:style-name="T786">é a maneira de registrar uma espera de evento, </text:span><text:span text:style-name="T799">esse método alternativo foi criado para não poluir o código HTML pois a descrição dos eventos estarão dentro da tag </text:span><text:span text:style-name="T841">&lt;script&gt;</text:span><text:span text:style-name="T799"> e não n</text:span><text:span text:style-name="T832">a</text:span><text:span text:style-name="T799"> </text:span><text:span text:style-name="T841">&lt;body&gt;</text:span><text:span text:style-name="T799">. Exemplo:<text:line-break/></text:span></text:p>
      <text:p text:style-name="P92"><text:span text:style-name="T653">&lt;</text:span><text:span text:style-name="T655">input</text:span> <text:span text:style-name="T660">type</text:span>=<text:span text:style-name="T666">"button"</text:span> <text:span text:style-name="T660">value</text:span>=<text:span text:style-name="T666">"somar"</text:span> <text:span text:style-name="T697">onclick</text:span> = <text:span text:style-name="T666">"</text:span><text:span text:style-name="T669">somar</text:span><text:span text:style-name="T666">()"</text:span><text:span text:style-name="T653">&gt;</text:span></text:p>
      <text:p text:style-name="P94">&lt;!--cria botão `somar` e evento nomeado `somar()`-→<text:tab/></text:p>
      <text:p text:style-name="P92"><text:span text:style-name="T653">&lt;</text:span><text:span text:style-name="T697">script</text:span><text:span text:style-name="T653">&gt;<text:tab/><text:tab/><text:tab/><text:tab/><text:tab/><text:tab/><text:tab/><text:tab/><text:tab/><text:tab/></text:span></text:p>
      <text:p text:style-name="P132"><text:span text:style-name="T658"><text:tab/>function</text:span><text:span text:style-name="T785"> </text:span><text:span text:style-name="T670">somar</text:span><text:span text:style-name="T785">() {<text:tab/><text:tab/><text:tab/><text:tab/><text:tab/><text:tab/><text:tab/></text:span></text:p>
      <text:p text:style-name="P93"><text:span text:style-name="T657"><text:tab/><text:tab/>var</text:span><text:span text:style-name="T784"> </text:span><text:span text:style-name="T662">s</text:span><text:span text:style-name="T784"> = </text:span><text:span text:style-name="T662">n1</text:span><text:span text:style-name="T784"> + </text:span><text:span text:style-name="T662">n2<text:tab/><text:tab/><text:tab/><text:tab/><text:tab/><text:tab/></text:span></text:p>
      <text:p text:style-name="P92"><text:tab/>}<text:tab/><text:tab/><text:tab/><text:tab/><text:tab/><text:tab/><text:tab/><text:tab/><text:tab/><text:tab/></text:p>
      <text:p text:style-name="P132"><text:span text:style-name="T654">&lt;/</text:span><text:span text:style-name="T700">script</text:span><text:span text:style-name="T654">&gt;<text:tab/><text:tab/><text:tab/><text:tab/><text:tab/><text:tab/><text:tab/><text:tab/><text:tab/><text:tab/></text:span></text:p>
      <text:p text:style-name="P80"/>
      <text:p text:style-name="P268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672">Condições</text:span>:</text:p>
      <text:p text:style-name="P77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7"/>
      <text:p text:style-name="P77"/>
      <text:p text:style-name="P77"/>
      <text:p text:style-name="P77"/>
      <text:p text:style-name="P77"/>
      <text:p text:style-name="P78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1" draw:name="Figura14" text:anchor-type="paragraph" svg:x="8.652cm" svg:y="0.106cm" svg:width="6.579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70">Repetições:</text:p>
      <text:p text:style-name="P77"/>
      <text:p text:style-name="P77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7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ext:p text:style-name="P53"/>
      <text:p text:style-name="P53"/>
      <text:p text:style-name="P98"><text:span text:style-name="T203">A diferença </text:span><text:span text:style-name="T205">entre as</text:span><text:span text:style-name="T203"> estrutura</text:span><text:span text:style-name="T205">s</text:span><text:span text:style-name="T203"> de repetição </text:span><text:span text:style-name="T345">WHILE</text:span><text:span text:style-name="T203"> é que uma tem o teste lógico no início e a outra tem teste lógico no fim. </text:span><text:span text:style-name="T206">Usamos </text:span><text:span text:style-name="T347">DO</text:span><text:span text:style-name="T206">-</text:span><text:span text:style-name="T347">WHILE</text:span><text:span text:style-name="T206"> nos </text:span><text:span text:style-name="T203">casos em que é necessário executar o </text:span><text:span text:style-name="Emphasis"><text:span text:style-name="T346">while</text:span></text:span><text:span text:style-name="Emphasis"><text:span text:style-name="T204"> </text:span></text:span><text:span text:style-name="T203">pelo menos uma vez. </text:span></text:p>
      <text:p text:style-name="P53"/>
      <text:p text:style-name="P54">A<text:span text:style-name="T774">tenção para a</text:span> sintaxe da estrutura de repetição <text:span text:style-name="T833">FOR</text:span> <text:span text:style-name="T774">pois </text:span>é composta <text:span text:style-name="T774">de</text:span> 2 ponto-e-vírgula!</text:p>
      <text:p text:style-name="P54"/>
      <text:p text:style-name="P4"><text:span text:style-name="T786">Há ainda dois laços </text:span><text:span text:style-name="Emphasis"><text:span text:style-name="T839">FOR</text:span></text:span><text:span text:style-name="Emphasis"><text:span text:style-name="T794"> </text:span></text:span><text:span text:style-name="T800">especiais</text:span><text:span text:style-name="T786"> que permitem percorrer um vetor com maior facilidade. O </text:span><text:span text:style-name="T835">FOR</text:span><text:span text:style-name="Emphasis"><text:span text:style-name="T839">..</text:span></text:span><text:span text:style-name="Emphasis"><text:span text:style-name="T840">IN</text:span></text:span><text:span text:style-name="Emphasis"><text:span text:style-name="T788"> </text:span></text:span><text:span text:style-name="Emphasis"><text:span text:style-name="T789">e o </text:span></text:span><text:span text:style-name="Emphasis"><text:span text:style-name="T840">FOR..OF</text:span></text:span><text:span text:style-name="Emphasis"><text:span text:style-name="T789"> </text:span></text:span><text:span text:style-name="Emphasis"><text:span text:style-name="T790">(</text:span></text:span><text:span text:style-name="Emphasis"><text:span text:style-name="T791">melhor </text:span></text:span><text:span text:style-name="Emphasis"><text:span text:style-name="T790">explicado</text:span></text:span><text:span text:style-name="Emphasis"><text:span text:style-name="T792">s</text:span></text:span><text:span text:style-name="Emphasis"><text:span text:style-name="T790"> na seção de vetores)</text:span></text:span></text:p>
      <text:p text:style-name="P4"><text:span text:style-name="Emphasis"><text:span text:style-name="T795"/></text:span></text:p>
      <text:p text:style-name="P4"><text:span text:style-name="Emphasis"><text:span text:style-name="T795"/></text:span></text:p>
      <text:p text:style-name="P4"><text:span text:style-name="Emphasis"><text:span text:style-name="T795"/></text:span></text:p>
      <text:p text:style-name="P74">Emojis:</text:p>
      <text:p text:style-name="P57"/>
      <text:p text:style-name="P57">Para inserir <text:span text:style-name="T573">emojis</text:span> no código <text:span text:style-name="T623">Javascript</text:span>, utilize a sintaxe: <text:span text:style-name="T582">\u{</text:span><text:span text:style-name="T639">código</text:span><text:span text:style-name="T582">}</text:span></text:p>
      <text:p text:style-name="P57">Exemplo:<text:tab/><text:span text:style-name="T833">\u{1F603}</text:span></text:p>
      <text:p text:style-name="P269">Vetor<text:span text:style-name="T855">es</text:span>:</text:p>
      <text:p text:style-name="P55"/>
      <text:p text:style-name="P197"><text:span text:style-name="Strong_20_Emphasis"><text:span text:style-name="T207">Array</text:span></text:span><text:span text:style-name="Strong_20_Emphasis"><text:span text:style-name="T209">s</text:span></text:span><text:span text:style-name="Strong_20_Emphasis"><text:span text:style-name="T207"> </text:span></text:span><text:span text:style-name="T207">são usados para armazenar vários valores em uma única variáv</text:span><text:span text:style-name="T210">el</text:span><text:span text:style-name="T280">, </text:span><text:span text:style-name="T211">eles</text:span><text:span text:style-name="T281"> </text:span><text:span text:style-name="T211">são</text:span><text:span text:style-name="T207"> </text:span><text:span text:style-name="T211">considerados </text:span><text:span text:style-name="T207">tipos especiais de </text:span><text:span text:style-name="T309">objetos</text:span><text:span text:style-name="T207">. </text:span><text:span text:style-name="T212">Seu primeiro índice é zero (0).</text:span></text:p>
      <text:p text:style-name="P200"><text:span text:style-name="T113">No JavaScript,</text:span><text:span text:style-name="T48"> </text:span><text:span text:style-name="T115">como </text:span><text:span text:style-name="T113">os</text:span><text:span text:style-name="T112"> </text:span><text:span text:style-name="T114">v</text:span><text:span text:style-name="T113">etores </text:span><text:span text:style-name="T115">são </text:span><text:span text:style-name="T116">da mesma classe dos </text:span><text:span text:style-name="T115">objetos </text:span><text:span text:style-name="T116">pois vieram da mesma origem</text:span><text:span text:style-name="T115">, eles</text:span><text:span text:style-name="T113"> são</text:span><text:span text:style-name="T48"> </text:span><text:span text:style-name="T384">heterogêneos</text:span><text:span text:style-name="T113">, isto é, podem guardar valores de tipos diferentes, </text:span><text:span text:style-name="T114">s</text:span><text:span text:style-name="T113">endo assim,</text:span><text:span text:style-name="T112"> </text:span><text:span text:style-name="T114">é possível</text:span><text:span text:style-name="T49"> </text:span><text:span text:style-name="T112">ter variáveis de diferentes tipos no mesmo </text:span><text:span text:style-name="T117">a</text:span><text:span text:style-name="T112">rray! </text:span><text:span text:style-name="T118">Sejam eles </text:span><text:span text:style-name="T113">o</text:span><text:span text:style-name="T112">bjetos, funções </text:span><text:span text:style-name="T118">ou até mesm</text:span><text:span text:style-name="T112">o </text:span><text:span text:style-name="T117">outro array.</text:span><text:span text:style-name="T112"> Porém, </text:span><text:span text:style-name="T145">uma boa prática é construir vetores de um único tipo de dado</text:span><text:span text:style-name="T112">. </text:span><text:span text:style-name="T117">Veja um exemplo de um vetor com diferentes tipos de dados:</text:span></text:p>
      <text:p text:style-name="P199"><text:span text:style-name="Source_20_Text"><text:span text:style-name="T446">let vetor = </text:span></text:span><text:span text:style-name="Source_20_Text"><text:span text:style-name="T478">[</text:span></text:span><text:span text:style-name="Source_20_Text"><text:span text:style-name="T446">1,2,3,'a','b','c',true,false</text:span></text:span><text:span text:style-name="Source_20_Text"><text:span text:style-name="T478">]</text:span></text:span><text:span text:style-name="Source_20_Text"><text:span text:style-name="T446">;</text:span></text:span></text:p>
      <text:p text:style-name="P198"><text:span text:style-name="Source_20_Text"><text:span text:style-name="T435"/></text:span></text:p>
      <text:p text:style-name="P198"><text:span text:style-name="Source_20_Text"><text:span text:style-name="T435"/></text:span></text:p>
      <text:h text:style-name="P265" text:outline-level="3">Diferença entre Arrays e Objetos:</text:h>
      <text:p text:style-name="P157">Muitas linguagens de programação suportam arrays com <text:span text:style-name="T641">índices nomeados,</text:span> chamados <text:span text:style-name="T758">de</text:span> arrays associativas (ou hashes). <text:span text:style-name="T758">Porém, </text:span><text:span text:style-name="T633">o</text:span><text:span text:style-name="T623"> JavaScript </text:span><text:span text:style-name="T625">não</text:span><text:span text:style-name="T623"> suporta arrays com índices nomeados </text:span><text:span text:style-name="T633">(associativos)</text:span>, <text:span text:style-name="T566">usando sempre índices numerados.<text:line-break/></text:span><text:span text:style-name="T855">Enquanto que </text:span>os <text:span text:style-name="T623">objetos usam índices nomeados.</text:span></text:p>
      <text:p text:style-name="P158"><draw:frame draw:style-name="fr1" draw:name="Figura24" text:anchor-type="paragraph" svg:x="-0.155cm" svg:y="0.425cm" svg:width="18.038cm" svg:height="10.052cm" draw:z-index="23"><draw:image xlink:href="Pictures/10000000000002F7000001A71A7BB16A5A210DE9.jpg" xlink:type="simple" xlink:show="embed" xlink:actuate="onLoad" loext:mime-type="image/jpeg"/></draw:frame></text:p>
      <text:h text:style-name="P230" text:outline-level="2"><text:span text:style-name="T574">Manipulando </text:span><text:span text:style-name="T572">Vetores:</text:span> </text:h>
      <text:p text:style-name="P227"/>
      <text:p text:style-name="P56">Para adicionar um elemento ao final do vetor, faça: </text:p>
      <text:p text:style-name="P180"><text:span text:style-name="Source_20_Text"><text:span text:style-name="T683">vetor</text:span></text:span><text:span text:style-name="Source_20_Text"><text:span text:style-name="T702">.push(</text:span></text:span><text:span text:style-name="Source_20_Text"><text:span text:style-name="T683">novo_elemento</text:span></text:span><text:span text:style-name="Source_20_Text"><text:span text:style-name="T702">)</text:span></text:span><text:span text:style-name="Source_20_Text"><text:span text:style-name="T683">;</text:span></text:span></text:p>
      <text:p text:style-name="P56"/>
      <text:p text:style-name="P56">Para remover do final: </text:p>
      <text:p text:style-name="P180"><text:span text:style-name="Source_20_Text"><text:span text:style-name="T683">vetor</text:span></text:span><text:span text:style-name="Source_20_Text"><text:span text:style-name="T702">.pop()</text:span></text:span></text:p>
      <text:p text:style-name="P5"><text:span text:style-name="Source_20_Text"><text:span text:style-name="T249"/></text:span></text:p>
      <text:p text:style-name="P56">Para adicionar ao começo: </text:p>
      <text:p text:style-name="P180"><text:span text:style-name="Source_20_Text"><text:span text:style-name="T683">vetor</text:span></text:span><text:span text:style-name="Source_20_Text"><text:span text:style-name="T702">.unshift(</text:span></text:span><text:span text:style-name="Source_20_Text"><text:span text:style-name="T683">novo_elemento</text:span></text:span><text:span text:style-name="Source_20_Text"><text:span text:style-name="T702">)</text:span></text:span></text:p>
      <text:p text:style-name="P95"/>
      <text:p text:style-name="P56">Para remover do começo:</text:p>
      <text:p text:style-name="P180"><text:span text:style-name="Source_20_Text"><text:span text:style-name="T683">vetor</text:span></text:span><text:span text:style-name="Source_20_Text"><text:span text:style-name="T702">.shift()</text:span></text:span></text:p>
      <text:p text:style-name="P56"/>
      <text:p text:style-name="P59">Para ordenar de forma crescente:</text:p>
      <text:p text:style-name="P181"><text:span text:style-name="Source_20_Text"><text:span text:style-name="T683">vetor</text:span></text:span><text:span text:style-name="Source_20_Text"><text:span text:style-name="T702">.sort()</text:span></text:span></text:p>
      <text:p text:style-name="P59"/>
      <text:p text:style-name="P59">Para identificar o tamanho do vetor, use o <text:span text:style-name="T740">.length</text:span> – sem parênteses pois não é um método e sim um <text:span text:style-name="T564">atributo: </text:span></text:p>
      <text:p text:style-name="P181"><text:span text:style-name="Source_20_Text"><text:span text:style-name="T683">vetor</text:span></text:span><text:span text:style-name="Source_20_Text"><text:span text:style-name="T702">.</text:span></text:span><text:span text:style-name="Source_20_Text"><text:span text:style-name="T703">length</text:span></text:span></text:p>
      <text:p text:style-name="P187"/>
      <text:p text:style-name="P5"><text:span text:style-name="T804">Consulte </text:span><text:span text:style-name="T805">todos os</text:span><text:span text:style-name="T804"> comandos </text:span><text:a xlink:type="simple" xlink:href="https://developer.mozilla.org/pt-BR/docs/Web/JavaScript/Reference/Global_Objects/Array" text:style-name="Internet_20_link" text:visited-style-name="Visited_20_Internet_20_Link"><text:span text:style-name="T716">nesse link</text:span></text:a><text:span text:style-name="T804">.</text:span></text:p>
      <text:p text:style-name="P56"/>
      <text:p text:style-name="P83">Percorrendo vetores usando a iteração <text:span text:style-name="T842">FOR</text:span><text:span text:style-name="T765">..</text:span><text:span text:style-name="T842">IN</text:span><text:span text:style-name="T765">:</text:span></text:p>
      <text:p text:style-name="P83"/>
      <text:p text:style-name="P88"><text:span text:style-name="T762">for</text:span> (<text:span text:style-name="T655">let</text:span> <text:span text:style-name="T697">posição</text:span> <text:span text:style-name="T655">in</text:span> <text:span text:style-name="T697">vetor</text:span>) {                                         <text:tab/></text:p>
      <text:p text:style-name="P130"><text:span text:style-name="T23">    </text:span><text:span text:style-name="T465">console</text:span><text:span text:style-name="T23">.</text:span><text:span text:style-name="T547">log</text:span><text:span text:style-name="T23">(</text:span><text:span text:style-name="T468">`A posição </text:span><text:span text:style-name="T463">${</text:span><text:span text:style-name="T470">posição</text:span><text:span text:style-name="T463">}</text:span><text:span text:style-name="T468"> tem o valor </text:span><text:span text:style-name="T463">${</text:span><text:span text:style-name="T470">vetor</text:span><text:span text:style-name="T23">[</text:span><text:span text:style-name="T470">posição</text:span><text:span text:style-name="T23">]</text:span><text:span text:style-name="T463">}</text:span><text:span text:style-name="T468">`</text:span><text:span text:style-name="T23">)}</text:span></text:p>
      <text:p text:style-name="P91"/>
      <text:p text:style-name="P84">Diferença entre <text:span text:style-name="T837">FOR</text:span><text:span text:style-name="T641"> </text:span><text:span text:style-name="T837">IN</text:span><text:span text:style-name="T641"> e </text:span><text:span text:style-name="T837">FOR</text:span><text:span text:style-name="T641"> </text:span><text:span text:style-name="T837">OF</text:span><text:span text:style-name="T641">:</text:span></text:p>
      <text:p text:style-name="P60"/>
      <text:p text:style-name="P81"><text:span text:style-name="T605">A diferença principal é que enquanto o </text:span><text:span text:style-name="T744">for..in</text:span><text:span text:style-name="T608"> </text:span><text:span text:style-name="T609">itera</text:span><text:span text:style-name="T605"> sobre o </text:span><text:span text:style-name="Emphasis"><text:span text:style-name="T611">nome</text:span></text:span><text:span text:style-name="Emphasis"><text:span text:style-name="T612"> </text:span></text:span><text:span text:style-name="T605">das propriedades do objeto, o </text:span><text:span text:style-name="Source_20_Text"><text:span text:style-name="T745">for..of</text:span></text:span><text:span text:style-name="Source_20_Text"><text:span text:style-name="T610"> </text:span></text:span><text:span text:style-name="T609">itera</text:span><text:span text:style-name="T605"> sobre os </text:span><text:span text:style-name="Emphasis"><text:span text:style-name="T611">valores</text:span></text:span><text:span text:style-name="Emphasis"><text:span text:style-name="T612"> </text:span></text:span><text:span text:style-name="T605">dessas propriedades. Por exemplo: </text:span></text:p>
      <text:p text:style-name="P60"/>
      <text:p text:style-name="P90"><text:span text:style-name="T656">var</text:span><text:span text:style-name="T673"> </text:span><text:span text:style-name="T661">arr</text:span><text:span text:style-name="T673"> = [</text:span><text:span text:style-name="T667">"gato"</text:span><text:span text:style-name="T673">, </text:span><text:span text:style-name="T667">"cachorro"</text:span><text:span text:style-name="T673">, </text:span><text:span text:style-name="T667">"macaco"</text:span><text:span text:style-name="T673">];<text:tab/><text:tab/><text:tab/><text:tab/></text:span></text:p>
      <text:p text:style-name="P131"><text:span text:style-name="T697">for </text:span>(<text:span text:style-name="T655">var</text:span> <text:span text:style-name="T660">i</text:span> <text:span text:style-name="T697">in</text:span> <text:span text:style-name="T660">arr</text:span>) { <text:span text:style-name="T766"><text:tab/><text:tab/><text:tab/><text:tab/><text:tab/><text:tab/><text:tab/><text:tab/></text:span></text:p>
      <text:p text:style-name="P129">    <text:span text:style-name="T663">console</text:span><text:span text:style-name="T785">.</text:span><text:span text:style-name="T769">log</text:span><text:span text:style-name="T785">(</text:span><text:span text:style-name="T663">i</text:span><text:span text:style-name="T785">); </text:span><text:span text:style-name="T767">// Imprime "0", "1", "2"<text:tab/><text:tab/><text:tab/><text:tab/></text:span></text:p>
      <text:p text:style-name="P127"><text:span text:style-name="T678">}</text:span><text:span text:style-name="T768">__________________________________________________________<text:tab/></text:span></text:p>
      <text:p text:style-name="P131"><text:span text:style-name="T697">for </text:span>(<text:span text:style-name="T655">var</text:span> <text:span text:style-name="T660">i</text:span> <text:span text:style-name="T697">of</text:span> <text:span text:style-name="T660">arr</text:span>) { <text:span text:style-name="T766"><text:tab/><text:tab/><text:tab/><text:tab/><text:tab/><text:tab/><text:tab/><text:tab/></text:span></text:p>
      <text:p text:style-name="P129">    <text:span text:style-name="T663">console</text:span><text:span text:style-name="T769">.log</text:span><text:span text:style-name="T785">(</text:span><text:span text:style-name="T663">i</text:span><text:span text:style-name="T785">); </text:span><text:span text:style-name="T767">// Imprime "gato", "cachorro", "macaco"<text:tab/></text:span></text:p>
      <text:p text:style-name="P131">}<text:tab/><text:tab/><text:tab/><text:tab/><text:tab/><text:tab/><text:tab/><text:tab/><text:tab/><text:tab/><text:tab/></text:p>
      <text:p text:style-name="P272">Buscando valores dentro de um vetor:</text:p>
      <text:p text:style-name="P61"/>
      <text:p text:style-name="P60">Para isso, use o método <text:span text:style-name="T740">.index</text:span><text:span text:style-name="T764">O</text:span><text:span text:style-name="T740">f()</text:span>, ele <text:span text:style-name="T850">procura a posição/índice do valor e retorna</text:span> o <text:span text:style-name="T850">valor</text:span> da <text:span text:style-name="T564">chave</text:span> do elemento.<text:line-break/><text:span text:style-name="T564">Atenção</text:span>: se o elemento não for encontrado, esse método retornará o <text:span text:style-name="T564">valor </text:span><text:span text:style-name="T573">-1</text:span>. Exemplo:</text:p>
      <text:p text:style-name="P89"><text:span text:style-name="T763">if</text:span><text:span text:style-name="T833"> (</text:span><text:span text:style-name="T664">vetor</text:span><text:span text:style-name="T705">.indexOf(</text:span><text:span text:style-name="T664">num</text:span><text:span text:style-name="T833">.</text:span><text:span text:style-name="T664">value</text:span><text:span text:style-name="T705">)</text:span><text:span text:style-name="T833"> == </text:span><text:span text:style-name="T705">-1</text:span><text:span text:style-name="T833">) {</text:span> <text:span text:style-name="T775">//verifica se não existe número repetido</text:span></text:p>
      <text:p text:style-name="P60"/>
      <text:p text:style-name="P58"/>
      <text:p text:style-name="P75">Funç<text:span text:style-name="T855">ões</text:span>:</text:p>
      <text:p text:style-name="P52"/>
      <text:p text:style-name="P105"><text:span text:style-name="T213">Funções são ações executadas assim que são </text:span><text:span text:style-name="T292">chamadas</text:span><text:span text:style-name="T213"> ou em decorrência de algum </text:span><text:span text:style-name="T292">evento</text:span><text:span text:style-name="T321">. </text:span><text:span text:style-name="T322">P</text:span><text:span text:style-name="T213">ara criá-las, usamos</text:span><text:span text:style-name="T207"> </text:span><text:span text:style-name="T215">a palavra reservada </text:span><text:span text:style-name="Source_20_Text"><text:span text:style-name="T535">function</text:span></text:span><text:span text:style-name="Source_20_Text"><text:span text:style-name="T217"> </text:span></text:span><text:span text:style-name="Source_20_Text"><text:span text:style-name="T214">e para retornar um valor, usamos a palavra reservada </text:span></text:span><text:span text:style-name="Source_20_Text"><text:span text:style-name="T535">return</text:span></text:span><text:span text:style-name="Source_20_Text"><text:span text:style-name="T214">.</text:span></text:span></text:p>
      <text:p text:style-name="P105"><text:span text:style-name="Source_20_Text"><text:span text:style-name="T217">Tudo que estiver entre </text:span></text:span><text:span text:style-name="Source_20_Text"><text:span text:style-name="T293">parênteses </text:span></text:span><text:span text:style-name="Source_20_Text"><text:span text:style-name="T430">()</text:span></text:span><text:span text:style-name="Source_20_Text"><text:span text:style-name="T293"> são </text:span></text:span><text:span text:style-name="Source_20_Text"><text:span text:style-name="T310">parâmetros</text:span></text:span><text:span text:style-name="Source_20_Text"><text:span text:style-name="T293">, e entre chaves </text:span></text:span><text:span text:style-name="Source_20_Text"><text:span text:style-name="T430">{}</text:span></text:span><text:span text:style-name="Source_20_Text"><text:span text:style-name="T293"> são </text:span></text:span><text:span text:style-name="Source_20_Text"><text:span text:style-name="T311">blocos</text:span></text:span><text:span text:style-name="Source_20_Text"><text:span text:style-name="T218"> de</text:span></text:span><text:span text:style-name="Source_20_Text"><text:span text:style-name="T217"> códigos.</text:span></text:span></text:p>
      <text:p text:style-name="P103"><text:span text:style-name="Source_20_Text"><text:span text:style-name="T282"/></text:span></text:p>
      <text:p text:style-name="P103"><text:span text:style-name="Source_20_Text"><text:span text:style-name="T208">Além da forma tradicional de declarar, há ainda </text:span></text:span><text:span text:style-name="Source_20_Text"><text:span text:style-name="T216">mais 2</text:span></text:span><text:span text:style-name="Source_20_Text"><text:span text:style-name="T208"> formas de utilizar funções:</text:span></text:span></text:p>
      <text:p text:style-name="P103"><text:span text:style-name="Source_20_Text"><text:span text:style-name="T208"/></text:span></text:p>
      <text:list xml:id="list3686447840" text:style-name="L21">
        <text:list-item>
          <text:p text:style-name="P320"><text:span text:style-name="Source_20_Text"><text:span text:style-name="T389">função anônima</text:span></text:span><text:span text:style-name="Source_20_Text"><text:span text:style-name="T398">:</text:span></text:span><text:span text:style-name="Source_20_Text"><text:span text:style-name="T208"> </text:span></text:span><text:span text:style-name="Source_20_Text"><text:span text:style-name="T219">Por ser uma </text:span></text:span><text:span text:style-name="Source_20_Text"><text:span text:style-name="T294">linguagem funcional</text:span></text:span><text:span text:style-name="Source_20_Text"><text:span text:style-name="T219">, o JS permite a bizarrice de </text:span></text:span><text:span text:style-name="Source_20_Text"><text:span text:style-name="T282">armazenar função dentro de variável</text:span></text:span><text:span text:style-name="Source_20_Text"><text:span text:style-name="T219">, </text:span></text:span><text:span text:style-name="Source_20_Text"><text:span text:style-name="T208">não há declaração de um nome para a função </text:span></text:span><text:span text:style-name="Source_20_Text"><text:span text:style-name="T216">pois </text:span></text:span><text:span text:style-name="Source_20_Text"><text:span text:style-name="T295">o </text:span></text:span><text:span text:style-name="Source_20_Text"><text:span text:style-name="T296">que define o seu nome é a </text:span></text:span><text:span text:style-name="Source_20_Text"><text:span text:style-name="T295">própria </text:span></text:span><text:span text:style-name="Source_20_Text"><text:span text:style-name="T296">variável</text:span></text:span><text:span text:style-name="Source_20_Text"><text:span text:style-name="T208">. </text:span></text:span><text:span text:style-name="Source_20_Text"><text:span text:style-name="T220">Exemplo:</text:span></text:span></text:p>
        </text:list-item>
      </text:list>
      <text:p text:style-name="P113"><text:span text:style-name="Source_20_Text"><text:span text:style-name="T457">const soma2 = </text:span></text:span><text:span text:style-name="Source_20_Text"><text:span text:style-name="T483">function(</text:span></text:span><text:span text:style-name="Source_20_Text"><text:span text:style-name="T457">a,b</text:span></text:span><text:span text:style-name="Source_20_Text"><text:span text:style-name="T483">){</text:span></text:span><text:span text:style-name="Source_20_Text"><text:span text:style-name="T457"> </text:span></text:span><text:span text:style-name="Source_20_Text"><text:span text:style-name="T483">return</text:span></text:span><text:span text:style-name="Source_20_Text"><text:span text:style-name="T457"> a+b</text:span></text:span><text:span text:style-name="Source_20_Text"><text:span text:style-name="T483">;}</text:span></text:span></text:p>
      <text:list xml:id="list210745842712980" text:continue-numbering="true" text:style-name="L21">
        <text:list-header>
          <text:p text:style-name="P321"><text:span text:style-name="Source_20_Text"><text:span text:style-name="T435"/></text:span></text:p>
        </text:list-header>
        <text:list-item>
          <text:p text:style-name="P322"><text:span text:style-name="Source_20_Text"><text:span text:style-name="T389">função d</text:span></text:span><text:span text:style-name="Source_20_Text"><text:span text:style-name="T390">e</text:span></text:span><text:span text:style-name="Source_20_Text"><text:span text:style-name="T399"> </text:span></text:span><text:span text:style-name="Source_20_Text"><text:span text:style-name="T390">flecha </text:span></text:span><text:span text:style-name="Source_20_Text"><text:span text:style-name="T401">=&gt;</text:span></text:span><text:span text:style-name="Source_20_Text"><text:span text:style-name="T399">:</text:span></text:span><text:span text:style-name="Source_20_Text"><text:span text:style-name="T208"> </text:span></text:span><text:span text:style-name="Source_20_Text"><text:span text:style-name="T221">são</text:span></text:span><text:span text:style-name="Source_20_Text"><text:span text:style-name="T208"> declarado</text:span></text:span><text:span text:style-name="Source_20_Text"><text:span text:style-name="T221">s</text:span></text:span><text:span text:style-name="Source_20_Text"><text:span text:style-name="T208"> os parâmetros de entrada </text:span></text:span><text:span text:style-name="Source_20_Text"><text:span text:style-name="T221">entre</text:span></text:span><text:span text:style-name="Source_20_Text"><text:span text:style-name="T208"> parêntes</text:span></text:span><text:span text:style-name="Source_20_Text"><text:span text:style-name="T221">e</text:span></text:span><text:span text:style-name="Source_20_Text"><text:span text:style-name="T208">s e </text:span></text:span><text:span text:style-name="Source_20_Text"><text:span text:style-name="T241">logo</text:span></text:span><text:span text:style-name="Source_20_Text"><text:span text:style-name="T208"> </text:span></text:span><text:span text:style-name="Source_20_Text"><text:span text:style-name="T221">em </text:span></text:span><text:span text:style-name="Source_20_Text"><text:span text:style-name="T208">seguid</text:span></text:span><text:span text:style-name="Source_20_Text"><text:span text:style-name="T221">a </text:span></text:span><text:span text:style-name="Source_20_Text"><text:span text:style-name="T208">a sua definição/</text:span></text:span><text:span text:style-name="Source_20_Text"><text:span text:style-name="T222">operação</text:span></text:span><text:span text:style-name="Source_20_Text"><text:span text:style-name="T208"> </text:span></text:span><text:span text:style-name="Source_20_Text"><text:span text:style-name="T221">após a</text:span></text:span><text:span text:style-name="Source_20_Text"><text:span text:style-name="T208"> flecha </text:span></text:span><text:span text:style-name="Source_20_Text"><text:span text:style-name="T401">=&gt;</text:span></text:span><text:span text:style-name="Source_20_Text"><text:span text:style-name="T221"><text:line-break/></text:span></text:span><text:span text:style-name="Source_20_Text"><text:span text:style-name="T456">const soma3 = (a,b) </text:span></text:span><text:span text:style-name="Source_20_Text"><text:span text:style-name="T481">=&gt;</text:span></text:span><text:span text:style-name="Source_20_Text"><text:span text:style-name="T456"> a+b;</text:span></text:span><text:span text:style-name="Source_20_Text"><text:span text:style-name="T495"> // </text:span></text:span><text:span text:style-name="Source_20_Text"><text:span text:style-name="T496">variável = () =&gt; </text:span></text:span><text:span text:style-name="Source_20_Text"><text:span text:style-name="T497">operação<text:tab/></text:span></text:span></text:p>
        </text:list-item>
      </text:list>
      <text:p text:style-name="P102"><text:span text:style-name="Source_20_Text"><text:span text:style-name="T462"><text:tab/></text:span></text:span><text:span text:style-name="Source_20_Text"><text:span text:style-name="T456">const hello1 = () </text:span></text:span><text:span text:style-name="Source_20_Text"><text:span text:style-name="T481">=&gt;</text:span></text:span><text:span text:style-name="Source_20_Text"><text:span text:style-name="T456"> "Hello World!" </text:span></text:span><text:span text:style-name="Source_20_Text"><text:span text:style-name="T496">//</text:span></text:span><text:span text:style-name="Source_20_Text"><text:span text:style-name="T497">note a sintaxe </text:span></text:span><text:span text:style-name="Source_20_Text"><text:span text:style-name="T496">sem {}<text:tab/></text:span></text:span></text:p>
      <text:p text:style-name="P3"><text:span text:style-name="Source_20_Text"><text:span text:style-name="T693"><text:tab/></text:span></text:span><text:span text:style-name="Source_20_Text"><text:span text:style-name="T694">const hello3 = (name) </text:span></text:span><text:span text:style-name="Source_20_Text"><text:span text:style-name="T711">=&gt;</text:span></text:span><text:span text:style-name="Source_20_Text"><text:span text:style-name="T694"> {return "Hello " + name}<text:tab/><text:tab/><text:tab/></text:span></text:span></text:p>
      <text:p text:style-name="P52"/>
      <text:p text:style-name="P62">As declarações de função (function) podem ser passadas como parâmetro para outra função.</text:p>
      <text:p text:style-name="P52"/>
      <text:p text:style-name="P52"/>
      <text:p text:style-name="P39"><text:span text:style-name="T570">R</text:span><text:span text:style-name="T569">ecursividade</text:span><text:span text:style-name="T675"> ou </text:span><text:span text:style-name="T569">recursão</text:span><text:span text:style-name="T675"> é quando uma função chama ela mesma.</text:span></text:p>
      <text:p text:style-name="P52"/>
      <text:p text:style-name="P273"><text:span text:style-name="T21">A função </text:span><text:span text:style-name="T521">date()</text:span><text:span text:style-name="T21">: retorna a data e horário do OS. </text:span><text:span text:style-name="T20">Exemplo:</text:span><text:span text:style-name="T21"> </text:span><text:span text:style-name="T659">var</text:span><text:span text:style-name="T679"> </text:span><text:span text:style-name="T665">agora</text:span><text:span text:style-name="T679"> = </text:span><text:span text:style-name="T659">new</text:span><text:span text:style-name="T679"> </text:span><text:span text:style-name="T710">Date()</text:span></text:p>
      <text:p text:style-name="P205">A função <text:span text:style-name="T740">createElement()</text:span>: cria um elemento (como uma &lt;tag&gt;). N<text:span text:style-name="T778">o</text:span> exemplo a seguir, o 1º parâmetro indica qual será a tag: <text:span text:style-name="T659">var</text:span><text:span text:style-name="T679"> </text:span><text:span text:style-name="T665">img</text:span><text:span text:style-name="T679"> = </text:span><text:span text:style-name="T665">document</text:span><text:span text:style-name="T710">.createElement(</text:span><text:span text:style-name="T668">'img'</text:span><text:span text:style-name="T710">)</text:span></text:p>
      <text:p text:style-name="P117"><text:span text:style-name="T20">A função </text:span><text:span text:style-name="T522">setAttribute()</text:span><text:span text:style-name="T20">: configura um parâmetro de um elemento (como uma &lt;tag&gt;). N</text:span><text:span text:style-name="T24">o</text:span><text:span text:style-name="T20"> exemplo a seguir, o 1º parâmetro indica qual será a tag modificada, o 2º parâmetro informa o que será mudado: </text:span><text:span text:style-name="T665">img</text:span><text:span text:style-name="T710">.setAttribute(</text:span><text:span text:style-name="T668">'src'</text:span><text:span text:style-name="T679">,</text:span><text:span text:style-name="T668">'foto-jovem-m'</text:span><text:span text:style-name="T710">)</text:span></text:p>
      <text:p text:style-name="P117"><text:span text:style-name="T22">A função </text:span><text:span text:style-name="T522">appendchild()</text:span><text:span text:style-name="T22">: adiciona um elemento </text:span><text:span text:style-name="T27">na variável</text:span><text:span text:style-name="T22">, use esse método quando tiver criado um elemento </text:span><text:span text:style-name="T25">com</text:span><text:span text:style-name="T22"> JS. Exemplo: </text:span><text:span text:style-name="T665">resultado</text:span><text:span text:style-name="T710">.appendChild(</text:span><text:span text:style-name="T665">img</text:span><text:span text:style-name="T710">)</text:span></text:p>
      <text:p text:style-name="P118"><text:span text:style-name="T26">A função </text:span><text:span text:style-name="T523">isNaN()</text:span><text:span text:style-name="T26">: verifica se o valor não é um número. Exemplo: </text:span><text:span text:style-name="T710">isNaN(</text:span><text:span text:style-name="T679">x</text:span><text:span text:style-name="T710">)</text:span></text:p>
      <text:p text:style-name="P40"/>
      <text:p text:style-name="P40"/>
      <text:list xml:id="list1715647152" text:style-name="L22">
        <text:list-item>
          <text:p text:style-name="P284"><text:span text:style-name="T93">F</text:span><text:span text:style-name="T94">unções</text:span><text:span text:style-name="T57"> para </text:span><text:span text:style-name="T374">formatação de strings</text:span><text:span text:style-name="T380">:</text:span></text:p>
        </text:list-item>
      </text:list>
      <text:p text:style-name="P128"><text:span text:style-name="T525">.lenght</text:span><text:span text:style-name="T55">: </text:span><text:span text:style-name="T100">atributo que </text:span><text:span text:style-name="T55">retorna o tamanho da string, não tem </text:span><text:span text:style-name="T352">()</text:span><text:span text:style-name="T55"> pois </text:span><text:span text:style-name="T132">é um atributo</text:span><text:span text:style-name="T55">!</text:span></text:p>
      <text:p text:style-name="P122"><text:span text:style-name="T531">.</text:span><text:span text:style-name="T532">toUpperCase()</text:span><text:span text:style-name="T57">: converte para letras </text:span><text:span text:style-name="T133">maiúsculas</text:span></text:p>
      <text:p text:style-name="P41"><text:span text:style-name="T741">.</text:span><text:span text:style-name="T742">toLowerCase()</text:span><text:span text:style-name="T756">: converte para letras </text:span><text:span text:style-name="T628">minúsculas</text:span></text:p>
      <text:p text:style-name="P41"/>
      <text:p text:style-name="P41"/>
      <text:list xml:id="list3641405628" text:style-name="L23">
        <text:list-item>
          <text:p text:style-name="P285"><text:span text:style-name="T57">Funções para </text:span><text:span text:style-name="T375">c</text:span><text:span text:style-name="T376">onversões de tipos de variáveis</text:span><text:span text:style-name="T381">:</text:span></text:p>
        </text:list-item>
      </text:list>
      <text:p text:style-name="P42"><text:span text:style-name="T740">Number.parseInt()</text:span>: faz a conversão para número inteiro</text:p>
      <text:p text:style-name="P42"><text:span text:style-name="T740">Number.parseFloat()</text:span>: faz a conversão para número real</text:p>
      <text:p text:style-name="P41"><text:span text:style-name="T740">Number()</text:span>: faz o JS decidir a conversão automaticamente</text:p>
      <text:p text:style-name="P42">(atenção para a<text:span text:style-name="T781">s</text:span> letras <text:span text:style-name="T781">iniciais </text:span>maiúsculas, <text:span text:style-name="T781">C</text:span>ase <text:span text:style-name="T781">S</text:span>ensitive)</text:p>
      <text:p text:style-name="P123"><text:span text:style-name="T533">String()</text:span><text:span text:style-name="T95">: faz a conversão para string, ou vale também </text:span><text:span text:style-name="T549">n</text:span><text:span text:style-name="T513">.toString()</text:span></text:p>
      <text:p text:style-name="P96"/>
      <text:p text:style-name="P155"><text:span text:style-name="T56">Uma alternativa para fazer a </text:span><text:span text:style-name="T129">concatenação</text:span><text:span text:style-name="T136"> de strings</text:span><text:span text:style-name="T56"> de forma mais fácil é usando </text:span><text:span text:style-name="T377">Template Strings</text:span><text:span text:style-name="T56">. </text:span><text:span text:style-name="T96">Exemplo:<text:tab/></text:span><text:span text:style-name="T377">`</text:span><text:span text:style-name="T56">Eu estou aprendendo </text:span><text:span text:style-name="T512">${</text:span><text:span text:style-name="T549">variável</text:span><text:span text:style-name="T512">}</text:span><text:span text:style-name="T377">`</text:span><text:span text:style-name="T56">. </text:span><text:span text:style-name="T104">Não esqueça das</text:span><text:span text:style-name="T56"> </text:span><text:span text:style-name="T129">crases</text:span><text:span text:style-name="T155"> </text:span><text:span text:style-name="T157">e </text:span><text:span text:style-name="T131">cifrão</text:span><text:span text:style-name="T155">! </text:span><text:span text:style-name="T156">elas</text:span><text:span text:style-name="T56"> fazem a delimitação d</text:span><text:span text:style-name="T93">e uma</text:span><text:span text:style-name="T56"> template string</text:span></text:p>
      <text:p text:style-name="P234"><text:span text:style-name="T56">O </text:span><text:span text:style-name="T514">template</text:span><text:span text:style-name="T512"> </text:span><text:span text:style-name="T529">${}</text:span><text:span text:style-name="T56">identifica </text:span><text:span text:style-name="T63">qual a</text:span><text:span text:style-name="T56"> variável para concatenar, </text:span><text:span text:style-name="T63">sendo</text:span><text:span text:style-name="T62"> possível colocar até expressões </text:span><text:span text:style-name="T100">(</text:span><text:span text:style-name="T62">como a + b, por exemplo</text:span><text:span text:style-name="T100">)</text:span><text:span text:style-name="T62">.</text:span></text:p>
      <text:p text:style-name="P43"/>
      <text:p text:style-name="P43"/>
      <text:list xml:id="list558411153" text:style-name="L24">
        <text:list-item>
          <text:p text:style-name="P286"><text:span text:style-name="T374">F</text:span><text:span text:style-name="T378">ormatando números:</text:span></text:p>
        </text:list-item>
      </text:list>
      <text:list xml:id="list118828923" text:style-name="L25">
        <text:list-item>
          <text:p text:style-name="P340"><text:span text:style-name="T530">.toFixed()</text:span><text:span text:style-name="T365">:</text:span><text:span text:style-name="T58"> No Node_terminal, use </text:span><text:span text:style-name="T101">ess</text:span><text:span text:style-name="T58">a função para retornar um número de casas decimais. Exemplo:<text:tab/><text:tab/></text:span><text:span text:style-name="T447">var n1 = 1545.5</text:span></text:p>
        </text:list-item>
      </text:list>
      <text:p text:style-name="P111"><text:span text:style-name="T557">n1.</text:span><text:span text:style-name="T480">toFixed(</text:span><text:span text:style-name="T557">2</text:span><text:span text:style-name="T480">) </text:span><text:span text:style-name="Source_20_Text"><text:span text:style-name="T488">//retorna 1545.50</text:span></text:span></text:p>
      <text:list xml:id="list210746295370401" text:continue-numbering="true" text:style-name="L25">
        <text:list-item>
          <text:p text:style-name="P341"><text:span text:style-name="T403">n1</text:span><text:span text:style-name="T365">.toFixed(</text:span><text:span text:style-name="T403">2</text:span><text:span text:style-name="T365">)</text:span><text:span text:style-name="T530">.replace(‘</text:span><text:span text:style-name="T403">.</text:span><text:span text:style-name="T530">’, ‘</text:span><text:span text:style-name="T403">,</text:span><text:span text:style-name="T530">’)</text:span><text:span text:style-name="T58">: substitui o separador decimal de ponto para vírgula</text:span></text:p>
        </text:list-item>
        <text:list-item>
          <text:p text:style-name="P341"><text:span text:style-name="T404">n</text:span><text:span text:style-name="T405">1</text:span><text:span text:style-name="T539">.toLocaleString(</text:span><text:span text:style-name="T402">‘</text:span><text:span text:style-name="T405">pt-BR</text:span><text:span text:style-name="T402">’</text:span><text:span text:style-name="T539">,{style:‘currency’,currency:‘</text:span><text:span text:style-name="T405">BRL</text:span><text:span text:style-name="T539">’})</text:span><text:span text:style-name="T97">: converte para um valor monetário, com parâmetros de localização e moeda</text:span></text:p>
        </text:list-item>
      </text:list>
      <text:list xml:id="list1935089395" text:style-name="L26">
        <text:list-item>
          <text:p text:style-name="P334"><text:span text:style-name="Source_20_Text"><text:span text:style-name="T392">F</text:span></text:span><text:span text:style-name="Source_20_Text"><text:span text:style-name="T393">unção de alta ordem:</text:span></text:span></text:p>
        </text:list-item>
      </text:list>
      <text:p text:style-name="P7"><text:span text:style-name="Source_20_Text"><text:span text:style-name="T807"/></text:span></text:p>
      <text:p text:style-name="P7"><text:span text:style-name="Source_20_Text"><text:span text:style-name="T807">É</text:span></text:span><text:span text:style-name="Source_20_Text"><text:span text:style-name="T808"> uma função que </text:span></text:span><text:span text:style-name="Source_20_Text"><text:span text:style-name="T809">recebe ou retorna uma </text:span></text:span><text:span text:style-name="Source_20_Text"><text:span text:style-name="T806">função. </text:span></text:span></text:p>
      <text:p text:style-name="P233"><text:span text:style-name="Source_20_Text"><text:span text:style-name="T806">Em</text:span></text:span><text:span text:style-name="Source_20_Text"><text:span text:style-name="T808"> JavaScript, funções são cidadãos de primeira classe. O que significa que podem ser tratad</text:span></text:span><text:span text:style-name="Source_20_Text"><text:span text:style-name="T814">a</text:span></text:span><text:span text:style-name="Source_20_Text"><text:span text:style-name="T808">s como valores e </text:span></text:span><text:span text:style-name="Source_20_Text"><text:span text:style-name="T809">salv</text:span></text:span><text:span text:style-name="Source_20_Text"><text:span text:style-name="T810">as</text:span></text:span><text:span text:style-name="Source_20_Text"><text:span text:style-name="T809"> em variáv</text:span></text:span><text:span text:style-name="Source_20_Text"><text:span text:style-name="T810">eis</text:span></text:span><text:span text:style-name="Source_20_Text"><text:span text:style-name="T808">. </text:span></text:span><text:span text:style-name="Source_20_Text"><text:span text:style-name="T814">Então</text:span></text:span><text:span text:style-name="Source_20_Text"><text:span text:style-name="T808">, naturalmente, funções também podem ser passadas como parâmetro para </text:span></text:span><text:span text:style-name="Source_20_Text"><text:span text:style-name="T814">outras</text:span></text:span><text:span text:style-name="Source_20_Text"><text:span text:style-name="T808"> funç</text:span></text:span><text:span text:style-name="Source_20_Text"><text:span text:style-name="T814">ões</text:span></text:span><text:span text:style-name="Source_20_Text"><text:span text:style-name="T808">. </text:span></text:span><text:span text:style-name="Source_20_Text"><text:span text:style-name="T814">Exemplos:</text:span></text:span></text:p>
      <text:p text:style-name="P6"><text:span text:style-name="Source_20_Text"><text:span text:style-name="T814"/></text:span></text:p>
      <text:p text:style-name="P137"><text:span text:style-name="Source_20_Text"><text:span text:style-name="T438">const somar = (a, b) =&gt; a + b;<text:tab/></text:span></text:span><text:span text:style-name="Source_20_Text"><text:span text:style-name="T487">//declarando função `somar`</text:span></text:span></text:p>
      <text:p text:style-name="P201"><text:span text:style-name="Source_20_Text"><text:span text:style-name="T438">const subtrair = (a, b) =&gt; a – b;<text:tab/></text:span></text:span><text:span text:style-name="Source_20_Text"><text:span text:style-name="T487">//declarando função `subtrair`</text:span></text:span></text:p>
      <text:p text:style-name="P102"><text:span text:style-name="Source_20_Text"><text:span text:style-name="T438">const aplicarOperacao = (a, b, operacao) =&gt; </text:span></text:span><text:span text:style-name="Source_20_Text"><text:span text:style-name="T476">operacao(a,b)</text:span></text:span><text:span text:style-name="Source_20_Text"><text:span text:style-name="T438">;</text:span></text:span></text:p>
      <text:p text:style-name="P182"><text:span text:style-name="Source_20_Text"><text:span text:style-name="T684">const resultado1 <text:s/>= aplicarOperacao(1,2,</text:span></text:span><text:span text:style-name="Source_20_Text"><text:span text:style-name="T704">somar</text:span></text:span><text:span text:style-name="Source_20_Text"><text:span text:style-name="T684">);</text:span></text:span></text:p>
      <text:p text:style-name="P182"><text:span text:style-name="Source_20_Text"><text:span text:style-name="T684">const resultado2 = aplicarOperacao(1,2,</text:span></text:span><text:span text:style-name="Source_20_Text"><text:span text:style-name="T704">subtrair</text:span></text:span><text:span text:style-name="Source_20_Text"><text:span text:style-name="T684">);</text:span></text:span></text:p>
      <text:p text:style-name="P182"><text:span text:style-name="Source_20_Text"><text:span text:style-name="T544"/></text:span></text:p>
      <text:list xml:id="list210746806095835" text:continue-numbering="true" text:style-name="L26">
        <text:list-item>
          <text:p text:style-name="P303"><text:span text:style-name="Source_20_Text"><text:span text:style-name="T575">F</text:span></text:span><text:span text:style-name="Source_20_Text"><text:span text:style-name="T576">unção </text:span></text:span><text:span text:style-name="Source_20_Text"><text:span text:style-name="T575">map:</text:span></text:span></text:p>
        </text:list-item>
      </text:list>
      <text:p text:style-name="P102"><text:span text:style-name="Source_20_Text"><text:span text:style-name="T208">Essa função </text:span></text:span><text:span text:style-name="Source_20_Text"><text:span text:style-name="T223">de alta ordem </text:span></text:span><text:span text:style-name="Source_20_Text"><text:span text:style-name="T208">é usada para </text:span></text:span><text:span text:style-name="Source_20_Text"><text:span text:style-name="T296">transformar vetores</text:span></text:span><text:span text:style-name="Source_20_Text"><text:span text:style-name="T208">. Passamos uma função </text:span></text:span><text:span text:style-name="Source_20_Text"><text:span text:style-name="T224">qualquer </text:span></text:span><text:span text:style-name="Source_20_Text"><text:span text:style-name="T223">como parâmetro </text:span></text:span><text:span text:style-name="Source_20_Text"><text:span text:style-name="T208">para o Map e ess</text:span></text:span><text:span text:style-name="Source_20_Text"><text:span text:style-name="T246">e</text:span></text:span><text:span text:style-name="Source_20_Text"><text:span text:style-name="T224">, </text:span></text:span><text:span text:style-name="Source_20_Text"><text:span text:style-name="T223">por sua vez,</text:span></text:span><text:span text:style-name="Source_20_Text"><text:span text:style-name="T208"> é aplicad</text:span></text:span><text:span text:style-name="Source_20_Text"><text:span text:style-name="T224">o</text:span></text:span><text:span text:style-name="Source_20_Text"><text:span text:style-name="T208"> a cada item do vetor. </text:span></text:span><text:span text:style-name="Source_20_Text"><text:span text:style-name="T223">M</text:span></text:span><text:span text:style-name="Source_20_Text"><text:span text:style-name="T224">uito útil pois </text:span></text:span><text:span text:style-name="Source_20_Text"><text:span text:style-name="T297">o resultado é salvo numa nova variável</text:span></text:span><text:span text:style-name="Source_20_Text"><text:span text:style-name="T224">, assim </text:span></text:span><text:span text:style-name="Source_20_Text"><text:span text:style-name="T297">não altera o vetor original.</text:span></text:span><text:span text:style-name="Source_20_Text"><text:span text:style-name="T224"> </text:span></text:span></text:p>
      <text:p text:style-name="P102"><text:span text:style-name="Source_20_Text"><text:span text:style-name="T225">Exemplo:</text:span></text:span></text:p>
      <text:p text:style-name="P182"><text:span text:style-name="Source_20_Text"><text:span text:style-name="T748">const</text:span></text:span><text:span text:style-name="Source_20_Text"><text:span text:style-name="T695"> </text:span></text:span><text:span text:style-name="Source_20_Text"><text:span text:style-name="T712">vetor</text:span></text:span><text:span text:style-name="Source_20_Text"><text:span text:style-name="T695"> </text:span></text:span><text:span text:style-name="Source_20_Text"><text:span text:style-name="T748">=</text:span></text:span><text:span text:style-name="Source_20_Text"><text:span text:style-name="T695"> [1,2,3,4,5,6];<text:tab/> <text:s/></text:span></text:span><text:span text:style-name="Source_20_Text"><text:span text:style-name="T721">//</text:span></text:span><text:span text:style-name="Source_20_Text"><text:span text:style-name="T717">declara um vetor<text:tab/><text:tab/><text:tab/></text:span></text:span></text:p>
      <text:p text:style-name="P206"><text:span text:style-name="Source_20_Text"><text:span text:style-name="T540">const</text:span></text:span><text:span text:style-name="Source_20_Text"><text:span text:style-name="T458"> </text:span></text:span><text:span text:style-name="Source_20_Text"><text:span text:style-name="T482">dobro</text:span></text:span><text:span text:style-name="Source_20_Text"><text:span text:style-name="T458"> </text:span></text:span><text:span text:style-name="Source_20_Text"><text:span text:style-name="T540">=</text:span></text:span><text:span text:style-name="Source_20_Text"><text:span text:style-name="T458"> (item)=&gt;2*item;<text:tab/> <text:s/></text:span></text:span><text:span text:style-name="Source_20_Text"><text:span text:style-name="T489">//</text:span></text:span><text:span text:style-name="Source_20_Text"><text:span text:style-name="T490">a variável recebe uma função</text:span></text:span><text:span text:style-name="T843"><text:line-break/></text:span><text:span text:style-name="Source_20_Text"><text:span text:style-name="T540">const</text:span></text:span><text:span text:style-name="Source_20_Text"><text:span text:style-name="T458"> </text:span></text:span><text:span text:style-name="Source_20_Text"><text:span text:style-name="T482">vetorDobrado</text:span></text:span><text:span text:style-name="Source_20_Text"><text:span text:style-name="T458"> </text:span></text:span><text:span text:style-name="Source_20_Text"><text:span text:style-name="T540">=</text:span></text:span><text:span text:style-name="Source_20_Text"><text:span text:style-name="T458"> vetor</text:span></text:span><text:span text:style-name="Source_20_Text"><text:span text:style-name="T541">.map</text:span></text:span><text:span text:style-name="Source_20_Text"><text:span text:style-name="T458">(dobro)</text:span></text:span><text:span text:style-name="Source_20_Text"><text:span text:style-name="T490">//cria outro vetor que é o dobro do anterior, recebendo a função `dobro` como parâmetro<text:tab/></text:span></text:span></text:p>
      <text:p text:style-name="P231"><text:span text:style-name="Source_20_Text"><text:span text:style-name="T251">Outro exemplo:</text:span></text:span></text:p>
      <text:p text:style-name="P190"><text:span text:style-name="Source_20_Text"><text:span text:style-name="T459">const vetor = ["a","b","c"];</text:span></text:span><text:span text:style-name="Source_20_Text"><text:span text:style-name="T458"><text:tab/> <text:s/></text:span></text:span><text:span text:style-name="Source_20_Text"><text:span text:style-name="T489">//</text:span></text:span><text:span text:style-name="Source_20_Text"><text:span text:style-name="T490">declara um vetor<text:tab/><text:tab/><text:tab/><text:tab/></text:span></text:span></text:p>
      <text:p text:style-name="P209"><text:span text:style-name="Source_20_Text"><text:span text:style-name="T459">const toUpper = (str) =&gt; str.toUpperCase();</text:span></text:span><text:span text:style-name="Source_20_Text"><text:span text:style-name="T490"><text:tab/>//</text:span></text:span><text:span text:style-name="Source_20_Text"><text:span text:style-name="T491">cria uma variável que recebe uma função que aplica o método .toUpperCase<text:tab/><text:tab/><text:tab/><text:tab/></text:span></text:span></text:p>
      <text:p text:style-name="P190"><text:span text:style-name="Source_20_Text"><text:span text:style-name="T459">const </text:span></text:span><text:span text:style-name="Source_20_Text"><text:span text:style-name="T460">novoVetorM</text:span></text:span><text:span text:style-name="Source_20_Text"><text:span text:style-name="T459">aiusculas = vetor</text:span></text:span><text:span text:style-name="Source_20_Text"><text:span text:style-name="T542">.map</text:span></text:span><text:span text:style-name="Source_20_Text"><text:span text:style-name="T459">(toUpper);<text:tab/></text:span></text:span><text:span text:style-name="Source_20_Text"><text:span text:style-name="T491">//cria uma<text:tab/> variável para receber um vetor só de letras maiúsculas<text:tab/><text:tab/><text:tab/></text:span></text:span></text:p>
      <text:p text:style-name="P194"><text:span text:style-name="Source_20_Text"><text:span text:style-name="T274"/></text:span></text:p>
      <text:list xml:id="list210747355536584" text:continue-numbering="true" text:style-name="L26">
        <text:list-item>
          <text:p text:style-name="P303"><text:span text:style-name="Source_20_Text"><text:span text:style-name="T575">F</text:span></text:span><text:span text:style-name="Source_20_Text"><text:span text:style-name="T576">unção </text:span></text:span><text:span text:style-name="Source_20_Text"><text:span text:style-name="T577">filter</text:span></text:span><text:span text:style-name="Source_20_Text"><text:span text:style-name="T575">:</text:span></text:span></text:p>
        </text:list-item>
      </text:list>
      <text:p text:style-name="P6"><text:span text:style-name="Source_20_Text"><text:span text:style-name="T815">Essa função </text:span></text:span><text:span text:style-name="Source_20_Text"><text:span text:style-name="T816">de alta ordem tem por objetivo </text:span></text:span><text:span text:style-name="Source_20_Text"><text:span text:style-name="T811">filtrar elementos de um vetor</text:span></text:span><text:span text:style-name="Source_20_Text"><text:span text:style-name="T816">, mantendo apenas os que retornarem um valor booleano. Exemplos:</text:span></text:span></text:p>
      <text:p text:style-name="P6"><text:span text:style-name="Source_20_Text"><text:span text:style-name="T816"/></text:span></text:p>
      <text:p text:style-name="P182"><text:span text:style-name="Source_20_Text"><text:span text:style-name="T696">const vetor = [1,2,3,4,5,6,7,8,9,10]; </text:span></text:span><text:span text:style-name="Source_20_Text"><text:span text:style-name="T721">//</text:span></text:span><text:span text:style-name="Source_20_Text"><text:span text:style-name="T717">declara um vetor</text:span></text:span></text:p>
      <text:p text:style-name="P182"><text:span text:style-name="Source_20_Text"><text:span text:style-name="T696">const pares = vetor</text:span></text:span><text:span text:style-name="Source_20_Text"><text:span text:style-name="T749">.filter</text:span></text:span><text:span text:style-name="Source_20_Text"><text:span text:style-name="T696">(x =&gt; x % 2 === 0); </text:span></text:span><text:span text:style-name="Source_20_Text"><text:span text:style-name="T717">//</text:span></text:span><text:span text:style-name="Source_20_Text"><text:span text:style-name="T718">A função `filter` recebe como parâmetro uma </text:span></text:span><text:span text:style-name="Source_20_Text"><text:span text:style-name="T725">função flecha</text:span></text:span><text:span text:style-name="Source_20_Text"><text:span text:style-name="T718">.Assim, a</text:span></text:span><text:span text:style-name="Source_20_Text"><text:span text:style-name="T719"> vari</text:span></text:span><text:span text:style-name="Source_20_Text"><text:span text:style-name="T720">á</text:span></text:span><text:span text:style-name="Source_20_Text"><text:span text:style-name="T719">vel `pares` recebe apenas </text:span></text:span><text:span text:style-name="Source_20_Text"><text:span text:style-name="T720">os elementos que retornarem </text:span></text:span><text:span text:style-name="Source_20_Text"><text:span text:style-name="T726">true</text:span></text:span></text:p>
      <text:p text:style-name="P6"><text:span text:style-name="Source_20_Text"><text:span text:style-name="T817">Outro exemplo:</text:span></text:span></text:p>
      <text:p text:style-name="P189"><text:span text:style-name="Source_20_Text"><text:span text:style-name="T461">const vetor = [10,4,5,6,2,7,3,8,9,1];</text:span></text:span><text:span text:style-name="Source_20_Text"><text:span text:style-name="T457"> </text:span></text:span><text:span text:style-name="Source_20_Text"><text:span text:style-name="T489">//</text:span></text:span><text:span text:style-name="Source_20_Text"><text:span text:style-name="T490">declara um vetor</text:span></text:span><text:span text:style-name="T844"><text:line-break/></text:span><text:span text:style-name="Source_20_Text"><text:span text:style-name="T461">const vetor2 = vetor</text:span></text:span><text:span text:style-name="Source_20_Text"><text:span text:style-name="T543">.filter</text:span></text:span><text:span text:style-name="Source_20_Text"><text:span text:style-name="T461">(x =&gt; x &lt; 8);</text:span></text:span><text:span text:style-name="Source_20_Text"><text:span text:style-name="T457"> </text:span></text:span><text:span text:style-name="Source_20_Text"><text:span text:style-name="T489">//</text:span></text:span><text:span text:style-name="Source_20_Text"><text:span text:style-name="T492">filtra elementos maiores ou igual a 8</text:span></text:span></text:p>
      <text:p text:style-name="P6"><text:soft-page-break/><text:span text:style-name="Source_20_Text"><text:span text:style-name="T545"/></text:span></text:p>
      <text:list xml:id="list210747062510938" text:continue-numbering="true" text:style-name="L26">
        <text:list-item>
          <text:p text:style-name="P303"><text:span text:style-name="Source_20_Text"><text:span text:style-name="T575">F</text:span></text:span><text:span text:style-name="Source_20_Text"><text:span text:style-name="T578">unção </text:span></text:span><text:span text:style-name="Source_20_Text"><text:span text:style-name="T579">reduce</text:span></text:span><text:span text:style-name="Source_20_Text"><text:span text:style-name="T575">:</text:span></text:span></text:p>
        </text:list-item>
      </text:list>
      <text:p text:style-name="P6"><text:span text:style-name="Source_20_Text"><text:span text:style-name="T815">O objetivo </text:span></text:span><text:span text:style-name="Source_20_Text"><text:span text:style-name="T818">dessa complexa função de alta ordem </text:span></text:span><text:span text:style-name="Source_20_Text"><text:span text:style-name="T815">é </text:span></text:span><text:span text:style-name="Source_20_Text"><text:span text:style-name="T812">reduzir um vetor </text:span></text:span><text:span text:style-name="Source_20_Text"><text:span text:style-name="T813">para apenas</text:span></text:span><text:span text:style-name="Source_20_Text"><text:span text:style-name="T812"> um valor ou objeto</text:span></text:span><text:span text:style-name="Source_20_Text"><text:span text:style-name="T815">. Por exemplo, somar todos os elementos de um vetor </text:span></text:span><text:span text:style-name="Source_20_Text"><text:span text:style-name="T819">para reduzi-lo</text:span></text:span><text:span text:style-name="Source_20_Text"><text:span text:style-name="T815"> a um valor. </text:span></text:span></text:p>
      <text:p text:style-name="P6"><text:span text:style-name="Source_20_Text"><text:span text:style-name="T247"/></text:span></text:p>
      <text:p text:style-name="P182"><text:span text:style-name="Source_20_Text"><text:span text:style-name="T695">const vetor = [1,2,3,4,5,6];</text:span></text:span><text:span text:style-name="Source_20_Text"><text:span text:style-name="T696"> </text:span></text:span><text:span text:style-name="Source_20_Text"><text:span text:style-name="T721">//</text:span></text:span><text:span text:style-name="Source_20_Text"><text:span text:style-name="T717">declara um vetor</text:span></text:span></text:p>
      <text:p text:style-name="P210"><text:span text:style-name="Source_20_Text"><text:span text:style-name="T695">const soma = vetor</text:span></text:span><text:span text:style-name="Source_20_Text"><text:span text:style-name="T750">.reduce</text:span></text:span><text:span text:style-name="Source_20_Text"><text:span text:style-name="T695">((</text:span></text:span><text:span text:style-name="Source_20_Text"><text:span text:style-name="T713">acumulador</text:span></text:span><text:span text:style-name="Source_20_Text"><text:span text:style-name="T695">, </text:span></text:span><text:span text:style-name="Source_20_Text"><text:span text:style-name="T712">item</text:span></text:span><text:span text:style-name="Source_20_Text"><text:span text:style-name="T695">) =&gt; estado + item);</text:span></text:span></text:p>
      <text:p text:style-name="P189"><text:span text:style-name="Source_20_Text"><text:span text:style-name="T490">//</text:span></text:span><text:span text:style-name="Source_20_Text"><text:span text:style-name="T493">o parâmetro `</text:span></text:span><text:span text:style-name="Source_20_Text"><text:span text:style-name="T489">acumulador</text:span></text:span><text:span text:style-name="Source_20_Text"><text:span text:style-name="T493">`</text:span></text:span><text:span text:style-name="Source_20_Text"><text:span text:style-name="T489"> guarda a soma parcial </text:span></text:span><text:span text:style-name="Source_20_Text"><text:span text:style-name="T493">de cada iteração </text:span></text:span><text:span text:style-name="Source_20_Text"><text:span text:style-name="T489">até </text:span></text:span><text:span text:style-name="Source_20_Text"><text:span text:style-name="T493">que percorra todo o vetor e retorne a soma</text:span></text:span><text:span text:style-name="Source_20_Text"><text:span text:style-name="T494">tória</text:span></text:span><text:span text:style-name="Source_20_Text"><text:span text:style-name="T493"> dos elementos</text:span></text:span></text:p>
      <text:p text:style-name="P6"><text:span text:style-name="Source_20_Text"><text:span text:style-name="T247"/></text:span></text:p>
      <text:p text:style-name="P6"><text:span text:style-name="Source_20_Text"><text:span text:style-name="T248"/></text:span></text:p>
      <text:p text:style-name="P76">Matriz<text:span text:style-name="T856">es</text:span>:</text:p>
      <text:p text:style-name="P76"/>
      <text:p text:style-name="P195"><text:span text:style-name="T207">Para percorrer os elementos de uma matriz é necessário </text:span><text:span text:style-name="T283">aninhar</text:span><text:span text:style-name="T207"> laços </text:span><text:span text:style-name="Emphasis"><text:span text:style-name="T208">for</text:span></text:span><text:span text:style-name="T207">. O </text:span><text:span text:style-name="T226">1º</text:span><text:span text:style-name="T207"> para percorrer as linhas</text:span><text:span text:style-name="T227">(i)</text:span><text:span text:style-name="T207"> e o </text:span><text:span text:style-name="T226">2º para percorrer</text:span><text:span text:style-name="T207"> os elementos dessa linha</text:span><text:span text:style-name="T227">(j)</text:span><text:span text:style-name="T207">.</text:span></text:p>
      <text:p text:style-name="P271"><text:span text:style-name="T857">JS com </text:span>Orientação a Objetos</text:p>
      <text:p text:style-name="P63"/>
      <text:p text:style-name="P64"><text:span text:style-name="T755">O</text:span> <text:span text:style-name="T755">objetivo</text:span> da POO é aproximar o código da “vida real” usando o mesmo vocabulário, mapeando processos, dividindo responsabilidades entre <text:span text:style-name="T565">E</text:span><text:span text:style-name="T564">ntidades</text:span> diferentes para não acumular todo o código em um único programa enorme que faz tudo. </text:p>
      <text:p text:style-name="P66">Como o JavaScript é uma linguagem dinâmica, <text:span text:style-name="T623">é possível criar objetos sem criar classes</text:span>.</text:p>
      <text:p text:style-name="P65"/>
      <text:p text:style-name="P135"><text:span text:style-name="T423">Objetos</text:span><text:span text:style-name="T228">, no JS, são </text:span><text:span text:style-name="T230">variáveis que guardam valores (atributos) e métodos (funções). São </text:span><text:span text:style-name="T228">novos tipos </text:span><text:span text:style-name="T298">abstratos</text:span><text:span text:style-name="T316"> de </text:span><text:span text:style-name="T317">d</text:span><text:span text:style-name="T316">ados, </text:span><text:span text:style-name="T335">identificados</text:span><text:span text:style-name="T284"> por chaves </text:span><text:span text:style-name="Source_20_Text"><text:span text:style-name="T551">{}</text:span></text:span><text:span text:style-name="T231">.</text:span></text:p>
      <text:p text:style-name="P140">Quando uma classe é instanciada ela <text:span text:style-name="T782">cria</text:span> um objeto.</text:p>
      <text:p text:style-name="P142"/>
      <text:p text:style-name="P141"><draw:frame draw:style-name="fr3" draw:name="Figura23" text:anchor-type="paragraph" svg:width="17.279cm" svg:height="9.629cm" draw:z-index="22"><draw:image xlink:href="Pictures/10000000000002F7000001A71A7BB16A5A210DE9.jpg" xlink:type="simple" xlink:show="embed" xlink:actuate="onLoad" loext:mime-type="image/jpeg"/></draw:frame></text:p>
      <text:p text:style-name="P236"><text:span text:style-name="T421">P</text:span><text:span text:style-name="T420">arâmetros</text:span><text:span text:style-name="T120"> </text:span><text:span text:style-name="T121">ou </text:span><text:span text:style-name="T420">argumentos</text:span><text:span text:style-name="T121"> são </text:span><text:span text:style-name="T144">valores passados para a função</text:span><text:span text:style-name="T122">, </text:span><text:span text:style-name="T121">colocados</text:span><text:span text:style-name="T122"> entre </text:span><text:span text:style-name="T121"><text:s/></text:span><text:span text:style-name="T122">parênteses </text:span><text:span text:style-name="T348">()</text:span></text:p>
      <text:p text:style-name="P235"><text:span text:style-name="T423">Atributos</text:span><text:span text:style-name="T227"> são </text:span><text:span text:style-name="T228">tipos usados para </text:span><text:span text:style-name="T316">armazenar</text:span><text:span text:style-name="T228"> </text:span><text:span text:style-name="T318">dados</text:span><text:span text:style-name="T167">,</text:span><text:span text:style-name="T168"> também podem receber funções, </text:span><text:span text:style-name="T172">são </text:span><text:span text:style-name="T173">acompanhados</text:span><text:span text:style-name="T172"> por dois-pontos </text:span><text:span text:style-name="Source_20_Text"><text:span text:style-name="T552">:</text:span></text:span><text:span text:style-name="T168"> e o tipo do atributo será definido pelo tipo do valor colocado nele. </text:span><text:span text:style-name="T169">Para criar um atributo </text:span><text:span text:style-name="T175">opcional</text:span><text:span text:style-name="T169">, declare-o como </text:span><text:span text:style-name="T474">u</text:span><text:span text:style-name="T475">ndefined</text:span><text:span text:style-name="T434"> </text:span></text:p>
      <text:p text:style-name="P79"/>
      <text:p text:style-name="P126"><text:span text:style-name="T420">Métodos</text:span><text:span text:style-name="T119"> são comportamentos </text:span><text:span text:style-name="T123">que dão o poder aos nossos objetos de executar código</text:span><text:span text:style-name="T124">s. </text:span><text:span text:style-name="T126">Quando uma função está inserida dentro do paradigma de Orientação a Objetos ela é chamada de Método.</text:span></text:p>
      <text:p text:style-name="P67"><text:soft-page-break/>Chamamos de métodos e não funções por dois motivos:</text:p>
      <text:list xml:id="list1008382674" text:style-name="L27">
        <text:list-item>
          <text:p text:style-name="P302"><text:span text:style-name="T623">Por estar no contexto POO</text:span> e no interior de uma classe.</text:p>
        </text:list-item>
        <text:list-item>
          <text:p text:style-name="P287"><text:span text:style-name="T124">Po</text:span><text:span text:style-name="T125">dem</text:span><text:span text:style-name="T124"> manipular o conjunto de valores dos atributos de um objeto.</text:span></text:p>
        </text:list-item>
      </text:list>
      <text:p text:style-name="P68"/>
      <text:p text:style-name="P215"><text:span text:style-name="Source_20_Text"><text:span text:style-name="T425">P</text:span></text:span><text:span text:style-name="Source_20_Text"><text:span text:style-name="T426">ropriedades</text:span></text:span><text:span text:style-name="Source_20_Text"><text:span text:style-name="T252"> são a soma do conceito de</text:span></text:span><text:span text:style-name="Source_20_Text"><text:span text:style-name="T325"> </text:span></text:span><text:span text:style-name="Source_20_Text"><text:span text:style-name="T301">atributos </text:span></text:span><text:span text:style-name="Source_20_Text"><text:span text:style-name="T313">+</text:span></text:span><text:span text:style-name="Source_20_Text"><text:span text:style-name="T301"> métodos</text:span></text:span><text:span text:style-name="Source_20_Text"><text:span text:style-name="T252"> de acesso.</text:span></text:span></text:p>
      <text:p text:style-name="P215"><text:span text:style-name="Source_20_Text"><text:span text:style-name="T343"/></text:span></text:p>
      <text:p text:style-name="P215"><text:span text:style-name="Source_20_Text"><text:span text:style-name="T427">Métodos de Acesso</text:span></text:span><text:span text:style-name="Source_20_Text"><text:span text:style-name="T253"> permitem a leitura e/ou escrita de atributos privados. </text:span></text:span><text:span text:style-name="Source_20_Text"><text:span text:style-name="T254">São eles:</text:span></text:span></text:p>
      <text:p text:style-name="P217"><text:span text:style-name="Source_20_Text"><text:span text:style-name="T553">.get()</text:span></text:span><text:span text:style-name="Source_20_Text"><text:span text:style-name="T255"><text:tab/> <text:s/></text:span></text:span><text:span text:style-name="Source_20_Text"><text:span text:style-name="T256">e<text:tab/> </text:span></text:span><text:span text:style-name="Source_20_Text"><text:span text:style-name="T553">.set()</text:span></text:span></text:p>
      <text:p text:style-name="P217"><text:span text:style-name="Source_20_Text"><text:span text:style-name="T553"/></text:span></text:p>
      <text:p text:style-name="P108"><text:span text:style-name="Source_20_Text"><text:span text:style-name="T233"><text:s/></text:span></text:span><text:span text:style-name="Source_20_Text"><text:span text:style-name="T238">O</text:span></text:span><text:span text:style-name="Source_20_Text"><text:span text:style-name="T229"> prefixo </text:span></text:span><text:span text:style-name="Source_20_Text"><text:span text:style-name="T537">this</text:span></text:span><text:span text:style-name="Source_20_Text"><text:span text:style-name="T538">.</text:span></text:span><text:span text:style-name="Source_20_Text"><text:span text:style-name="T391"> </text:span></text:span><text:span text:style-name="Source_20_Text"><text:span text:style-name="T242">é uma referência ao seu próprio objeto, ele informa que o atributo ou método</text:span></text:span><text:span text:style-name="Source_20_Text"><text:span text:style-name="T229"> é algo </text:span></text:span><text:span text:style-name="Source_20_Text"><text:span text:style-name="T243">pertencente</text:span></text:span><text:span text:style-name="Source_20_Text"><text:span text:style-name="T229"> ao objeto </text:span></text:span><text:span text:style-name="Source_20_Text"><text:span text:style-name="T242">em questão </text:span></text:span><text:span text:style-name="Source_20_Text"><text:span text:style-name="T229">e não </text:span></text:span><text:span text:style-name="Source_20_Text"><text:span text:style-name="T242">à outra</text:span></text:span><text:span text:style-name="Source_20_Text"><text:span text:style-name="T229"> variável </text:span></text:span><text:span text:style-name="Source_20_Text"><text:span text:style-name="T242">qualquer.</text:span></text:span></text:p>
      <text:p text:style-name="P108"><text:span text:style-name="Source_20_Text"><text:span text:style-name="T350">Exemplo: </text:span></text:span><text:span text:style-name="Source_20_Text"><text:span text:style-name="T400">this</text:span></text:span><text:span text:style-name="Source_20_Text"><text:span text:style-name="T349">.</text:span></text:span><text:span text:style-name="Source_20_Text"><text:span text:style-name="T452">cor = ‘</text:span></text:span><text:span text:style-name="Source_20_Text"><text:span text:style-name="T453">azul’</text:span></text:span><text:span text:style-name="Source_20_Text"><text:span text:style-name="T452">;</text:span></text:span></text:p>
      <text:p text:style-name="P133"><text:span text:style-name="Source_20_Text"><text:span text:style-name="T852"/></text:span></text:p>
      <text:p text:style-name="Standard"><text:span text:style-name="Source_20_Text"><text:span text:style-name="T853">Os </text:span></text:span><text:span text:style-name="Source_20_Text"><text:span text:style-name="T537">dois-pontos</text:span></text:span><text:span text:style-name="Source_20_Text"><text:span text:style-name="T853"> </text:span></text:span><text:span text:style-name="Source_20_Text"><text:span text:style-name="T484">:</text:span></text:span><text:span text:style-name="Source_20_Text"><text:span text:style-name="T853"> são usados para atribuir valor aos atributos. Exemplo: </text:span></text:span><text:span text:style-name="Source_20_Text"><text:span text:style-name="T847">$variavel: 150</text:span></text:span></text:p>
      <text:p text:style-name="P99"><text:span text:style-name="Source_20_Text"><text:span text:style-name="T233"/></text:span></text:p>
      <text:p text:style-name="P183"><text:span text:style-name="Source_20_Text"><text:span text:style-name="T696">const quadrado = {<text:tab/><text:tab/></text:span></text:span><text:span text:style-name="Source_20_Text"><text:span text:style-name="T722">//</text:span></text:span><text:span text:style-name="Source_20_Text"><text:span text:style-name="T723">a abertura de chave cria um objeto<text:tab/><text:tab/></text:span></text:span></text:p>
      <text:p text:style-name="P183"><text:span text:style-name="Source_20_Text"><text:span text:style-name="T696">base : 10, <text:tab/><text:tab/><text:tab/></text:span></text:span><text:span text:style-name="Source_20_Text"><text:span text:style-name="T722">//</text:span></text:span><text:span text:style-name="Source_20_Text"><text:span text:style-name="T723">os dois pontos indicam que é um atributo</text:span></text:span></text:p>
      <text:p text:style-name="P183"><text:span text:style-name="Source_20_Text"><text:span text:style-name="T696">altura : 10, <text:tab/><text:tab/><text:tab/></text:span></text:span><text:span text:style-name="Source_20_Text"><text:span text:style-name="T722">//</text:span></text:span><text:span text:style-name="Source_20_Text"><text:span text:style-name="T723">outro atributo<text:tab/><text:tab/><text:tab/><text:tab/><text:tab/><text:tab/></text:span></text:span></text:p>
      <text:p text:style-name="P196"><text:span text:style-name="Source_20_Text"><text:span text:style-name="T696">calcularArea : function() =&gt; { return </text:span></text:span><text:span text:style-name="Source_20_Text"><text:span text:style-name="T751">this</text:span></text:span><text:span text:style-name="Source_20_Text"><text:span text:style-name="T749">.</text:span></text:span><text:span text:style-name="Source_20_Text"><text:span text:style-name="T696">base * this.altura; }</text:span></text:span></text:p>
      <text:p text:style-name="P183"><text:span text:style-name="Source_20_Text"><text:span text:style-name="T696">};</text:span></text:span><text:span text:style-name="Source_20_Text"><text:span text:style-name="T722"><text:tab/>//</text:span></text:span><text:span text:style-name="Source_20_Text"><text:span text:style-name="T724">o 3º atributo recebe um método que retorna o produto de </text:span></text:span><text:span text:style-name="Source_20_Text"><text:span text:style-name="T752">seus</text:span></text:span><text:span text:style-name="Source_20_Text"><text:span text:style-name="T727"> </text:span></text:span><text:span text:style-name="Source_20_Text"><text:span text:style-name="T724">atributos `base` e `altura`<text:tab/><text:tab/><text:tab/><text:tab/><text:tab/><text:tab/><text:tab/></text:span></text:span></text:p>
      <text:p text:style-name="P183"><text:span text:style-name="Source_20_Text"><text:span text:style-name="T257"/></text:span></text:p>
      <text:p text:style-name="P183"><text:span text:style-name="Source_20_Text"><text:span text:style-name="T820">Podemos, inclusive, criar objetos dentro de objetos ou mesmo vetores sem problemas: </text:span></text:span></text:p>
      <text:p text:style-name="P69"/>
      <text:p text:style-name="P184"><text:span text:style-name="Source_20_Text"><text:span text:style-name="T691">const agenda = { <text:s text:c="2"/></text:span></text:span><text:span text:style-name="Source_20_Text"><text:span text:style-name="T728">//</text:span></text:span><text:span text:style-name="Source_20_Text"><text:span text:style-name="T729">cria </text:span></text:span><text:span text:style-name="Source_20_Text"><text:span text:style-name="T730">um </text:span></text:span><text:span text:style-name="Source_20_Text"><text:span text:style-name="T729">objeto </text:span></text:span><text:span text:style-name="Source_20_Text"><text:span text:style-name="T730">que irá conter 2 atributos</text:span></text:span><text:span text:style-name="Source_20_Text"><text:span text:style-name="T729"><text:tab/><text:tab/> <text:s text:c="2"/></text:span></text:span></text:p>
      <text:p text:style-name="P184"><text:span text:style-name="Source_20_Text"><text:span text:style-name="T691">contatos : [</text:span></text:span><text:span text:style-name="Source_20_Text"><text:span text:style-name="T728"><text:tab/> <text:s text:c="2"/>//</text:span></text:span><text:span text:style-name="Source_20_Text"><text:span text:style-name="T729">o atributo recebe um </text:span></text:span><text:span text:style-name="Source_20_Text"><text:span text:style-name="T734">vetor</text:span></text:span><text:span text:style-name="Source_20_Text"><text:span text:style-name="T729"> com 3 objetos em seguida</text:span></text:span></text:p>
      <text:p text:style-name="P211"><text:span text:style-name="Source_20_Text"><text:span text:style-name="T691">{nome : 'contato1', telefone : 'telefone1', email : 'email1@teste.com'},</text:span></text:span></text:p>
      <text:p text:style-name="P138"><text:span text:style-name="Source_20_Text"><text:span text:style-name="T691">{nome : 'contato2', telefone : 'telefone2', email : 'email2@teste.com'},</text:span></text:span></text:p>
      <text:p text:style-name="P207"><text:span text:style-name="Source_20_Text"><text:span text:style-name="T691">{nome : 'contato3', telefone : 'telefone3', email : 'email3@teste.com'},</text:span></text:span></text:p>
      <text:p text:style-name="P203"><text:span text:style-name="Source_20_Text"><text:span text:style-name="T691">],<text:tab/></text:span></text:span><text:span text:style-name="Source_20_Text"><text:span text:style-name="T731">//cada um d</text:span></text:span><text:span text:style-name="Source_20_Text"><text:span text:style-name="T733">esse</text:span></text:span><text:span text:style-name="Source_20_Text"><text:span text:style-name="T731">s 3 objetos possui 3 elementos(nome, telefone, e-mail) </text:span></text:span></text:p>
      <text:p text:style-name="P185"><text:span text:style-name="Source_20_Text"><text:span text:style-name="T691">adicionar : function(</text:span></text:span><text:span text:style-name="Source_20_Text"><text:span text:style-name="T692">novo</text:span></text:span><text:span text:style-name="Source_20_Text"><text:span text:style-name="T691">contato){ </text:span></text:span><text:span text:style-name="Source_20_Text"><text:span text:style-name="T753">this</text:span></text:span><text:span text:style-name="Source_20_Text"><text:span text:style-name="T754">.</text:span></text:span><text:span text:style-name="Source_20_Text"><text:span text:style-name="T691">contatos.push(</text:span></text:span><text:span text:style-name="Source_20_Text"><text:span text:style-name="T692">novo</text:span></text:span><text:span text:style-name="Source_20_Text"><text:span text:style-name="T691">contato) }; <text:s text:c="2"/></text:span></text:span></text:p>
      <text:p text:style-name="P276"><text:span text:style-name="Source_20_Text"><text:span text:style-name="T691">} </text:span></text:span><text:span text:style-name="Source_20_Text"><text:span text:style-name="T728">//</text:span></text:span><text:span text:style-name="Source_20_Text"><text:span text:style-name="T731">o atributo `adicionar` recebe um</text:span></text:span><text:span text:style-name="Source_20_Text"><text:span text:style-name="T732">a função</text:span></text:span><text:span text:style-name="Source_20_Text"><text:span text:style-name="T731"> que adiciona novos contatos</text:span></text:span></text:p>
      <text:p text:style-name="P12"><text:span text:style-name="Source_20_Text"><text:span text:style-name="T690"/></text:span></text:p>
      <text:p text:style-name="P70"/>
      <text:p text:style-name="P109"><text:span text:style-name="T424">Classes</text:span><text:span text:style-name="T232"> são criadas para escrever estruturas/</text:span><text:span text:style-name="T319">objetos</text:span><text:span text:style-name="T320"> </text:span><text:span text:style-name="T312">reutilizáveis</text:span><text:span text:style-name="T232">. </text:span><text:span text:style-name="T234">E</text:span><text:span text:style-name="T236">las definem as entidades </text:span><text:span text:style-name="T234">e são construtoras de objetos, </text:span><text:span text:style-name="T237">precisando apenas passar os parâmetros, ou seja, os atributos desse objeto</text:span><text:span text:style-name="T232">.<text:line-break/>Para cr</text:span><text:span text:style-name="T228">ia</text:span><text:span text:style-name="T232">r uma classe </text:span><text:span text:style-name="T244">use</text:span><text:span text:style-name="T232"> </text:span><text:span text:style-name="T239">a palavra reservada</text:span><text:span text:style-name="T232"> </text:span><text:span text:style-name="Source_20_Text"><text:span text:style-name="T746">class</text:span></text:span><text:span text:style-name="Source_20_Text"><text:span text:style-name="T233">.<text:line-break/></text:span></text:span><text:span text:style-name="Source_20_Text"><text:span text:style-name="T235">S</text:span></text:span><text:span text:style-name="Source_20_Text"><text:span text:style-name="T233">empre </text:span></text:span><text:span text:style-name="Source_20_Text"><text:span text:style-name="T245">use</text:span></text:span><text:span text:style-name="Source_20_Text"><text:span text:style-name="T240"> a técnica </text:span></text:span><text:span text:style-name="Source_20_Text"><text:span text:style-name="T299">CamelCase</text:span></text:span><text:span text:style-name="Source_20_Text"><text:span text:style-name="T240">, </text:span></text:span><text:span text:style-name="Source_20_Text"><text:span text:style-name="T233">inicia</text:span></text:span><text:span text:style-name="Source_20_Text"><text:span text:style-name="T240">ndo</text:span></text:span><text:span text:style-name="Source_20_Text"><text:span text:style-name="T233"> nomes de classes com </text:span></text:span><text:span text:style-name="Source_20_Text"><text:span text:style-name="T300">letra maiúscula</text:span></text:span><text:span text:style-name="Source_20_Text"><text:span text:style-name="T233">, </text:span></text:span><text:span text:style-name="Source_20_Text"><text:span text:style-name="T235">isso mantém</text:span></text:span><text:span text:style-name="Source_20_Text"><text:span text:style-name="T233"> o código mais organizado, facilita</text:span></text:span><text:span text:style-name="Source_20_Text"><text:span text:style-name="T235">ndo</text:span></text:span><text:span text:style-name="Source_20_Text"><text:span text:style-name="T233"> </text:span></text:span><text:span text:style-name="Source_20_Text"><text:span text:style-name="T235">o </text:span></text:span><text:span text:style-name="Source_20_Text"><text:span text:style-name="T233">entendimento </text:span></text:span><text:span text:style-name="Source_20_Text"><text:span text:style-name="T235">d</text:span></text:span><text:span text:style-name="Source_20_Text"><text:span text:style-name="T233">a leitura.</text:span></text:span></text:p>
      <text:p text:style-name="P274"><text:span text:style-name="Source_20_Text"><text:span text:style-name="T258">Exemplo </text:span></text:span><text:span text:style-name="Source_20_Text"><text:span text:style-name="T259">para </text:span></text:span><text:span text:style-name="Source_20_Text"><text:span text:style-name="T258">declarar </text:span></text:span><text:span text:style-name="Source_20_Text"><text:span text:style-name="T259">uma </text:span></text:span><text:span text:style-name="Source_20_Text"><text:span text:style-name="T258">classe: </text:span></text:span><text:span text:style-name="Source_20_Text"><text:span text:style-name="T441">class Cliente {</text:span></text:span></text:p>
      <text:p text:style-name="P226"><text:span text:style-name="Source_20_Text"><text:span text:style-name="T714">c</text:span></text:span><text:span text:style-name="Source_20_Text"><text:span text:style-name="T709">lass</text:span></text:span><text:span text:style-name="Source_20_Text"><text:span text:style-name="T845"> Cliente {</text:span></text:span></text:p>
      <text:p text:style-name="P221"><text:span text:style-name="Source_20_Text"><text:span text:style-name="T846"><text:s text:c="2"/></text:span></text:span><text:span text:style-name="Source_20_Text"><text:span text:style-name="T709">constructor</text:span></text:span><text:span text:style-name="Source_20_Text"><text:span text:style-name="T845">(nome, cpf){</text:span></text:span></text:p>
      <text:p text:style-name="P221"><text:span text:style-name="Source_20_Text"><text:span text:style-name="T846"><text:s text:c="4"/></text:span></text:span><text:span text:style-name="Source_20_Text"><text:span text:style-name="T709">this.</text:span></text:span><text:span text:style-name="Source_20_Text"><text:span text:style-name="T845">nome = nome;</text:span></text:span></text:p>
      <text:p text:style-name="P221"><text:span text:style-name="Source_20_Text"><text:span text:style-name="T846"><text:s text:c="4"/></text:span></text:span><text:span text:style-name="Source_20_Text"><text:span text:style-name="T709">this.</text:span></text:span><text:span text:style-name="Source_20_Text"><text:span text:style-name="T845">cpf = cpf;</text:span></text:span></text:p>
      <text:p text:style-name="P221"><text:span text:style-name="Source_20_Text"><text:span text:style-name="T846"><text:s text:c="2"/></text:span></text:span><text:span text:style-name="Source_20_Text"><text:span text:style-name="T845">}</text:span></text:span></text:p>
      <text:p text:style-name="P221"><text:span text:style-name="Source_20_Text"><text:span text:style-name="T845">}</text:span></text:span></text:p>
      <text:p text:style-name="P104"><text:span text:style-name="Source_20_Text"><text:span text:style-name="T357"/></text:span></text:p>
      <text:p text:style-name="P100"><text:span text:style-name="Source_20_Text"><text:span text:style-name="T233"/></text:span></text:p>
      <text:p text:style-name="P8"><text:span text:style-name="Source_20_Text"><text:span text:style-name="T649">Método</text:span></text:span><text:span text:style-name="Source_20_Text"><text:span text:style-name="T801"> </text:span></text:span><text:span text:style-name="Source_20_Text"><text:span text:style-name="T580">constru</text:span></text:span><text:span text:style-name="Source_20_Text"><text:span text:style-name="T581">c</text:span></text:span><text:span text:style-name="Source_20_Text"><text:span text:style-name="T580">tor</text:span></text:span><text:span text:style-name="Source_20_Text"><text:span text:style-name="T801"> </text:span></text:span><text:span text:style-name="Source_20_Text"><text:span text:style-name="T827">é o </text:span></text:span><text:span text:style-name="Source_20_Text"><text:span text:style-name="T828">aspecto mais relevante de uma classe, </text:span></text:span><text:span text:style-name="Source_20_Text"><text:span text:style-name="T827">nele indica</text:span></text:span><text:span text:style-name="Source_20_Text"><text:span text:style-name="T828">mos quais são os atributos que a classe possui e quais são os valores que precisam ser definidos no momento da criação do objeto. </text:span></text:span><text:span text:style-name="Source_20_Text"><text:span text:style-name="T829">Identificado pela palavra reservada </text:span></text:span><text:span text:style-name="Source_20_Text"><text:span text:style-name="T743">constructor</text:span></text:span></text:p>
      <text:p text:style-name="P8"><text:span text:style-name="Source_20_Text"><text:span text:style-name="T436"/></text:span></text:p>
      <text:p text:style-name="P149"><text:span text:style-name="Source_20_Text"><text:span text:style-name="T687">class Pessoa {<text:tab/></text:span></text:span><text:span text:style-name="Source_20_Text"><text:span text:style-name="T735">//</text:span></text:span><text:span text:style-name="Source_20_Text"><text:span text:style-name="T736">criação da classe `pessoa`<text:tab/><text:tab/><text:tab/><text:tab/><text:tab/><text:tab/></text:span></text:span></text:p>
      <text:p text:style-name="P149"><text:span text:style-name="Source_20_Text"><text:span text:style-name="T707">constructor</text:span></text:span><text:span text:style-name="Source_20_Text"><text:span text:style-name="T687">(nome, idade){ </text:span></text:span><text:span text:style-name="Source_20_Text"><text:span text:style-name="T735">//</text:span></text:span><text:span text:style-name="Source_20_Text"><text:span text:style-name="T736">indica que será uma classe </text:span></text:span><text:span text:style-name="Source_20_Text"><text:span text:style-name="T737">c</text:span></text:span><text:span text:style-name="Source_20_Text"><text:span text:style-name="T736">onstrutora de objetos, com 2 atributos: `nome` e `idade`<text:tab/><text:tab/><text:tab/><text:tab/><text:tab/><text:tab/></text:span></text:span></text:p>
      <text:p text:style-name="P150"><text:span text:style-name="Source_20_Text"><text:span text:style-name="T687">this.nome = nome;<text:tab/><text:tab/><text:tab/><text:tab/><text:tab/><text:tab/><text:tab/><text:tab/><text:tab/><text:tab/><text:tab/></text:span></text:span></text:p>
      <text:p text:style-name="P150"><text:span text:style-name="Source_20_Text"><text:span text:style-name="T687">this.idade = idade;<text:tab/><text:tab/><text:tab/><text:tab/><text:tab/><text:tab/><text:tab/><text:tab/><text:tab/><text:tab/><text:tab/></text:span></text:span></text:p>
      <text:p text:style-name="P150"><text:span text:style-name="Source_20_Text"><text:span text:style-name="T687"><text:tab/>}<text:tab/><text:tab/><text:tab/><text:tab/><text:tab/><text:tab/><text:tab/><text:tab/><text:tab/><text:tab/><text:tab/><text:tab/><text:tab/></text:span></text:span></text:p>
      <text:p text:style-name="P9"><text:span text:style-name="Source_20_Text"><text:span text:style-name="T687">}<text:tab/><text:tab/><text:tab/><text:tab/><text:tab/><text:tab/><text:tab/><text:tab/><text:tab/><text:tab/><text:tab/><text:tab/><text:tab/><text:tab/></text:span></text:span></text:p>
      <text:p text:style-name="P151"><text:span text:style-name="Source_20_Text"><text:span text:style-name="T688">const pessoa1 = </text:span></text:span><text:span text:style-name="Source_20_Text"><text:span text:style-name="T851">new</text:span></text:span><text:span text:style-name="Source_20_Text"><text:span text:style-name="T688"> Pessoa(</text:span></text:span><text:span text:style-name="Source_20_Text"><text:span text:style-name="T640">‘Carlos’</text:span></text:span><text:span text:style-name="Source_20_Text"><text:span text:style-name="T688">,</text:span></text:span><text:span text:style-name="Source_20_Text"><text:span text:style-name="T640">20</text:span></text:span><text:span text:style-name="Source_20_Text"><text:span text:style-name="T688">);<text:tab/></text:span></text:span><text:span text:style-name="Source_20_Text"><text:span text:style-name="T738">//criando uma variável `pessoa1` para receber a 1ª instância d</text:span></text:span><text:span text:style-name="Source_20_Text"><text:span text:style-name="T737">a </text:span></text:span><text:span text:style-name="Source_20_Text"><text:span text:style-name="T738">classe `Pessoa`, </text:span></text:span><text:span text:style-name="Source_20_Text"><text:span text:style-name="T737">ou seja, para receber um novo objeto criado</text:span></text:span><text:span text:style-name="Source_20_Text"><text:span text:style-name="T738">. Em seguida, entre parênteses(), são passados </text:span></text:span><text:span text:style-name="Source_20_Text"><text:span text:style-name="T737">os </text:span></text:span><text:span text:style-name="Source_20_Text"><text:span text:style-name="T738">parâmetros ao método construtor<text:tab/><text:tab/><text:tab/><text:tab/></text:span></text:span></text:p>
      <text:p text:style-name="P10"><text:span text:style-name="Source_20_Text"><text:span text:style-name="T685"/></text:span></text:p>
      <text:p text:style-name="P10"><text:span text:style-name="Source_20_Text"><text:span text:style-name="T743">new</text:span></text:span><text:span text:style-name="Source_20_Text"><text:span text:style-name="T821"> é a palavra reservada que indica a </text:span></text:span><text:span text:style-name="Source_20_Text"><text:span text:style-name="T802">criação de </text:span></text:span><text:span text:style-name="Source_20_Text"><text:span text:style-name="T803">um objeto</text:span></text:span><text:span text:style-name="Source_20_Text"><text:span text:style-name="T822">, ou seja, </text:span></text:span><text:span text:style-name="Source_20_Text"><text:span text:style-name="T821">uma nova instância de um</text:span></text:span><text:span text:style-name="Source_20_Text"><text:span text:style-name="T822">a classe</text:span></text:span><text:span text:style-name="Source_20_Text"><text:span text:style-name="T821">.</text:span></text:span></text:p>
      <text:p text:style-name="P11"><text:span text:style-name="Source_20_Text"><text:span text:style-name="T823">Para criar </text:span></text:span><text:span text:style-name="Source_20_Text"><text:span text:style-name="T824">um </text:span></text:span><text:span text:style-name="Source_20_Text"><text:span text:style-name="T823">método, dentro de uma classe, </text:span></text:span><text:span text:style-name="Source_20_Text"><text:span text:style-name="T824">que retorne um valor, usamos a </text:span></text:span><text:span text:style-name="Source_20_Text"><text:span text:style-name="T825">palavra reservada </text:span></text:span><text:span text:style-name="Source_20_Text"><text:span text:style-name="T743">return</text:span></text:span><text:span text:style-name="Source_20_Text"><text:span text:style-name="T825"> com a </text:span></text:span><text:span text:style-name="Source_20_Text"><text:span text:style-name="T824">seguinte sintaxe:</text:span></text:span><text:span text:style-name="Source_20_Text"><text:span text:style-name="T825"> </text:span></text:span><text:span text:style-name="Source_20_Text"><text:span text:style-name="T689">NomedoMetodo</text:span></text:span><text:span text:style-name="Source_20_Text"><text:span text:style-name="T708">(){return</text:span></text:span><text:span text:style-name="Source_20_Text"><text:span text:style-name="T689"> x + y</text:span></text:span><text:span text:style-name="Source_20_Text"><text:span text:style-name="T708">}</text:span></text:span></text:p>
      <text:p text:style-name="P11"><text:span text:style-name="Source_20_Text"><text:span text:style-name="T689"/></text:span></text:p>
      <text:p text:style-name="P133"><text:span text:style-name="Source_20_Text"><text:span text:style-name="T233">Os 3 pilares da Orientação a Objetos são: Encapsulamento, Herança e Polimorfismo</text:span></text:span></text:p>
      <text:p text:style-name="Standard"><text:span text:style-name="Source_20_Text"><text:span text:style-name="T854"/></text:span></text:p>
      <text:list xml:id="list4036274183" text:style-name="L28">
        <text:list-item>
          <text:p text:style-name="P323"><text:span text:style-name="Source_20_Text"><text:span text:style-name="T428">Encapsulamento</text:span></text:span><text:span text:style-name="Source_20_Text"><text:span text:style-name="T261"> é o conceito </text:span></text:span><text:span text:style-name="Source_20_Text"><text:span text:style-name="T270">de proteger, </text:span></text:span><text:span text:style-name="Source_20_Text"><text:span text:style-name="T307">negando</text:span></text:span><text:span text:style-name="Source_20_Text"><text:span text:style-name="T302"> o acesso aos atributos</text:span></text:span><text:span text:style-name="Source_20_Text"><text:span text:style-name="T261"> de uma classe diretamente, seja para leitura ou escrita, </text:span></text:span><text:span text:style-name="Source_20_Text"><text:span text:style-name="T259">ou seja,</text:span></text:span><text:span text:style-name="Source_20_Text"><text:span text:style-name="T261"> </text:span></text:span><text:span text:style-name="Source_20_Text"><text:span text:style-name="T260">determina </text:span></text:span><text:span text:style-name="Source_20_Text"><text:span text:style-name="T272">a</text:span></text:span><text:span text:style-name="Source_20_Text"><text:span text:style-name="T260"> </text:span></text:span><text:span text:style-name="Source_20_Text"><text:span text:style-name="T286">visibilidade </text:span></text:span><text:span text:style-name="Source_20_Text"><text:span text:style-name="T323">dos atributos e métodos de uma classe</text:span></text:span><text:span text:style-name="Source_20_Text"><text:span text:style-name="T324">. </text:span></text:span><text:span text:style-name="Source_20_Text"><text:span text:style-name="T260">Quando dizemos que um atributo está encapsulado, queremos dizer que ele não é visível fora de sua classe.<text:line-break/></text:span></text:span><text:span text:style-name="Source_20_Text"><text:span text:style-name="T261">A maioria das linguagens orientadas a objetos utilizam algum comando como o </text:span></text:span><text:span text:style-name="Source_20_Text"><text:span text:style-name="T361">private</text:span></text:span><text:span text:style-name="Source_20_Text"><text:span text:style-name="T261"> para restringir esse acesso.<text:line-break/></text:span></text:span><text:span text:style-name="Source_20_Text"><text:span text:style-name="T25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36">let</text:span></text:span><text:span text:style-name="Source_20_Text"><text:span text:style-name="T253">, </text:span></text:span><text:span text:style-name="Source_20_Text"><text:span text:style-name="T262">dessa forma, a informação não está acessível para leitura ou alteração fora de </text:span></text:span><text:span text:style-name="Source_20_Text"><text:span text:style-name="T263">sua</text:span></text:span><text:span text:style-name="Source_20_Text"><text:span text:style-name="T262"> classe.</text:span></text:span></text:p>
        </text:list-item>
      </text:list>
      <text:p text:style-name="P275"><text:span text:style-name="Source_20_Text"><text:span text:style-name="T394">F</text:span></text:span><text:span text:style-name="Source_20_Text"><text:span text:style-name="T395">actory function: </text:span></text:span><text:span text:style-name="Source_20_Text"><text:span text:style-name="T253">para </text:span></text:span><text:span text:style-name="Source_20_Text"><text:span text:style-name="T303">acessar</text:span></text:span><text:span text:style-name="Source_20_Text"><text:span text:style-name="T262"> o</text:span></text:span><text:span text:style-name="Source_20_Text"><text:span text:style-name="T253"> valor d</text:span></text:span><text:span text:style-name="Source_20_Text"><text:span text:style-name="T262">e</text:span></text:span><text:span text:style-name="Source_20_Text"><text:span text:style-name="T253"> atributos </text:span></text:span><text:span text:style-name="Source_20_Text"><text:span text:style-name="T262">com escopo local (let)</text:span></text:span><text:span text:style-name="Source_20_Text"><text:span text:style-name="T253">. </text:span></text:span><text:span text:style-name="Source_20_Text"><text:span text:style-name="T264">Essa função fabrica um objeto que</text:span></text:span><text:span text:style-name="Source_20_Text"><text:span text:style-name="T265"> retorna </text:span></text:span><text:span text:style-name="Source_20_Text"><text:span text:style-name="T262">o valor d</text:span></text:span><text:span text:style-name="Source_20_Text"><text:span text:style-name="T265">o </text:span></text:span><text:span text:style-name="Source_20_Text"><text:span text:style-name="T262">seu </text:span></text:span><text:span text:style-name="Source_20_Text"><text:span text:style-name="T265">atributo. Veja:</text:span></text:span></text:p>
      <text:p text:style-name="P212"><text:span text:style-name="Source_20_Text"><text:span text:style-name="T449">function createQuadrado(base, altura){ <text:tab/><text:tab/><text:tab/><text:tab/><text:tab/><text:tab/><text:tab/></text:span></text:span></text:p>
      <text:p text:style-name="P208"><text:span text:style-name="Source_20_Text"><text:span text:style-name="T449"><text:tab/></text:span></text:span><text:span text:style-name="Source_20_Text"><text:span text:style-name="T485">let</text:span></text:span><text:span text:style-name="Source_20_Text"><text:span text:style-name="T449"> cor = 'blue';<text:tab/></text:span></text:span><text:span text:style-name="Source_20_Text"><text:span text:style-name="T498">//escopo local <text:tab/><text:tab/><text:tab/><text:tab/><text:tab/><text:tab/></text:span></text:span></text:p>
      <text:p text:style-name="P188"><text:span text:style-name="Source_20_Text"><text:span text:style-name="T449"><text:tab/>return {<text:tab/><text:tab/><text:tab/><text:tab/><text:tab/><text:tab/><text:tab/><text:tab/><text:tab/><text:tab/><text:tab/><text:tab/></text:span></text:span></text:p>
      <text:p text:style-name="P208"><text:span text:style-name="Source_20_Text"><text:span text:style-name="T449"><text:tab/><text:tab/>base,altura<text:tab/><text:tab/><text:tab/><text:tab/><text:tab/><text:tab/><text:tab/><text:tab/><text:tab/><text:tab/></text:span></text:span></text:p>
      <text:p text:style-name="P202"><text:span text:style-name="Source_20_Text"><text:span text:style-name="T449"><text:tab/><text:tab/></text:span></text:span><text:span text:style-name="Source_20_Text"><text:span text:style-name="T485">getCor</text:span></text:span><text:span text:style-name="Source_20_Text"><text:span text:style-name="T449">: function() { return cor; }</text:span></text:span><text:span text:style-name="Source_20_Text"><text:span text:style-name="T499">//</text:span></text:span><text:span text:style-name="Source_20_Text"><text:span text:style-name="T498">factory function: </text:span></text:span><text:span text:style-name="Source_20_Text"><text:span text:style-name="T500">ess</text:span></text:span><text:span text:style-name="Source_20_Text"><text:span text:style-name="T501">e</text:span></text:span></text:p>
      <text:p text:style-name="P204"><text:span text:style-name="Source_20_Text"><text:span text:style-name="T500"><text:s/>método não recebe nenhum valor, apenas retorna </text:span></text:span><text:span text:style-name="Source_20_Text"><text:span text:style-name="T502">a informação local<text:tab/></text:span></text:span></text:p>
      <text:p text:style-name="P101"><text:span text:style-name="Source_20_Text"><text:span text:style-name="T449"><text:tab/>};<text:tab/><text:tab/><text:tab/><text:tab/><text:tab/><text:tab/><text:tab/><text:tab/><text:tab/><text:tab/><text:tab/><text:tab/><text:tab/></text:span></text:span></text:p>
      <text:p text:style-name="P219"><text:span text:style-name="Source_20_Text"><text:span text:style-name="T449">}<text:tab/><text:tab/><text:tab/><text:tab/><text:tab/><text:tab/><text:tab/><text:tab/><text:tab/><text:tab/><text:tab/><text:tab/><text:tab/><text:tab/></text:span></text:span><text:span text:style-name="Source_20_Text"><text:span text:style-name="T439"><text:line-break/></text:span></text:span></text:p>
      <text:list xml:id="list210747477603536" text:continue-numbering="true" text:style-name="L28">
        <text:list-item>
          <text:p text:style-name="P324"><text:span text:style-name="Source_20_Text"><text:span text:style-name="T429">Herança</text:span></text:span><text:span text:style-name="Source_20_Text"><text:span text:style-name="T254"> é a criação de uma classe que herda os atributos e métodos de uma classe </text:span></text:span><text:span text:style-name="Source_20_Text"><text:span text:style-name="T263">mãe</text:span></text:span><text:span text:style-name="Source_20_Text"><text:span text:style-name="T254">. Essa nova classe, por sua vez, é chamada de classe filha.<text:line-break/>Assim como na linguagem Java, a palavra reservada </text:span></text:span><text:span text:style-name="Source_20_Text"><text:span text:style-name="T536">extends</text:span></text:span><text:span text:style-name="Source_20_Text"><text:span text:style-name="T254"> indica herança.<text:line-break/></text:span></text:span><text:span text:style-name="Source_20_Text"><text:span text:style-name="T255">A</text:span></text:span><text:span text:style-name="Source_20_Text"><text:span text:style-name="T254"> palavra reservada </text:span></text:span><text:span text:style-name="Source_20_Text"><text:span text:style-name="T536">super</text:span></text:span><text:span text:style-name="Source_20_Text"><text:span text:style-name="T254"> </text:span></text:span><text:span text:style-name="Source_20_Text"><text:span text:style-name="T255">invoca o método construtor da superclasse </text:span></text:span><text:span text:style-name="Source_20_Text"><text:span text:style-name="T263">mãe</text:span></text:span><text:span text:style-name="Source_20_Text"><text:span text:style-name="T255">, que já tem alguns atributos definidos, assim não será necessário declará-los novamente.<text:line-break/></text:span></text:span><text:span text:style-name="Source_20_Text"><text:span text:style-name="T287">Cui</text:span></text:span><text:span text:style-name="Source_20_Text"><text:span text:style-name="T288">d</text:span></text:span><text:span text:style-name="Source_20_Text"><text:span text:style-name="T287">ado</text:span></text:span><text:span text:style-name="Source_20_Text"><text:span text:style-name="T263">! pois</text:span></text:span><text:span text:style-name="Source_20_Text"><text:span text:style-name="T255"> </text:span></text:span><text:span text:style-name="Source_20_Text"><text:span text:style-name="T270">o </text:span></text:span><text:span text:style-name="Source_20_Text"><text:span text:style-name="T255">uso de </text:span></text:span><text:span text:style-name="Source_20_Text"><text:span text:style-name="T304">herança aumenta o acoplamento</text:span></text:span><text:span text:style-name="Source_20_Text"><text:span text:style-name="T255"> entre as classes, isto é, o quanto uma classe depende de outra.</text:span></text:span></text:p>
        </text:list-item>
      </text:list>
      <text:p text:style-name="P218"><text:span text:style-name="Source_20_Text"><text:span text:style-name="T440"/></text:span></text:p>
      <text:p text:style-name="P222"><text:span text:style-name="Source_20_Text"><text:span text:style-name="T454">class Pessoa{<text:tab/></text:span></text:span><text:span text:style-name="Source_20_Text"><text:span text:style-name="T508">//</text:span></text:span><text:span text:style-name="Source_20_Text"><text:span text:style-name="T509">classe </text:span></text:span><text:span text:style-name="Source_20_Text"><text:span text:style-name="T510">mãe</text:span></text:span></text:p>
      <text:p text:style-name="P222"><text:span text:style-name="Source_20_Text"><text:span text:style-name="T448"><text:tab/>constructor(nome, idade){</text:span></text:span></text:p>
      <text:p text:style-name="P223"><text:span text:style-name="Source_20_Text"><text:span text:style-name="T448"><text:tab/>this.nome = nome;</text:span></text:span></text:p>
      <text:p text:style-name="P223"><text:span text:style-name="Source_20_Text"><text:span text:style-name="T448"><text:tab/>this.idade = idade;</text:span></text:span></text:p>
      <text:p text:style-name="P223"><text:span text:style-name="Source_20_Text"><text:span text:style-name="T448"><text:tab/>}</text:span></text:span></text:p>
      <text:p text:style-name="P223"><text:span text:style-name="Source_20_Text"><text:span text:style-name="T448">}</text:span></text:span></text:p>
      <text:p text:style-name="P222"><text:span text:style-name="Source_20_Text"><text:span text:style-name="T450">class Cidadao </text:span></text:span><text:span text:style-name="Source_20_Text"><text:span text:style-name="T486">extends</text:span></text:span><text:span text:style-name="Source_20_Text"><text:span text:style-name="T450"> Pessoa</text:span></text:span><text:span text:style-name="Source_20_Text"><text:span text:style-name="T451">{</text:span></text:span><text:span text:style-name="Source_20_Text"><text:span text:style-name="T503">//a filha `Cidadão` </text:span></text:span><text:span text:style-name="Source_20_Text"><text:span text:style-name="T546">herda</text:span></text:span><text:span text:style-name="Source_20_Text"><text:span text:style-name="T503"> d</text:span></text:span><text:span text:style-name="Source_20_Text"><text:span text:style-name="T504">a mãe</text:span></text:span><text:span text:style-name="Source_20_Text"><text:span text:style-name="T503"> `Pessoa`</text:span></text:span></text:p>
      <text:p text:style-name="P223"><text:span text:style-name="Source_20_Text"><text:span text:style-name="T450"><text:tab/>constructor(nome, idade, cpf, rg){<text:tab/></text:span></text:span><text:span text:style-name="Source_20_Text"><text:span text:style-name="T505">//</text:span></text:span><text:span text:style-name="Source_20_Text"><text:span text:style-name="T503">os atributos </text:span></text:span><text:span text:style-name="Source_20_Text"><text:span text:style-name="T505">`nome` e `idade` são obrigató</text:span></text:span><text:span text:style-name="Source_20_Text"><text:span text:style-name="T503">rios porque são herdados da classe </text:span></text:span><text:span text:style-name="Source_20_Text"><text:span text:style-name="T504">mãe</text:span></text:span></text:p>
      <text:p text:style-name="P224"><text:span text:style-name="Source_20_Text"><text:span text:style-name="T450"><text:tab/></text:span></text:span><text:span text:style-name="Source_20_Text"><text:span text:style-name="T486">super</text:span></text:span><text:span text:style-name="Source_20_Text"><text:span text:style-name="T450">(nome, idade);<text:tab/></text:span></text:span><text:span text:style-name="Source_20_Text"><text:span text:style-name="T505">//</text:span></text:span><text:span text:style-name="Source_20_Text"><text:span text:style-name="T503">faz a chamada do </text:span></text:span><text:span text:style-name="Source_20_Text"><text:span text:style-name="T506">método </text:span></text:span><text:span text:style-name="Source_20_Text"><text:span text:style-name="T503">construtor da classe </text:span></text:span><text:span text:style-name="Source_20_Text"><text:span text:style-name="T504">mãe</text:span></text:span><text:span text:style-name="Source_20_Text"><text:span text:style-name="T503"> porque es</text:span></text:span><text:span text:style-name="Source_20_Text"><text:span text:style-name="T507">t</text:span></text:span><text:span text:style-name="Source_20_Text"><text:span text:style-name="T503">a já definiu os atributos `nome` e `idade`</text:span></text:span></text:p>
      <text:p text:style-name="P223"><text:span text:style-name="Source_20_Text"><text:span text:style-name="T450"><text:tab/>this.cpf = cpf;</text:span></text:span></text:p>
      <text:p text:style-name="P148"><text:span text:style-name="Source_20_Text"><text:span text:style-name="T450"><text:tab/>this.rg = rg;</text:span></text:span><text:span text:style-name="Source_20_Text"><text:span text:style-name="T505">//</text:span></text:span><text:span text:style-name="Source_20_Text"><text:span text:style-name="T503">e, agora sim, especifica </text:span></text:span><text:span text:style-name="Source_20_Text"><text:span text:style-name="T511">os atributos da classe filha</text:span></text:span></text:p>
      <text:p text:style-name="P266"><text:span text:style-name="Source_20_Text"><text:span text:style-name="T451"><text:tab/></text:span></text:span><text:span text:style-name="Source_20_Text"><text:span text:style-name="T448">}</text:span></text:span></text:p>
      <text:p text:style-name="P266"><text:span text:style-name="Source_20_Text"><text:span text:style-name="T448">}</text:span></text:span></text:p>
      <text:p text:style-name="P213"><text:span text:style-name="Source_20_Text"><text:span text:style-name="T358"/></text:span></text:p>
      <text:p text:style-name="P213"><text:span text:style-name="Source_20_Text"><text:span text:style-name="T254"/></text:span></text:p>
      <text:list xml:id="list210746946104823" text:continue-numbering="true" text:style-name="L28">
        <text:list-item>
          <text:p text:style-name="P342"><text:span text:style-name="Source_20_Text"><text:span text:style-name="T429">Polimorfismo</text:span></text:span><text:span text:style-name="Source_20_Text"><text:span text:style-name="T266"> </text:span></text:span><text:span text:style-name="Source_20_Text"><text:span text:style-name="T271">está presente quando</text:span></text:span><text:span text:style-name="Source_20_Text"><text:span text:style-name="T266"> um objeto pode se</text:span></text:span><text:span text:style-name="Source_20_Text"><text:span text:style-name="T271">r referenciado de diversas formas, se comportando</text:span></text:span><text:span text:style-name="Source_20_Text"><text:span text:style-name="T266"> de maneiras diferentes ao receber uma mensagem. </text:span></text:span><text:span text:style-name="Source_20_Text"><text:span text:style-name="T271">E</text:span></text:span><text:span text:style-name="Source_20_Text"><text:span text:style-name="T266">xplicando de </text:span></text:span><text:span text:style-name="Source_20_Text"><text:span text:style-name="T271">modo</text:span></text:span><text:span text:style-name="Source_20_Text"><text:span text:style-name="T266"> mais prátic</text:span></text:span><text:span text:style-name="Source_20_Text"><text:span text:style-name="T271">o</text:span></text:span><text:span text:style-name="Source_20_Text"><text:span text:style-name="T266">, é uma classe </text:span></text:span><text:span text:style-name="Source_20_Text"><text:span text:style-name="T263">mãe</text:span></text:span><text:span text:style-name="Source_20_Text"><text:span text:style-name="T266"> possuindo </text:span></text:span><text:span text:style-name="Source_20_Text"><text:span text:style-name="T305">diversas</text:span></text:span><text:span text:style-name="Source_20_Text"><text:span text:style-name="T266"> </text:span></text:span><text:span text:style-name="Source_20_Text"><text:span text:style-name="T305">formas</text:span></text:span><text:span text:style-name="Source_20_Text"><text:span text:style-name="T266"> de classes filhas (classes irmãs)</text:span></text:span><text:span text:style-name="Source_20_Text"><text:span text:style-name="T267">. </text:span></text:span><text:span text:style-name="Source_20_Text"><text:span text:style-name="T305">Seu objetivo é diminuir o acoplamento</text:span></text:span><text:span text:style-name="Source_20_Text"><text:span text:style-name="T266"> entre as classes evitando, assim,</text:span></text:span><text:span text:style-name="Source_20_Text"><text:span text:style-name="T254"> que novos códigos resultem em modificações em inúmeros lugares.</text:span></text:span></text:p>
        </text:list-item>
      </text:list>
      <text:p text:style-name="P152"><text:span text:style-name="Source_20_Text"><text:span text:style-name="T266">Pensando em objetos como tipos de dados, eles podem ter um ou mais tipos. Por exemplo, todo objeto `Ga</text:span></text:span><text:span text:style-name="Source_20_Text"><text:span text:style-name="T268">t</text:span></text:span><text:span text:style-name="Source_20_Text"><text:span text:style-name="T266">o` é </text:span></text:span><text:span text:style-name="Source_20_Text"><text:span text:style-name="T268">um objeto `Felino` mas nem todo objeto `Felino` é `Gato`.</text:span></text:span></text:p>
      <text:p text:style-name="P152"><text:soft-page-break/><text:span text:style-name="Source_20_Text"><text:span text:style-name="T268">E para </text:span></text:span><text:span text:style-name="Source_20_Text"><text:span text:style-name="T306">identificar se dois objetos são do mesmo tipo</text:span></text:span><text:span text:style-name="Source_20_Text"><text:span text:style-name="T268">, usamos o operador </text:span></text:span><text:span text:style-name="Source_20_Text"><text:span text:style-name="T536">instanceof</text:span></text:span><text:span text:style-name="Source_20_Text"><text:span text:style-name="T254"> </text:span></text:span><text:span text:style-name="Source_20_Text"><text:span text:style-name="T268">que retorna </text:span></text:span><text:span text:style-name="Source_20_Text"><text:span text:style-name="T369">true</text:span></text:span><text:span text:style-name="Source_20_Text"><text:span text:style-name="T268"> se a variável for do mesmo tipo, ou </text:span></text:span><text:span text:style-name="Source_20_Text"><text:span text:style-name="T369">false</text:span></text:span><text:span text:style-name="Source_20_Text"><text:span text:style-name="T268"> se a variável for de tipo diferente. Esse operador</text:span></text:span><text:span text:style-name="Source_20_Text"><text:span text:style-name="T254"> testa a presença </text:span></text:span><text:span text:style-name="Source_20_Text"><text:span text:style-name="T268">do método</text:span></text:span><text:span text:style-name="Source_20_Text"><text:span text:style-name="T254"> construtor no prototype do objeto. </text:span></text:span></text:p>
      <text:p text:style-name="P214"><text:span text:style-name="Source_20_Text"><text:span text:style-name="T254"/></text:span></text:p>
      <text:p text:style-name="P214"><text:span text:style-name="Source_20_Text"><text:span text:style-name="T254"/></text:span></text:p>
      <text:p text:style-name="P214"><text:span text:style-name="Source_20_Text"><text:span text:style-name="T254"/></text:span></text:p>
      <text:p text:style-name="P214"><text:span text:style-name="Source_20_Text"><text:span text:style-name="T266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0">https://www.w3schools.com/jsref/</text:span></text:span></text:a><text:span text:style-name="Source_20_Text"><text:span text:style-name="T266"> </text:span></text:span></text:p>
      <text:p text:style-name="P214"><text:span text:style-name="Source_20_Text"><text:span text:style-name="T266"/></text:span></text:p>
      <text:p text:style-name="P214"><text:span text:style-name="Source_20_Text"><text:span text:style-name="T266"/></text:span></text:p>
      <text:p text:style-name="P214"><text:span text:style-name="Source_20_Text"><text:span text:style-name="T266"/></text:span></text:p>
      <text:p text:style-name="P214"><text:span text:style-name="Source_20_Text"><text:span text:style-name="T266"/></text:span></text:p>
      <text:p text:style-name="P214"><text:span text:style-name="Source_20_Text"><text:span text:style-name="T266"/></text:span></text:p>
      <text:p text:style-name="P214"><text:span text:style-name="Source_20_Text"><text:span text:style-name="T266"/></text:span></text:p>
      <text:p text:style-name="P216"><text:span text:style-name="Source_20_Text"><text:span text:style-name="T826">Quais os próximos passos a estudar de Javascript?</text:span></text:span></text:p>
      <text:p text:style-name="P216"><text:span text:style-name="Source_20_Text"><text:span text:style-name="T826"/></text:span></text:p>
      <text:list xml:id="list880405887" text:style-name="L29">
        <text:list-item>
          <text:p text:style-name="P304"><text:span text:style-name="Source_20_Text"><text:span text:style-name="T830">Aprofunde o conhecimento de functions:</text:span></text:span></text:p>
          <text:list>
            <text:list-item>
              <text:p text:style-name="P325"><text:span text:style-name="Source_20_Text"><text:span text:style-name="T260">ArrowFunctions</text:span></text:span></text:p>
            </text:list-item>
            <text:list-item>
              <text:p text:style-name="P304"><text:span text:style-name="Source_20_Text"><text:span text:style-name="T830">CallBacks</text:span></text:span></text:p>
            </text:list-item>
            <text:list-item>
              <text:p text:style-name="P304"><text:span text:style-name="Source_20_Text"><text:span text:style-name="T830">Funções Anônimas</text:span></text:span></text:p>
            </text:list-item>
            <text:list-item>
              <text:p text:style-name="P304"><text:span text:style-name="Source_20_Text"><text:span text:style-name="T830">IIFE’s</text:span></text:span></text:p>
            </text:list-item>
          </text:list>
        </text:list-item>
      </text:list>
      <text:p text:style-name="P13"><text:span text:style-name="Source_20_Text"><text:span text:style-name="T830"/></text:span></text:p>
      <text:list xml:id="list210746618873070" text:continue-numbering="true" text:style-name="L29">
        <text:list-item>
          <text:p text:style-name="P304"><text:span text:style-name="Source_20_Text"><text:span text:style-name="T830">Modularização: modular códigos, separando-os por arquivos, reutilização</text:span></text:span></text:p>
        </text:list-item>
        <text:list-item>
          <text:p text:style-name="P304"><text:span text:style-name="Source_20_Text"><text:span text:style-name="T830">RegEx – Expressões Regulares</text:span></text:span></text:p>
          <text:list>
            <text:list-item>
              <text:p text:style-name="P304"><text:span text:style-name="Source_20_Text"><text:span text:style-name="T830">validação de dados, </text:span></text:span><text:span text:style-name="Source_20_Text"><text:span text:style-name="T831">economia de tempo e código</text:span></text:span></text:p>
            </text:list-item>
          </text:list>
        </text:list-item>
        <text:list-item>
          <text:p text:style-name="P304"><text:span text:style-name="Source_20_Text"><text:span text:style-name="T830">JSON: estrutura de objeto que serve para transmitir dados, salvar dados localmente</text:span></text:span></text:p>
        </text:list-item>
        <text:list-item>
          <text:p text:style-name="P304"><text:span text:style-name="Source_20_Text"><text:span text:style-name="T830">AJAX: tecnologia que carrega a página conforme o scrolling de tela</text:span></text:span></text:p>
        </text:list-item>
        <text:list-item>
          <text:p text:style-name="P305"><text:span text:style-name="Source_20_Text"><text:span text:style-name="T830">Frameworks: NodeJS </text:span></text:span><text:span text:style-name="Source_20_Text"><text:span text:style-name="T831">(</text:span></text:span><text:span text:style-name="Source_20_Text"><text:span text:style-name="T830">para fazer os scripts rodarem no ServerSide</text:span></text:span><text:span text:style-name="Source_20_Text"><text:span text:style-name="T831">), </text:span></text:span><text:span text:style-name="Source_20_Text"><text:span text:style-name="T830">Jquery, VueJS, Angular</text:span></text:span></text:p>
        </text:list-item>
      </text:list>
      <text:p text:style-name="P14"><text:span text:style-name="Source_20_Text"><text:span text:style-name="T830"/></text:span></text:p>
      <text:p text:style-name="P110"><text:span text:style-name="Source_20_Text"><text:span text:style-name="T269"/></text:span></text:p>
      <text:p text:style-name="P229"><text:span text:style-name="Source_20_Text"><text:span text:style-name="T260">Para declarar um componente classe em </text:span></text:span><text:span text:style-name="Source_20_Text"><text:span text:style-name="T285">React</text:span></text:span><text:span text:style-name="Source_20_Text"><text:span text:style-name="T260">, deve-se utilizar a palavra class e logo em seguida inserir o nome do componente com a primeira letra maiúscula. Ela deve também ser herdada de React.Component. O uso do </text:span></text:span><text:span text:style-name="Source_20_Text"><text:span text:style-name="T516">método render()</text:span></text:span><text:span text:style-name="Source_20_Text"><text:span text:style-name="T260"> é obrigatório para exibir elementos HTML na tela. O código abaixo apresenta a definição do componente </text:span></text:span><text:span text:style-name="Source_20_Text"><text:span text:style-name="T259">`</text:span></text:span><text:span text:style-name="Source_20_Text"><text:span text:style-name="T260">App</text:span></text:span><text:span text:style-name="Source_20_Text"><text:span text:style-name="T259">`</text:span></text:span><text:span text:style-name="Source_20_Text"><text:span text:style-name="T260">:</text:span></text:span></text:p>
      <text:p text:style-name="P147"><text:span text:style-name="Source_20_Text"><text:span text:style-name="T442">class App extends React.Component {</text:span></text:span></text:p>
      <text:p text:style-name="P220"><text:span text:style-name="Source_20_Text"><text:span text:style-name="T443"><text:s text:c="2"/></text:span></text:span><text:span text:style-name="Source_20_Text"><text:span text:style-name="T442">render(){</text:span></text:span></text:p>
      <text:p text:style-name="P220"><text:span text:style-name="Source_20_Text"><text:span text:style-name="T443"><text:s text:c="4"/></text:span></text:span><text:span text:style-name="Source_20_Text"><text:span text:style-name="T442">return (</text:span></text:span></text:p>
      <text:p text:style-name="P220"><text:span text:style-name="Source_20_Text"><text:span text:style-name="T443"><text:s text:c="6"/></text:span></text:span><text:span text:style-name="Source_20_Text"><text:span text:style-name="T550">// seu código aqui</text:span></text:span></text:p>
      <text:p text:style-name="P220"><text:span text:style-name="Source_20_Text"><text:span text:style-name="T443"><text:s text:c="4"/></text:span></text:span><text:span text:style-name="Source_20_Text"><text:span text:style-name="T442">);</text:span></text:span></text:p>
      <text:p text:style-name="P220"><text:span text:style-name="Source_20_Text"><text:span text:style-name="T443"><text:s text:c="2"/></text:span></text:span><text:span text:style-name="Source_20_Text"><text:span text:style-name="T442">}</text:span></text:span></text:p>
      <text:p text:style-name="P220"><text:span text:style-name="Source_20_Text"><text:span text:style-name="T442">}</text:span></text:span></text:p>
      <text:p text:style-name="P225"/>
      <text:p text:style-name="P220"><text:span text:style-name="Source_20_Text"><text:span text:style-name="T442">export default App;</text:span></text:span></text:p>
      <text:p text:style-name="P228"><text:span text:style-name="Source_20_Text"><text:span text:style-name="T260"/></text:span></text:p>
      <text:p text:style-name="P228"><text:span text:style-name="Source_20_Text"><text:span text:style-name="T260"/></text:span></text:p>
      <text:p text:style-name="P228"><text:span text:style-name="Source_20_Text"><text:span text:style-name="T258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86">https://medium.com/creditas-tech/m%C3%A9todos-do-ciclo-de-vida-de-componentes-reactjs-um-mergulho-profundo-332ed7b3b782</text:span></text:span></text:a></text:p>
      <text:p text:style-name="P228"><text:span text:style-name="Source_20_Text"><text:span text:style-name="T260"/></text:span></text:p>
      <text:p text:style-name="P228"><text:span text:style-name="Source_20_Text"><text:span text:style-name="T260">Como definimos um componente que recebe texto, cor e tamanho como valores dinâmicos? </text:span></text:span></text:p>
      <text:p text:style-name="P228"><text:span text:style-name="Source_20_Text"><text:span text:style-name="T260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86">https://medium.com/desenvolvimento-com-react/telas-conteudo-dinamico-react-d20d2ea67439</text:span></text:span></text:a></text:p>
      <text:p text:style-name="P228"><text:span text:style-name="Source_20_Text"><text:span text:style-name="T260"/></text:span></text:p>
      <text:h text:style-name="P232" text:outline-level="3"><text:bookmark text:name="what-is-the-difference-between-state-and-props"/><text:span text:style-name="Source_20_Text"><text:span text:style-name="T260">Qual é a diferença entre </text:span></text:span><text:span text:style-name="Source_20_Text"><text:span text:style-name="T285">state</text:span></text:span><text:span text:style-name="Source_20_Text"><text:span text:style-name="T260"> e </text:span></text:span><text:span text:style-name="Source_20_Text"><text:span text:style-name="T285">props</text:span></text:span><text:span text:style-name="Source_20_Text"><text:span text:style-name="T260">?</text:span></text:span></text:h>
      <text:p text:style-name="P156"><text:a xlink:type="simple" xlink:href="https://pt-br.reactjs.org/docs/components-and-props.html" text:style-name="Internet_20_link" text:visited-style-name="Visited_20_Internet_20_Link"><text:span text:style-name="Source_20_Text"><text:span text:style-name="T174">props</text:span></text:span></text:a><text:span text:style-name="Source_20_Text"><text:span text:style-name="T285"> </text:span></text:span><text:span text:style-name="Source_20_Text"><text:span text:style-name="T260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1">state</text:span></text:span></text:a><text:span text:style-name="Source_20_Text"><text:span text:style-name="T260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56"><text:span text:style-name="Source_20_Text"><text:span text:style-name="T260">Props são parâmetros passados via atributos HTML para components React </text:span></text:span></text:p>
      <text:p text:style-name="P156"><text:span text:style-name="Source_20_Text"><text:span text:style-name="T260">O padrão </text:span></text:span><text:span text:style-name="Source_20_Text"><text:span text:style-name="T285">state</text:span></text:span><text:span text:style-name="Source_20_Text"><text:span text:style-name="T260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2T21:07:43.918000000</dc:date>
    <meta:editing-duration>P1DT29M</meta:editing-duration>
    <meta:editing-cycles>85</meta:editing-cycles>
    <meta:document-statistic meta:table-count="0" meta:image-count="25" meta:object-count="0" meta:page-count="25" meta:paragraph-count="362" meta:word-count="4702" meta:character-count="29787" meta:non-whitespace-character-count="25108"/>
  </office:meta>
</office:document-meta>
</file>